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664089" calcext:value-type="float">
            <text:p>6.664089</text:p>
          </table:table-cell>
          <table:table-cell office:value-type="float" office:value="6.5803766" calcext:value-type="float">
            <text:p>6.5803766</text:p>
          </table:table-cell>
          <table:table-cell table:formula="of:=POWER([.C21]-6.75;2)" office:value-type="float" office:value="0.02877209782756" calcext:value-type="float">
            <text:p>0.0287720978</text:p>
          </table:table-cell>
          <table:table-cell table:formula="of:=SQRT(SUM([.D21:.D120])/100)" office:value-type="float" office:value="0.106124155729684" calcext:value-type="float">
            <text:p>0.106124155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477506" calcext:value-type="float">
            <text:p>6.477506</text:p>
          </table:table-cell>
          <table:table-cell office:value-type="float" office:value="6.57424765" calcext:value-type="float">
            <text:p>6.57424765</text:p>
          </table:table-cell>
          <table:table-cell table:formula="of:=POWER([.C22]-6.75;2)" office:value-type="float" office:value="0.0308888885305224" calcext:value-type="float">
            <text:p>0.030888888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71867" calcext:value-type="float">
            <text:p>6.71867</text:p>
          </table:table-cell>
          <table:table-cell office:value-type="float" office:value="6.5761945" calcext:value-type="float">
            <text:p>6.5761945</text:p>
          </table:table-cell>
          <table:table-cell table:formula="of:=POWER([.C23]-6.75;2)" office:value-type="float" office:value="0.0302083518302501" calcext:value-type="float">
            <text:p>0.030208351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.842761" calcext:value-type="float">
            <text:p>6.842761</text:p>
          </table:table-cell>
          <table:table-cell office:value-type="float" office:value="6.57449015" calcext:value-type="float">
            <text:p>6.57449015</text:p>
          </table:table-cell>
          <table:table-cell table:formula="of:=POWER([.C24]-6.75;2)" office:value-type="float" office:value="0.0308037074470225" calcext:value-type="float">
            <text:p>0.030803707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.860876" calcext:value-type="float">
            <text:p>6.860876</text:p>
          </table:table-cell>
          <table:table-cell office:value-type="float" office:value="6.5730136" calcext:value-type="float">
            <text:p>6.5730136</text:p>
          </table:table-cell>
          <table:table-cell table:formula="of:=POWER([.C25]-6.75;2)" office:value-type="float" office:value="0.0313241857849599" calcext:value-type="float">
            <text:p>0.031324185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.835773" calcext:value-type="float">
            <text:p>6.835773</text:p>
          </table:table-cell>
          <table:table-cell office:value-type="float" office:value="6.567878" calcext:value-type="float">
            <text:p>6.567878</text:p>
          </table:table-cell>
          <table:table-cell table:formula="of:=POWER([.C26]-6.75;2)" office:value-type="float" office:value="0.0331684228839999" calcext:value-type="float">
            <text:p>0.033168422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.769087" calcext:value-type="float">
            <text:p>6.769087</text:p>
          </table:table-cell>
          <table:table-cell office:value-type="float" office:value="6.55971855" calcext:value-type="float">
            <text:p>6.55971855</text:p>
          </table:table-cell>
          <table:table-cell table:formula="of:=POWER([.C27]-6.75;2)" office:value-type="float" office:value="0.0362070302141024" calcext:value-type="float">
            <text:p>0.036207030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.777245" calcext:value-type="float">
            <text:p>6.777245</text:p>
          </table:table-cell>
          <table:table-cell office:value-type="float" office:value="6.55690605" calcext:value-type="float">
            <text:p>6.55690605</text:p>
          </table:table-cell>
          <table:table-cell table:formula="of:=POWER([.C28]-6.75;2)" office:value-type="float" office:value="0.0372852735266024" calcext:value-type="float">
            <text:p>0.037285273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.856053" calcext:value-type="float">
            <text:p>6.856053</text:p>
          </table:table-cell>
          <table:table-cell office:value-type="float" office:value="6.5580183" calcext:value-type="float">
            <text:p>6.5580183</text:p>
          </table:table-cell>
          <table:table-cell table:formula="of:=POWER([.C29]-6.75;2)" office:value-type="float" office:value="0.0368569731348901" calcext:value-type="float">
            <text:p>0.036856973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.871243" calcext:value-type="float">
            <text:p>6.871243</text:p>
          </table:table-cell>
          <table:table-cell office:value-type="float" office:value="6.55931975" calcext:value-type="float">
            <text:p>6.55931975</text:p>
          </table:table-cell>
          <table:table-cell table:formula="of:=POWER([.C30]-6.75;2)" office:value-type="float" office:value="0.0363589577400624" calcext:value-type="float">
            <text:p>0.036358957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801923" calcext:value-type="float">
            <text:p>6.801923</text:p>
          </table:table-cell>
          <table:table-cell office:value-type="float" office:value="6.5619078" calcext:value-type="float">
            <text:p>6.5619078</text:p>
          </table:table-cell>
          <table:table-cell table:formula="of:=POWER([.C31]-6.75;2)" office:value-type="float" office:value="0.0353786757008399" calcext:value-type="float">
            <text:p>0.0353786757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.719137" calcext:value-type="float">
            <text:p>6.719137</text:p>
          </table:table-cell>
          <table:table-cell office:value-type="float" office:value="6.5659205" calcext:value-type="float">
            <text:p>6.5659205</text:p>
          </table:table-cell>
          <table:table-cell table:formula="of:=POWER([.C32]-6.75;2)" office:value-type="float" office:value="0.0338852623202501" calcext:value-type="float">
            <text:p>0.033885262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.635098" calcext:value-type="float">
            <text:p>6.635098</text:p>
          </table:table-cell>
          <table:table-cell office:value-type="float" office:value="6.571709" calcext:value-type="float">
            <text:p>6.571709</text:p>
          </table:table-cell>
          <table:table-cell table:formula="of:=POWER([.C33]-6.75;2)" office:value-type="float" office:value="0.0317876806809999" calcext:value-type="float">
            <text:p>0.0317876807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.640636" calcext:value-type="float">
            <text:p>6.640636</text:p>
          </table:table-cell>
          <table:table-cell office:value-type="float" office:value="6.5801236" calcext:value-type="float">
            <text:p>6.5801236</text:p>
          </table:table-cell>
          <table:table-cell table:formula="of:=POWER([.C34]-6.75;2)" office:value-type="float" office:value="0.0288579912769599" calcext:value-type="float">
            <text:p>0.028857991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.746872" calcext:value-type="float">
            <text:p>6.746872</text:p>
          </table:table-cell>
          <table:table-cell office:value-type="float" office:value="6.5861931" calcext:value-type="float">
            <text:p>6.5861931</text:p>
          </table:table-cell>
          <table:table-cell table:formula="of:=POWER([.C35]-6.75;2)" office:value-type="float" office:value="0.02683270048761" calcext:value-type="float">
            <text:p>0.026832700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.711856" calcext:value-type="float">
            <text:p>6.711856</text:p>
          </table:table-cell>
          <table:table-cell office:value-type="float" office:value="6.58516015" calcext:value-type="float">
            <text:p>6.58516015</text:p>
          </table:table-cell>
          <table:table-cell table:formula="of:=POWER([.C36]-6.75;2)" office:value-type="float" office:value="0.0271721761480225" calcext:value-type="float">
            <text:p>0.027172176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.530816" calcext:value-type="float">
            <text:p>6.530816</text:p>
          </table:table-cell>
          <table:table-cell office:value-type="float" office:value="6.5849953" calcext:value-type="float">
            <text:p>6.5849953</text:p>
          </table:table-cell>
          <table:table-cell table:formula="of:=POWER([.C37]-6.75;2)" office:value-type="float" office:value="0.02722655102209" calcext:value-type="float">
            <text:p>0.02722655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.286312" calcext:value-type="float">
            <text:p>6.286312</text:p>
          </table:table-cell>
          <table:table-cell office:value-type="float" office:value="6.59584345" calcext:value-type="float">
            <text:p>6.59584345</text:p>
          </table:table-cell>
          <table:table-cell table:formula="of:=POWER([.C38]-6.75;2)" office:value-type="float" office:value="0.0237642419079024" calcext:value-type="float">
            <text:p>0.0237642419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.01275" calcext:value-type="float">
            <text:p>4.01275</text:p>
          </table:table-cell>
          <table:table-cell office:value-type="float" office:value="6.6217859" calcext:value-type="float">
            <text:p>6.6217859</text:p>
          </table:table-cell>
          <table:table-cell table:formula="of:=POWER([.C39]-6.75;2)" office:value-type="float" office:value="0.01643885543881" calcext:value-type="float">
            <text:p>0.0164388554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.848829" calcext:value-type="float">
            <text:p>6.848829</text:p>
          </table:table-cell>
          <table:table-cell office:value-type="float" office:value="6.75693975" calcext:value-type="float">
            <text:p>6.75693975</text:p>
          </table:table-cell>
          <table:table-cell table:formula="of:=POWER([.C40]-6.75;2)" office:value-type="float" office:value="0.0000481601300624988" calcext:value-type="float">
            <text:p>4.81601300624988E-00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.54151" calcext:value-type="float">
            <text:p>6.54151</text:p>
          </table:table-cell>
          <table:table-cell office:value-type="float" office:value="6.7385473" calcext:value-type="float">
            <text:p>6.7385473</text:p>
          </table:table-cell>
          <table:table-cell table:formula="of:=POWER([.C41]-6.75;2)" office:value-type="float" office:value="0.000131164337289989" calcext:value-type="float">
            <text:p>0.0001311643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.516443" calcext:value-type="float">
            <text:p>6.516443</text:p>
          </table:table-cell>
          <table:table-cell office:value-type="float" office:value="6.72485445" calcext:value-type="float">
            <text:p>6.72485445</text:p>
          </table:table-cell>
          <table:table-cell table:formula="of:=POWER([.C42]-6.75;2)" office:value-type="float" office:value="0.000632298684802476" calcext:value-type="float">
            <text:p>0.0006322987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.684583" calcext:value-type="float">
            <text:p>6.684583</text:p>
          </table:table-cell>
          <table:table-cell office:value-type="float" office:value="6.7003241" calcext:value-type="float">
            <text:p>6.7003241</text:p>
          </table:table-cell>
          <table:table-cell table:formula="of:=POWER([.C43]-6.75;2)" office:value-type="float" office:value="0.00246769504081004" calcext:value-type="float">
            <text:p>0.002467695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.81323" calcext:value-type="float">
            <text:p>6.81323</text:p>
          </table:table-cell>
          <table:table-cell office:value-type="float" office:value="6.68117695" calcext:value-type="float">
            <text:p>6.68117695</text:p>
          </table:table-cell>
          <table:table-cell table:formula="of:=POWER([.C44]-6.75;2)" office:value-type="float" office:value="0.00473661221130247" calcext:value-type="float">
            <text:p>0.0047366122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.758164" calcext:value-type="float">
            <text:p>6.758164</text:p>
          </table:table-cell>
          <table:table-cell office:value-type="float" office:value="6.65945495" calcext:value-type="float">
            <text:p>6.65945495</text:p>
          </table:table-cell>
          <table:table-cell table:formula="of:=POWER([.C45]-6.75;2)" office:value-type="float" office:value="0.00819840607950254" calcext:value-type="float">
            <text:p>0.008198406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.672584" calcext:value-type="float">
            <text:p>6.672584</text:p>
          </table:table-cell>
          <table:table-cell office:value-type="float" office:value="6.65376465" calcext:value-type="float">
            <text:p>6.65376465</text:p>
          </table:table-cell>
          <table:table-cell table:formula="of:=POWER([.C46]-6.75;2)" office:value-type="float" office:value="0.00926124258962245" calcext:value-type="float">
            <text:p>0.0092612426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.712837" calcext:value-type="float">
            <text:p>6.712837</text:p>
          </table:table-cell>
          <table:table-cell office:value-type="float" office:value="6.6595617" calcext:value-type="float">
            <text:p>6.6595617</text:p>
          </table:table-cell>
          <table:table-cell table:formula="of:=POWER([.C47]-6.75;2)" office:value-type="float" office:value="0.00817908610688995" calcext:value-type="float">
            <text:p>0.008179086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.79949" calcext:value-type="float">
            <text:p>6.79949</text:p>
          </table:table-cell>
          <table:table-cell office:value-type="float" office:value="6.657657" calcext:value-type="float">
            <text:p>6.657657</text:p>
          </table:table-cell>
          <table:table-cell table:formula="of:=POWER([.C48]-6.75;2)" office:value-type="float" office:value="0.00852722964899993" calcext:value-type="float">
            <text:p>0.008527229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.882082" calcext:value-type="float">
            <text:p>6.882082</text:p>
          </table:table-cell>
          <table:table-cell office:value-type="float" office:value="6.649305" calcext:value-type="float">
            <text:p>6.649305</text:p>
          </table:table-cell>
          <table:table-cell table:formula="of:=POWER([.C49]-6.75;2)" office:value-type="float" office:value="0.010139483025" calcext:value-type="float">
            <text:p>0.010139483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.923004" calcext:value-type="float">
            <text:p>6.923004</text:p>
          </table:table-cell>
          <table:table-cell office:value-type="float" office:value="6.6410488" calcext:value-type="float">
            <text:p>6.6410488</text:p>
          </table:table-cell>
          <table:table-cell table:formula="of:=POWER([.C50]-6.75;2)" office:value-type="float" office:value="0.01187036398144" calcext:value-type="float">
            <text:p>0.01187036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882177" calcext:value-type="float">
            <text:p>6.882177</text:p>
          </table:table-cell>
          <table:table-cell office:value-type="float" office:value="6.6336358" calcext:value-type="float">
            <text:p>6.6336358</text:p>
          </table:table-cell>
          <table:table-cell table:formula="of:=POWER([.C51]-6.75;2)" office:value-type="float" office:value="0.0135406270416399" calcext:value-type="float">
            <text:p>0.013540627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.834907" calcext:value-type="float">
            <text:p>6.834907</text:p>
          </table:table-cell>
          <table:table-cell office:value-type="float" office:value="6.62899325" calcext:value-type="float">
            <text:p>6.62899325</text:p>
          </table:table-cell>
          <table:table-cell table:formula="of:=POWER([.C52]-6.75;2)" office:value-type="float" office:value="0.0146426335455626" calcext:value-type="float">
            <text:p>0.0146426335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.80339" calcext:value-type="float">
            <text:p>6.80339</text:p>
          </table:table-cell>
          <table:table-cell office:value-type="float" office:value="6.6276301" calcext:value-type="float">
            <text:p>6.6276301</text:p>
          </table:table-cell>
          <table:table-cell table:formula="of:=POWER([.C53]-6.75;2)" office:value-type="float" office:value="0.01497439242601" calcext:value-type="float">
            <text:p>0.0149743924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.762026" calcext:value-type="float">
            <text:p>6.762026</text:p>
          </table:table-cell>
          <table:table-cell office:value-type="float" office:value="6.6298261" calcext:value-type="float">
            <text:p>6.6298261</text:p>
          </table:table-cell>
          <table:table-cell table:formula="of:=POWER([.C54]-6.75;2)" office:value-type="float" office:value="0.01444176624121" calcext:value-type="float">
            <text:p>0.0144417662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.726213" calcext:value-type="float">
            <text:p>6.726213</text:p>
          </table:table-cell>
          <table:table-cell office:value-type="float" office:value="6.635567" calcext:value-type="float">
            <text:p>6.635567</text:p>
          </table:table-cell>
          <table:table-cell table:formula="of:=POWER([.C55]-6.75;2)" office:value-type="float" office:value="0.013094911489" calcext:value-type="float">
            <text:p>0.013094911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.708559" calcext:value-type="float">
            <text:p>6.708559</text:p>
          </table:table-cell>
          <table:table-cell office:value-type="float" office:value="6.6427893" calcext:value-type="float">
            <text:p>6.6427893</text:p>
          </table:table-cell>
          <table:table-cell table:formula="of:=POWER([.C56]-6.75;2)" office:value-type="float" office:value="0.0114941341944899" calcext:value-type="float">
            <text:p>0.0114941342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.747779" calcext:value-type="float">
            <text:p>6.747779</text:p>
          </table:table-cell>
          <table:table-cell office:value-type="float" office:value="6.64865365" calcext:value-type="float">
            <text:p>6.64865365</text:p>
          </table:table-cell>
          <table:table-cell table:formula="of:=POWER([.C57]-6.75;2)" office:value-type="float" office:value="0.0102710826583225" calcext:value-type="float">
            <text:p>0.0102710827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.805161" calcext:value-type="float">
            <text:p>6.805161</text:p>
          </table:table-cell>
          <table:table-cell office:value-type="float" office:value="6.6486524" calcext:value-type="float">
            <text:p>6.6486524</text:p>
          </table:table-cell>
          <table:table-cell table:formula="of:=POWER([.C58]-6.75;2)" office:value-type="float" office:value="0.0102713360257601" calcext:value-type="float">
            <text:p>0.010271336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.715827" calcext:value-type="float">
            <text:p>6.715827</text:p>
          </table:table-cell>
          <table:table-cell office:value-type="float" office:value="6.64405485" calcext:value-type="float">
            <text:p>6.64405485</text:p>
          </table:table-cell>
          <table:table-cell table:formula="of:=POWER([.C59]-6.75;2)" office:value-type="float" office:value="0.0112243748085225" calcext:value-type="float">
            <text:p>0.0112243748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.48098" calcext:value-type="float">
            <text:p>6.48098</text:p>
          </table:table-cell>
          <table:table-cell office:value-type="float" office:value="6.64638595" calcext:value-type="float">
            <text:p>6.64638595</text:p>
          </table:table-cell>
          <table:table-cell table:formula="of:=POWER([.C60]-6.75;2)" office:value-type="float" office:value="0.0107358713574025" calcext:value-type="float">
            <text:p>0.0107358714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267653" calcext:value-type="float">
            <text:p>6.267653</text:p>
          </table:table-cell>
          <table:table-cell office:value-type="float" office:value="6.6595619" calcext:value-type="float">
            <text:p>6.6595619</text:p>
          </table:table-cell>
          <table:table-cell table:formula="of:=POWER([.C61]-6.75;2)" office:value-type="float" office:value="0.00817904993161001" calcext:value-type="float">
            <text:p>0.0081790499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.025836" calcext:value-type="float">
            <text:p>6.025836</text:p>
          </table:table-cell>
          <table:table-cell office:value-type="float" office:value="6.6772331" calcext:value-type="float">
            <text:p>6.6772331</text:p>
          </table:table-cell>
          <table:table-cell table:formula="of:=POWER([.C62]-6.75;2)" office:value-type="float" office:value="0.00529502173561006" calcext:value-type="float">
            <text:p>0.0052950217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.30164" calcext:value-type="float">
            <text:p>6.30164</text:p>
          </table:table-cell>
          <table:table-cell office:value-type="float" office:value="6.7050309" calcext:value-type="float">
            <text:p>6.7050309</text:p>
          </table:table-cell>
          <table:table-cell table:formula="of:=POWER([.C63]-6.75;2)" office:value-type="float" office:value="0.00202221995481003" calcext:value-type="float">
            <text:p>0.0020222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.37879" calcext:value-type="float">
            <text:p>6.37879</text:p>
          </table:table-cell>
          <table:table-cell office:value-type="float" office:value="6.7166765" calcext:value-type="float">
            <text:p>6.7166765</text:p>
          </table:table-cell>
          <table:table-cell table:formula="of:=POWER([.C64]-6.75;2)" office:value-type="float" office:value="0.00111045565224999" calcext:value-type="float">
            <text:p>0.0011104557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.644358" calcext:value-type="float">
            <text:p>6.644358</text:p>
          </table:table-cell>
          <table:table-cell office:value-type="float" office:value="6.71412915" calcext:value-type="float">
            <text:p>6.71412915</text:p>
          </table:table-cell>
          <table:table-cell table:formula="of:=POWER([.C65]-6.75;2)" office:value-type="float" office:value="0.00128671787972252" calcext:value-type="float">
            <text:p>0.001286717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.788525" calcext:value-type="float">
            <text:p>6.788525</text:p>
          </table:table-cell>
          <table:table-cell office:value-type="float" office:value="6.68391785" calcext:value-type="float">
            <text:p>6.68391785</text:p>
          </table:table-cell>
          <table:table-cell table:formula="of:=POWER([.C66]-6.75;2)" office:value-type="float" office:value="0.00436685054862246" calcext:value-type="float">
            <text:p>0.004366850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.674743" calcext:value-type="float">
            <text:p>6.674743</text:p>
          </table:table-cell>
          <table:table-cell office:value-type="float" office:value="6.6719665" calcext:value-type="float">
            <text:p>6.6719665</text:p>
          </table:table-cell>
          <table:table-cell table:formula="of:=POWER([.C67]-6.75;2)" office:value-type="float" office:value="0.00608922712225001" calcext:value-type="float">
            <text:p>0.006089227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.63245" calcext:value-type="float">
            <text:p>6.63245</text:p>
          </table:table-cell>
          <table:table-cell office:value-type="float" office:value="6.6602965" calcext:value-type="float">
            <text:p>6.6602965</text:p>
          </table:table-cell>
          <table:table-cell table:formula="of:=POWER([.C68]-6.75;2)" office:value-type="float" office:value="0.00804671791224995" calcext:value-type="float">
            <text:p>0.0080467179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.716958" calcext:value-type="float">
            <text:p>6.716958</text:p>
          </table:table-cell>
          <table:table-cell office:value-type="float" office:value="6.6566091" calcext:value-type="float">
            <text:p>6.6566091</text:p>
          </table:table-cell>
          <table:table-cell table:formula="of:=POWER([.C69]-6.75;2)" office:value-type="float" office:value="0.00872186020281003" calcext:value-type="float">
            <text:p>0.0087218602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.774744" calcext:value-type="float">
            <text:p>6.774744</text:p>
          </table:table-cell>
          <table:table-cell office:value-type="float" office:value="6.65607535" calcext:value-type="float">
            <text:p>6.65607535</text:p>
          </table:table-cell>
          <table:table-cell table:formula="of:=POWER([.C70]-6.75;2)" office:value-type="float" office:value="0.00882183987762249" calcext:value-type="float">
            <text:p>0.0088218399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.789326" calcext:value-type="float">
            <text:p>6.789326</text:p>
          </table:table-cell>
          <table:table-cell office:value-type="float" office:value="6.65377355" calcext:value-type="float">
            <text:p>6.65377355</text:p>
          </table:table-cell>
          <table:table-cell table:formula="of:=POWER([.C71]-6.75;2)" office:value-type="float" office:value="0.00925952967960243" calcext:value-type="float">
            <text:p>0.0092595297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.807644" calcext:value-type="float">
            <text:p>6.807644</text:p>
          </table:table-cell>
          <table:table-cell office:value-type="float" office:value="6.64899155" calcext:value-type="float">
            <text:p>6.64899155</text:p>
          </table:table-cell>
          <table:table-cell table:formula="of:=POWER([.C72]-6.75;2)" office:value-type="float" office:value="0.0102027069714025" calcext:value-type="float">
            <text:p>0.010202707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.84731" calcext:value-type="float">
            <text:p>6.84731</text:p>
          </table:table-cell>
          <table:table-cell office:value-type="float" office:value="6.64231205" calcext:value-type="float">
            <text:p>6.64231205</text:p>
          </table:table-cell>
          <table:table-cell table:formula="of:=POWER([.C73]-6.75;2)" office:value-type="float" office:value="0.0115966945752025" calcext:value-type="float">
            <text:p>0.0115966946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.876844" calcext:value-type="float">
            <text:p>6.876844</text:p>
          </table:table-cell>
          <table:table-cell office:value-type="float" office:value="6.63677405" calcext:value-type="float">
            <text:p>6.63677405</text:p>
          </table:table-cell>
          <table:table-cell table:formula="of:=POWER([.C74]-6.75;2)" office:value-type="float" office:value="0.0128201157534026" calcext:value-type="float">
            <text:p>0.0128201158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.870659" calcext:value-type="float">
            <text:p>6.870659</text:p>
          </table:table-cell>
          <table:table-cell office:value-type="float" office:value="6.6355376" calcext:value-type="float">
            <text:p>6.6355376</text:p>
          </table:table-cell>
          <table:table-cell table:formula="of:=POWER([.C75]-6.75;2)" office:value-type="float" office:value="0.01310164101376" calcext:value-type="float">
            <text:p>0.01310164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.825846" calcext:value-type="float">
            <text:p>6.825846</text:p>
          </table:table-cell>
          <table:table-cell office:value-type="float" office:value="6.6363085" calcext:value-type="float">
            <text:p>6.6363085</text:p>
          </table:table-cell>
          <table:table-cell table:formula="of:=POWER([.C76]-6.75;2)" office:value-type="float" office:value="0.01292575717225" calcext:value-type="float">
            <text:p>0.0129257572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.747754" calcext:value-type="float">
            <text:p>6.747754</text:p>
          </table:table-cell>
          <table:table-cell office:value-type="float" office:value="6.6367694" calcext:value-type="float">
            <text:p>6.6367694</text:p>
          </table:table-cell>
          <table:table-cell table:formula="of:=POWER([.C77]-6.75;2)" office:value-type="float" office:value="0.0128211687763599" calcext:value-type="float">
            <text:p>0.0128211688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.71321" calcext:value-type="float">
            <text:p>6.71321</text:p>
          </table:table-cell>
          <table:table-cell office:value-type="float" office:value="6.64112725" calcext:value-type="float">
            <text:p>6.64112725</text:p>
          </table:table-cell>
          <table:table-cell table:formula="of:=POWER([.C78]-6.75;2)" office:value-type="float" office:value="0.0118532756925624" calcext:value-type="float">
            <text:p>0.0118532757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.762449" calcext:value-type="float">
            <text:p>6.762449</text:p>
          </table:table-cell>
          <table:table-cell office:value-type="float" office:value="6.6500362" calcext:value-type="float">
            <text:p>6.6500362</text:p>
          </table:table-cell>
          <table:table-cell table:formula="of:=POWER([.C79]-6.75;2)" office:value-type="float" office:value="0.00999276131044005" calcext:value-type="float">
            <text:p>0.009992761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.744499" calcext:value-type="float">
            <text:p>6.744499</text:p>
          </table:table-cell>
          <table:table-cell office:value-type="float" office:value="6.6565029" calcext:value-type="float">
            <text:p>6.6565029</text:p>
          </table:table-cell>
          <table:table-cell table:formula="of:=POWER([.C80]-6.75;2)" office:value-type="float" office:value="0.00874170770841008" calcext:value-type="float">
            <text:p>0.0087417077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.621077" calcext:value-type="float">
            <text:p>6.621077</text:p>
          </table:table-cell>
          <table:table-cell office:value-type="float" office:value="6.66080005" calcext:value-type="float">
            <text:p>6.66080005</text:p>
          </table:table-cell>
          <table:table-cell table:formula="of:=POWER([.C81]-6.75;2)" office:value-type="float" office:value="0.00795663108000255" calcext:value-type="float">
            <text:p>0.007956631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.581792" calcext:value-type="float">
            <text:p>6.581792</text:p>
          </table:table-cell>
          <table:table-cell office:value-type="float" office:value="6.6673183" calcext:value-type="float">
            <text:p>6.6673183</text:p>
          </table:table-cell>
          <table:table-cell table:formula="of:=POWER([.C82]-6.75;2)" office:value-type="float" office:value="0.00683626351489003" calcext:value-type="float">
            <text:p>0.0068362635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.534552" calcext:value-type="float">
            <text:p>6.534552</text:p>
          </table:table-cell>
          <table:table-cell office:value-type="float" office:value="6.673134" calcext:value-type="float">
            <text:p>6.673134</text:p>
          </table:table-cell>
          <table:table-cell table:formula="of:=POWER([.C83]-6.75;2)" office:value-type="float" office:value="0.00590838195599998" calcext:value-type="float">
            <text:p>0.005908382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.327843" calcext:value-type="float">
            <text:p>6.327843</text:p>
          </table:table-cell>
          <table:table-cell office:value-type="float" office:value="6.6815129" calcext:value-type="float">
            <text:p>6.6815129</text:p>
          </table:table-cell>
          <table:table-cell table:formula="of:=POWER([.C84]-6.75;2)" office:value-type="float" office:value="0.00469048286641006" calcext:value-type="float">
            <text:p>0.0046904829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.040132" calcext:value-type="float">
            <text:p>6.040132</text:p>
          </table:table-cell>
          <table:table-cell office:value-type="float" office:value="6.70643365" calcext:value-type="float">
            <text:p>6.70643365</text:p>
          </table:table-cell>
          <table:table-cell table:formula="of:=POWER([.C85]-6.75;2)" office:value-type="float" office:value="0.00189802685232249" calcext:value-type="float">
            <text:p>0.0018980269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.549498" calcext:value-type="float">
            <text:p>6.549498</text:p>
          </table:table-cell>
          <table:table-cell office:value-type="float" office:value="6.75861565" calcext:value-type="float">
            <text:p>6.75861565</text:p>
          </table:table-cell>
          <table:table-cell table:formula="of:=POWER([.C86]-6.75;2)" office:value-type="float" office:value="0.0000742294249225053" calcext:value-type="float">
            <text:p>7.42294249225053E-005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.441343" calcext:value-type="float">
            <text:p>6.441343</text:p>
          </table:table-cell>
          <table:table-cell office:value-type="float" office:value="6.7805049" calcext:value-type="float">
            <text:p>6.7805049</text:p>
          </table:table-cell>
          <table:table-cell table:formula="of:=POWER([.C87]-6.75;2)" office:value-type="float" office:value="0.000930548924010024" calcext:value-type="float">
            <text:p>0.0009305489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.558702" calcext:value-type="float">
            <text:p>6.558702</text:p>
          </table:table-cell>
          <table:table-cell office:value-type="float" office:value="6.757935" calcext:value-type="float">
            <text:p>6.757935</text:p>
          </table:table-cell>
          <table:table-cell table:formula="of:=POWER([.C88]-6.75;2)" office:value-type="float" office:value="0.0000629642249999969" calcext:value-type="float">
            <text:p>6.29642249999969E-005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.706283" calcext:value-type="float">
            <text:p>6.706283</text:p>
          </table:table-cell>
          <table:table-cell office:value-type="float" office:value="6.62222305" calcext:value-type="float">
            <text:p>6.62222305</text:p>
          </table:table-cell>
          <table:table-cell table:formula="of:=POWER([.C89]-6.75;2)" office:value-type="float" office:value="0.0163269489513026" calcext:value-type="float">
            <text:p>0.016326949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.728708" calcext:value-type="float">
            <text:p>6.728708</text:p>
          </table:table-cell>
          <table:table-cell office:value-type="float" office:value="6.68687035" calcext:value-type="float">
            <text:p>6.68687035</text:p>
          </table:table-cell>
          <table:table-cell table:formula="of:=POWER([.C90]-6.75;2)" office:value-type="float" office:value="0.00398535270912256" calcext:value-type="float">
            <text:p>0.0039853527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.693686" calcext:value-type="float">
            <text:p>6.693686</text:p>
          </table:table-cell>
          <table:table-cell office:value-type="float" office:value="6.6974888" calcext:value-type="float">
            <text:p>6.6974888</text:p>
          </table:table-cell>
          <table:table-cell table:formula="of:=POWER([.C91]-6.75;2)" office:value-type="float" office:value="0.00275742612543996" calcext:value-type="float">
            <text:p>0.002757426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.674054" calcext:value-type="float">
            <text:p>6.674054</text:p>
          </table:table-cell>
          <table:table-cell office:value-type="float" office:value="6.70035085" calcext:value-type="float">
            <text:p>6.70035085</text:p>
          </table:table-cell>
          <table:table-cell table:formula="of:=POWER([.C92]-6.75;2)" office:value-type="float" office:value="0.00246503809572255" calcext:value-type="float">
            <text:p>0.002465038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.73655" calcext:value-type="float">
            <text:p>6.73655</text:p>
          </table:table-cell>
          <table:table-cell office:value-type="float" office:value="6.6954239" calcext:value-type="float">
            <text:p>6.6954239</text:p>
          </table:table-cell>
          <table:table-cell table:formula="of:=POWER([.C93]-6.75;2)" office:value-type="float" office:value="0.00297855069121003" calcext:value-type="float">
            <text:p>0.0029785507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.852115" calcext:value-type="float">
            <text:p>6.852115</text:p>
          </table:table-cell>
          <table:table-cell office:value-type="float" office:value="6.6810306" calcext:value-type="float">
            <text:p>6.6810306</text:p>
          </table:table-cell>
          <table:table-cell table:formula="of:=POWER([.C94]-6.75;2)" office:value-type="float" office:value="0.00475677813636004" calcext:value-type="float">
            <text:p>0.004756778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.886077" calcext:value-type="float">
            <text:p>6.886077</text:p>
          </table:table-cell>
          <table:table-cell office:value-type="float" office:value="6.6683687" calcext:value-type="float">
            <text:p>6.6683687</text:p>
          </table:table-cell>
          <table:table-cell table:formula="of:=POWER([.C95]-6.75;2)" office:value-type="float" office:value="0.00666366913968996" calcext:value-type="float">
            <text:p>0.006663669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.835064" calcext:value-type="float">
            <text:p>6.835064</text:p>
          </table:table-cell>
          <table:table-cell office:value-type="float" office:value="6.66345465" calcext:value-type="float">
            <text:p>6.66345465</text:p>
          </table:table-cell>
          <table:table-cell table:formula="of:=POWER([.C96]-6.75;2)" office:value-type="float" office:value="0.00749009760662246" calcext:value-type="float">
            <text:p>0.0074900976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.834911" calcext:value-type="float">
            <text:p>6.834911</text:p>
          </table:table-cell>
          <table:table-cell office:value-type="float" office:value="6.6639743" calcext:value-type="float">
            <text:p>6.6639743</text:p>
          </table:table-cell>
          <table:table-cell table:formula="of:=POWER([.C97]-6.75;2)" office:value-type="float" office:value="0.00740042106049007" calcext:value-type="float">
            <text:p>0.007400421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.891389" calcext:value-type="float">
            <text:p>6.891389</text:p>
          </table:table-cell>
          <table:table-cell office:value-type="float" office:value="6.66182285" calcext:value-type="float">
            <text:p>6.66182285</text:p>
          </table:table-cell>
          <table:table-cell table:formula="of:=POWER([.C98]-6.75;2)" office:value-type="float" office:value="0.00777520978212249" calcext:value-type="float">
            <text:p>0.0077752098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.891783" calcext:value-type="float">
            <text:p>6.891783</text:p>
          </table:table-cell>
          <table:table-cell office:value-type="float" office:value="6.65595585" calcext:value-type="float">
            <text:p>6.65595585</text:p>
          </table:table-cell>
          <table:table-cell table:formula="of:=POWER([.C99]-6.75;2)" office:value-type="float" office:value="0.00884430214922254" calcext:value-type="float">
            <text:p>0.008844302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.830442" calcext:value-type="float">
            <text:p>6.830442</text:p>
          </table:table-cell>
          <table:table-cell office:value-type="float" office:value="6.65236085" calcext:value-type="float">
            <text:p>6.65236085</text:p>
          </table:table-cell>
          <table:table-cell table:formula="of:=POWER([.C100]-6.75;2)" office:value-type="float" office:value="0.0095334036127225" calcext:value-type="float">
            <text:p>0.009533403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751442" calcext:value-type="float">
            <text:p>6.751442</text:p>
          </table:table-cell>
          <table:table-cell office:value-type="float" office:value="6.6540347" calcext:value-type="float">
            <text:p>6.6540347</text:p>
          </table:table-cell>
          <table:table-cell table:formula="of:=POWER([.C101]-6.75;2)" office:value-type="float" office:value="0.00920933880408992" calcext:value-type="float">
            <text:p>0.0092093388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.698106" calcext:value-type="float">
            <text:p>6.698106</text:p>
          </table:table-cell>
          <table:table-cell office:value-type="float" office:value="6.66045485" calcext:value-type="float">
            <text:p>6.66045485</text:p>
          </table:table-cell>
          <table:table-cell table:formula="of:=POWER([.C102]-6.75;2)" office:value-type="float" office:value="0.00801833388852253" calcext:value-type="float">
            <text:p>0.0080183339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.70213" calcext:value-type="float">
            <text:p>6.70213</text:p>
          </table:table-cell>
          <table:table-cell office:value-type="float" office:value="6.66717565" calcext:value-type="float">
            <text:p>6.66717565</text:p>
          </table:table-cell>
          <table:table-cell table:formula="of:=POWER([.C103]-6.75;2)" office:value-type="float" office:value="0.00685987295292252" calcext:value-type="float">
            <text:p>0.006859873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.826258" calcext:value-type="float">
            <text:p>6.826258</text:p>
          </table:table-cell>
          <table:table-cell office:value-type="float" office:value="6.67168405" calcext:value-type="float">
            <text:p>6.67168405</text:p>
          </table:table-cell>
          <table:table-cell table:formula="of:=POWER([.C104]-6.75;2)" office:value-type="float" office:value="0.00613338802440256" calcext:value-type="float">
            <text:p>0.006133388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.083772" calcext:value-type="float">
            <text:p>7.083772</text:p>
          </table:table-cell>
          <table:table-cell office:value-type="float" office:value="6.66924745" calcext:value-type="float">
            <text:p>6.66924745</text:p>
          </table:table-cell>
          <table:table-cell table:formula="of:=POWER([.C105]-6.75;2)" office:value-type="float" office:value="0.00652097433150245" calcext:value-type="float">
            <text:p>0.0065209743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.987283" calcext:value-type="float">
            <text:p>6.987283</text:p>
          </table:table-cell>
          <table:table-cell office:value-type="float" office:value="6.6518608" calcext:value-type="float">
            <text:p>6.6518608</text:p>
          </table:table-cell>
          <table:table-cell table:formula="of:=POWER([.C106]-6.75;2)" office:value-type="float" office:value="0.00963130257664006" calcext:value-type="float">
            <text:p>0.0096313026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.989945" calcext:value-type="float">
            <text:p>5.989945</text:p>
          </table:table-cell>
          <table:table-cell office:value-type="float" office:value="6.63537465" calcext:value-type="float">
            <text:p>6.63537465</text:p>
          </table:table-cell>
          <table:table-cell table:formula="of:=POWER([.C107]-6.75;2)" office:value-type="float" office:value="0.0131389708626225" calcext:value-type="float">
            <text:p>0.0131389709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.844463" calcext:value-type="float">
            <text:p>3.844463</text:p>
          </table:table-cell>
          <table:table-cell office:value-type="float" office:value="6.6672014" calcext:value-type="float">
            <text:p>6.6672014</text:p>
          </table:table-cell>
          <table:table-cell table:formula="of:=POWER([.C108]-6.75;2)" office:value-type="float" office:value="0.00685560816196005" calcext:value-type="float">
            <text:p>0.0068556082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.999229" calcext:value-type="float">
            <text:p>7.999229</text:p>
          </table:table-cell>
          <table:table-cell office:value-type="float" office:value="6.80885385" calcext:value-type="float">
            <text:p>6.80885385</text:p>
          </table:table-cell>
          <table:table-cell table:formula="of:=POWER([.C109]-6.75;2)" office:value-type="float" office:value="0.00346377565982252" calcext:value-type="float">
            <text:p>0.0034637757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.941077" calcext:value-type="float">
            <text:p>6.941077</text:p>
          </table:table-cell>
          <table:table-cell office:value-type="float" office:value="6.73989015" calcext:value-type="float">
            <text:p>6.73989015</text:p>
          </table:table-cell>
          <table:table-cell table:formula="of:=POWER([.C110]-6.75;2)" office:value-type="float" office:value="0.000102209067022502" calcext:value-type="float">
            <text:p>0.000102209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.750927" calcext:value-type="float">
            <text:p>6.750927</text:p>
          </table:table-cell>
          <table:table-cell office:value-type="float" office:value="6.71565535" calcext:value-type="float">
            <text:p>6.71565535</text:p>
          </table:table-cell>
          <table:table-cell table:formula="of:=POWER([.C111]-6.75;2)" office:value-type="float" office:value="0.00117955498362247" calcext:value-type="float">
            <text:p>0.001179555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.575515" calcext:value-type="float">
            <text:p>6.575515</text:p>
          </table:table-cell>
          <table:table-cell office:value-type="float" office:value="6.7005781" calcext:value-type="float">
            <text:p>6.7005781</text:p>
          </table:table-cell>
          <table:table-cell table:formula="of:=POWER([.C112]-6.75;2)" office:value-type="float" office:value="0.00244252419961005" calcext:value-type="float">
            <text:p>0.002442524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.448684" calcext:value-type="float">
            <text:p>6.448684</text:p>
          </table:table-cell>
          <table:table-cell office:value-type="float" office:value="6.7277595" calcext:value-type="float">
            <text:p>6.7277595</text:p>
          </table:table-cell>
          <table:table-cell table:formula="of:=POWER([.C113]-6.75;2)" office:value-type="float" office:value="0.000494639840249985" calcext:value-type="float">
            <text:p>0.0004946398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.598877" calcext:value-type="float">
            <text:p>6.598877</text:p>
          </table:table-cell>
          <table:table-cell office:value-type="float" office:value="6.74401005" calcext:value-type="float">
            <text:p>6.74401005</text:p>
          </table:table-cell>
          <table:table-cell table:formula="of:=POWER([.C114]-6.75;2)" office:value-type="float" office:value="0.0000358795010025003" calcext:value-type="float">
            <text:p>3.58795010025003E-005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.787796" calcext:value-type="float">
            <text:p>6.787796</text:p>
          </table:table-cell>
          <table:table-cell office:value-type="float" office:value="6.7484347" calcext:value-type="float">
            <text:p>6.7484347</text:p>
          </table:table-cell>
          <table:table-cell table:formula="of:=POWER([.C115]-6.75;2)" office:value-type="float" office:value="0.00000245016409000067" calcext:value-type="float">
            <text:p>2.45016409000067E-006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.845457" calcext:value-type="float">
            <text:p>6.845457</text:p>
          </table:table-cell>
          <table:table-cell office:value-type="float" office:value="6.7426449" calcext:value-type="float">
            <text:p>6.7426449</text:p>
          </table:table-cell>
          <table:table-cell table:formula="of:=POWER([.C116]-6.75;2)" office:value-type="float" office:value="0.0000540974960099976" calcext:value-type="float">
            <text:p>5.40974960099976E-005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.791882" calcext:value-type="float">
            <text:p>6.791882</text:p>
          </table:table-cell>
          <table:table-cell office:value-type="float" office:value="6.7285812" calcext:value-type="float">
            <text:p>6.7285812</text:p>
          </table:table-cell>
          <table:table-cell table:formula="of:=POWER([.C117]-6.75;2)" office:value-type="float" office:value="0.000458764993440008" calcext:value-type="float">
            <text:p>0.000458765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.774049" calcext:value-type="float">
            <text:p>6.774049</text:p>
          </table:table-cell>
          <table:table-cell office:value-type="float" office:value="6.7172785" calcext:value-type="float">
            <text:p>6.7172785</text:p>
          </table:table-cell>
          <table:table-cell table:formula="of:=POWER([.C118]-6.75;2)" office:value-type="float" office:value="0.00107069656225" calcext:value-type="float">
            <text:p>0.0010706966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.819883" calcext:value-type="float">
            <text:p>6.819883</text:p>
          </table:table-cell>
          <table:table-cell office:value-type="float" office:value="6.71752905" calcext:value-type="float">
            <text:p>6.71752905</text:p>
          </table:table-cell>
          <table:table-cell table:formula="of:=POWER([.C119]-6.75;2)" office:value-type="float" office:value="0.00105436259390253" calcext:value-type="float">
            <text:p>0.0010543626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.863919" calcext:value-type="float">
            <text:p>6.863919</text:p>
          </table:table-cell>
          <table:table-cell office:value-type="float" office:value="6.72143505" calcext:value-type="float">
            <text:p>6.72143505</text:p>
          </table:table-cell>
          <table:table-cell table:formula="of:=POWER([.C120]-6.75;2)" office:value-type="float" office:value="0.000815956368502489" calcext:value-type="float">
            <text:p>0.0008159564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.879845" calcext:value-type="float">
            <text:p>6.879845</text:p>
          </table:table-cell>
          <table:table-cell office:value-type="float" office:value="6.7202307" calcext:value-type="float">
            <text:p>6.7202307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.832522" calcext:value-type="float">
            <text:p>6.832522</text:p>
          </table:table-cell>
          <table:table-cell office:value-type="float" office:value="6.71488195" calcext:value-type="float">
            <text:p>6.71488195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.792298" calcext:value-type="float">
            <text:p>6.792298</text:p>
          </table:table-cell>
          <table:table-cell office:value-type="float" office:value="6.71302005" calcext:value-type="float">
            <text:p>6.71302005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.777526" calcext:value-type="float">
            <text:p>6.777526</text:p>
          </table:table-cell>
          <table:table-cell office:value-type="float" office:value="6.71674455" calcext:value-type="float">
            <text:p>6.71674455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.736039" calcext:value-type="float">
            <text:p>6.736039</text:p>
          </table:table-cell>
          <table:table-cell office:value-type="float" office:value="6.7224295" calcext:value-type="float">
            <text:p>6.7224295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.65756" calcext:value-type="float">
            <text:p>6.65756</text:p>
          </table:table-cell>
          <table:table-cell office:value-type="float" office:value="6.72867305" calcext:value-type="float">
            <text:p>6.72867305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.62648" calcext:value-type="float">
            <text:p>6.62648</text:p>
          </table:table-cell>
          <table:table-cell office:value-type="float" office:value="6.7379531" calcext:value-type="float">
            <text:p>6.7379531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.677512" calcext:value-type="float">
            <text:p>6.677512</text:p>
          </table:table-cell>
          <table:table-cell office:value-type="float" office:value="6.7468969" calcext:value-type="float">
            <text:p>6.7468969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619955" calcext:value-type="float">
            <text:p>6.619955</text:p>
          </table:table-cell>
          <table:table-cell office:value-type="float" office:value="6.74907695" calcext:value-type="float">
            <text:p>6.74907695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.456381" calcext:value-type="float">
            <text:p>6.456381</text:p>
          </table:table-cell>
          <table:table-cell office:value-type="float" office:value="6.75139855" calcext:value-type="float">
            <text:p>6.75139855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449382" calcext:value-type="float">
            <text:p>6.449382</text:p>
          </table:table-cell>
          <table:table-cell office:value-type="float" office:value="6.7640521" calcext:value-type="float">
            <text:p>6.7640521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.119143" calcext:value-type="float">
            <text:p>7.119143</text:p>
          </table:table-cell>
          <table:table-cell office:value-type="float" office:value="6.7769461" calcext:value-type="float">
            <text:p>6.776946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.773695" calcext:value-type="float">
            <text:p>6.773695</text:p>
          </table:table-cell>
          <table:table-cell office:value-type="float" office:value="6.74845685" calcext:value-type="float">
            <text:p>6.74845685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.68737" calcext:value-type="float">
            <text:p>6.68737</text:p>
          </table:table-cell>
          <table:table-cell office:value-type="float" office:value="6.7339675" calcext:value-type="float">
            <text:p>6.7339675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.672" calcext:value-type="float">
            <text:p>6.672</text:p>
          </table:table-cell>
          <table:table-cell office:value-type="float" office:value="6.7348522" calcext:value-type="float">
            <text:p>6.7348522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.564183" calcext:value-type="float">
            <text:p>6.564183</text:p>
          </table:table-cell>
          <table:table-cell office:value-type="float" office:value="6.6078486" calcext:value-type="float">
            <text:p>6.6078486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.565828" calcext:value-type="float">
            <text:p>6.565828</text:p>
          </table:table-cell>
          <table:table-cell office:value-type="float" office:value="6.59914735" calcext:value-type="float">
            <text:p>6.59914735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.77906" calcext:value-type="float">
            <text:p>6.77906</text:p>
          </table:table-cell>
          <table:table-cell office:value-type="float" office:value="6.6032059" calcext:value-type="float">
            <text:p>6.6032059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.898003" calcext:value-type="float">
            <text:p>6.898003</text:p>
          </table:table-cell>
          <table:table-cell office:value-type="float" office:value="6.60081625" calcext:value-type="float">
            <text:p>6.60081625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.839832" calcext:value-type="float">
            <text:p>6.839832</text:p>
          </table:table-cell>
          <table:table-cell office:value-type="float" office:value="6.58895815" calcext:value-type="float">
            <text:p>6.58895815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77287" calcext:value-type="float">
            <text:p>6.77287</text:p>
          </table:table-cell>
          <table:table-cell office:value-type="float" office:value="6.57997445" calcext:value-type="float">
            <text:p>6.57997445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.795284" calcext:value-type="float">
            <text:p>6.795284</text:p>
          </table:table-cell>
          <table:table-cell office:value-type="float" office:value="6.57495935" calcext:value-type="float">
            <text:p>6.57495935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.866788" calcext:value-type="float">
            <text:p>6.866788</text:p>
          </table:table-cell>
          <table:table-cell office:value-type="float" office:value="6.5718599" calcext:value-type="float">
            <text:p>6.5718599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.891225" calcext:value-type="float">
            <text:p>6.891225</text:p>
          </table:table-cell>
          <table:table-cell office:value-type="float" office:value="6.57028785" calcext:value-type="float">
            <text:p>6.57028785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.86091" calcext:value-type="float">
            <text:p>6.86091</text:p>
          </table:table-cell>
          <table:table-cell office:value-type="float" office:value="6.567666" calcext:value-type="float">
            <text:p>6.567666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.843161" calcext:value-type="float">
            <text:p>6.843161</text:p>
          </table:table-cell>
          <table:table-cell office:value-type="float" office:value="6.56519995" calcext:value-type="float">
            <text:p>6.56519995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.805356" calcext:value-type="float">
            <text:p>6.805356</text:p>
          </table:table-cell>
          <table:table-cell office:value-type="float" office:value="6.56376885" calcext:value-type="float">
            <text:p>6.56376885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.721113" calcext:value-type="float">
            <text:p>6.721113</text:p>
          </table:table-cell>
          <table:table-cell office:value-type="float" office:value="6.56462875" calcext:value-type="float">
            <text:p>6.56462875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.666387" calcext:value-type="float">
            <text:p>6.666387</text:p>
          </table:table-cell>
          <table:table-cell office:value-type="float" office:value="6.57020355" calcext:value-type="float">
            <text:p>6.57020355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.709452" calcext:value-type="float">
            <text:p>6.709452</text:p>
          </table:table-cell>
          <table:table-cell office:value-type="float" office:value="6.5774868" calcext:value-type="float">
            <text:p>6.5774868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707262" calcext:value-type="float">
            <text:p>6.707262</text:p>
          </table:table-cell>
          <table:table-cell office:value-type="float" office:value="6.5801231" calcext:value-type="float">
            <text:p>6.580123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.549358" calcext:value-type="float">
            <text:p>6.549358</text:p>
          </table:table-cell>
          <table:table-cell office:value-type="float" office:value="6.57912285" calcext:value-type="float">
            <text:p>6.57912285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.483908" calcext:value-type="float">
            <text:p>6.483908</text:p>
          </table:table-cell>
          <table:table-cell office:value-type="float" office:value="6.5804898" calcext:value-type="float">
            <text:p>6.5804898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.705064" calcext:value-type="float">
            <text:p>6.705064</text:p>
          </table:table-cell>
          <table:table-cell office:value-type="float" office:value="6.59409745" calcext:value-type="float">
            <text:p>6.59409745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.131928" calcext:value-type="float">
            <text:p>4.131928</text:p>
          </table:table-cell>
          <table:table-cell office:value-type="float" office:value="6.6144217" calcext:value-type="float">
            <text:p>6.6144217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.390158" calcext:value-type="float">
            <text:p>6.390158</text:p>
          </table:table-cell>
          <table:table-cell office:value-type="float" office:value="6.7490616" calcext:value-type="float">
            <text:p>6.7490616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.646999" calcext:value-type="float">
            <text:p>6.646999</text:p>
          </table:table-cell>
          <table:table-cell office:value-type="float" office:value="6.73382055" calcext:value-type="float">
            <text:p>6.73382055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.731267" calcext:value-type="float">
            <text:p>6.731267</text:p>
          </table:table-cell>
          <table:table-cell office:value-type="float" office:value="6.67849465" calcext:value-type="float">
            <text:p>6.67849465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.660841" calcext:value-type="float">
            <text:p>6.660841</text:p>
          </table:table-cell>
          <table:table-cell office:value-type="float" office:value="6.61895535" calcext:value-type="float">
            <text:p>6.61895535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.660158" calcext:value-type="float">
            <text:p>6.660158</text:p>
          </table:table-cell>
          <table:table-cell office:value-type="float" office:value="6.61305545" calcext:value-type="float">
            <text:p>6.61305545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.672568" calcext:value-type="float">
            <text:p>6.672568</text:p>
          </table:table-cell>
          <table:table-cell office:value-type="float" office:value="6.60798785" calcext:value-type="float">
            <text:p>6.60798785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.733295" calcext:value-type="float">
            <text:p>6.733295</text:p>
          </table:table-cell>
          <table:table-cell office:value-type="float" office:value="6.60548145" calcext:value-type="float">
            <text:p>6.60548145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.835347" calcext:value-type="float">
            <text:p>6.835347</text:p>
          </table:table-cell>
          <table:table-cell office:value-type="float" office:value="6.5989642" calcext:value-type="float">
            <text:p>6.5989642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.838788" calcext:value-type="float">
            <text:p>6.838788</text:p>
          </table:table-cell>
          <table:table-cell office:value-type="float" office:value="6.58965035" calcext:value-type="float">
            <text:p>6.58965035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.811589" calcext:value-type="float">
            <text:p>6.811589</text:p>
          </table:table-cell>
          <table:table-cell office:value-type="float" office:value="6.58534205" calcext:value-type="float">
            <text:p>6.58534205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.814539" calcext:value-type="float">
            <text:p>6.814539</text:p>
          </table:table-cell>
          <table:table-cell office:value-type="float" office:value="6.58606895" calcext:value-type="float">
            <text:p>6.58606895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.822554" calcext:value-type="float">
            <text:p>6.822554</text:p>
          </table:table-cell>
          <table:table-cell office:value-type="float" office:value="6.58715885" calcext:value-type="float">
            <text:p>6.58715885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.832609" calcext:value-type="float">
            <text:p>6.832609</text:p>
          </table:table-cell>
          <table:table-cell office:value-type="float" office:value="6.5859556" calcext:value-type="float">
            <text:p>6.5859556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.812052" calcext:value-type="float">
            <text:p>6.812052</text:p>
          </table:table-cell>
          <table:table-cell office:value-type="float" office:value="6.5837862" calcext:value-type="float">
            <text:p>6.5837862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.762178" calcext:value-type="float">
            <text:p>6.762178</text:p>
          </table:table-cell>
          <table:table-cell office:value-type="float" office:value="6.58561105" calcext:value-type="float">
            <text:p>6.58561105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.687257" calcext:value-type="float">
            <text:p>6.687257</text:p>
          </table:table-cell>
          <table:table-cell office:value-type="float" office:value="6.5934934" calcext:value-type="float">
            <text:p>6.5934934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.576697" calcext:value-type="float">
            <text:p>6.576697</text:p>
          </table:table-cell>
          <table:table-cell office:value-type="float" office:value="6.6046723" calcext:value-type="float">
            <text:p>6.6046723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.756061" calcext:value-type="float">
            <text:p>6.756061</text:p>
          </table:table-cell>
          <table:table-cell office:value-type="float" office:value="6.6169257" calcext:value-type="float">
            <text:p>6.6169257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.111549" calcext:value-type="float">
            <text:p>7.111549</text:p>
          </table:table-cell>
          <table:table-cell office:value-type="float" office:value="6.6157182" calcext:value-type="float">
            <text:p>6.6157182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.824726" calcext:value-type="float">
            <text:p>6.824726</text:p>
          </table:table-cell>
          <table:table-cell office:value-type="float" office:value="6.59565175" calcext:value-type="float">
            <text:p>6.59565175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085337" calcext:value-type="float">
            <text:p>6.085337</text:p>
          </table:table-cell>
          <table:table-cell office:value-type="float" office:value="6.5914718" calcext:value-type="float">
            <text:p>6.5914718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.540481" calcext:value-type="float">
            <text:p>5.540481</text:p>
          </table:table-cell>
          <table:table-cell office:value-type="float" office:value="6.622594" calcext:value-type="float">
            <text:p>6.622594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.540481" calcext:value-type="float">
            <text:p>5.540481</text:p>
          </table:table-cell>
          <table:table-cell office:value-type="float" office:value="6.6777488" calcext:value-type="float">
            <text:p>6.6777488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.542843" calcext:value-type="float">
            <text:p>6.542843</text:p>
          </table:table-cell>
          <table:table-cell office:value-type="float" office:value="6.7327458" calcext:value-type="float">
            <text:p>6.7327458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.558806" calcext:value-type="float">
            <text:p>6.558806</text:p>
          </table:table-cell>
          <table:table-cell office:value-type="float" office:value="6.73556155" calcext:value-type="float">
            <text:p>6.73556155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.62244" calcext:value-type="float">
            <text:p>6.62244</text:p>
          </table:table-cell>
          <table:table-cell office:value-type="float" office:value="6.7357328" calcext:value-type="float">
            <text:p>6.7357328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.60295" calcext:value-type="float">
            <text:p>6.60295</text:p>
          </table:table-cell>
          <table:table-cell office:value-type="float" office:value="6.78318775" calcext:value-type="float">
            <text:p>6.78318775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.64907" calcext:value-type="float">
            <text:p>6.64907</text:p>
          </table:table-cell>
          <table:table-cell office:value-type="float" office:value="6.75338585" calcext:value-type="float">
            <text:p>6.75338585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.752622" calcext:value-type="float">
            <text:p>6.752622</text:p>
          </table:table-cell>
          <table:table-cell office:value-type="float" office:value="6.7445757" calcext:value-type="float">
            <text:p>6.7445757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.826127" calcext:value-type="float">
            <text:p>6.826127</text:p>
          </table:table-cell>
          <table:table-cell office:value-type="float" office:value="6.73892945" calcext:value-type="float">
            <text:p>6.73892945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.836337" calcext:value-type="float">
            <text:p>6.836337</text:p>
          </table:table-cell>
          <table:table-cell office:value-type="float" office:value="6.7351357" calcext:value-type="float">
            <text:p>6.7351357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798489" calcext:value-type="float">
            <text:p>6.798489</text:p>
          </table:table-cell>
          <table:table-cell office:value-type="float" office:value="6.73116445" calcext:value-type="float">
            <text:p>6.73116445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.789221" calcext:value-type="float">
            <text:p>6.789221</text:p>
          </table:table-cell>
          <table:table-cell office:value-type="float" office:value="6.7251886" calcext:value-type="float">
            <text:p>6.7251886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.848549" calcext:value-type="float">
            <text:p>6.848549</text:p>
          </table:table-cell>
          <table:table-cell office:value-type="float" office:value="6.7195107" calcext:value-type="float">
            <text:p>6.7195107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.919825" calcext:value-type="float">
            <text:p>6.919825</text:p>
          </table:table-cell>
          <table:table-cell office:value-type="float" office:value="6.71501965" calcext:value-type="float">
            <text:p>6.71501965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.910835" calcext:value-type="float">
            <text:p>6.910835</text:p>
          </table:table-cell>
          <table:table-cell office:value-type="float" office:value="6.7114985" calcext:value-type="float">
            <text:p>6.7114985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.821765" calcext:value-type="float">
            <text:p>6.821765</text:p>
          </table:table-cell>
          <table:table-cell office:value-type="float" office:value="6.7090445" calcext:value-type="float">
            <text:p>6.7090445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.731911" calcext:value-type="float">
            <text:p>6.731911</text:p>
          </table:table-cell>
          <table:table-cell office:value-type="float" office:value="6.70911395" calcext:value-type="float">
            <text:p>6.70911395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.71022" calcext:value-type="float">
            <text:p>6.71022</text:p>
          </table:table-cell>
          <table:table-cell office:value-type="float" office:value="6.7142119" calcext:value-type="float">
            <text:p>6.7142119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.741127" calcext:value-type="float">
            <text:p>6.741127</text:p>
          </table:table-cell>
          <table:table-cell office:value-type="float" office:value="6.72116135" calcext:value-type="float">
            <text:p>6.72116135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.707781" calcext:value-type="float">
            <text:p>6.707781</text:p>
          </table:table-cell>
          <table:table-cell office:value-type="float" office:value="6.72498525" calcext:value-type="float">
            <text:p>6.72498525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.643577" calcext:value-type="float">
            <text:p>6.643577</text:p>
          </table:table-cell>
          <table:table-cell office:value-type="float" office:value="6.7289634" calcext:value-type="float">
            <text:p>6.7289634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.640421" calcext:value-type="float">
            <text:p>6.640421</text:p>
          </table:table-cell>
          <table:table-cell office:value-type="float" office:value="6.7342929" calcext:value-type="float">
            <text:p>6.7342929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.599158" calcext:value-type="float">
            <text:p>6.599158</text:p>
          </table:table-cell>
          <table:table-cell office:value-type="float" office:value="6.73451585" calcext:value-type="float">
            <text:p>6.73451585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.562231" calcext:value-type="float">
            <text:p>6.562231</text:p>
          </table:table-cell>
          <table:table-cell office:value-type="float" office:value="6.73697795" calcext:value-type="float">
            <text:p>6.73697795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.571539" calcext:value-type="float">
            <text:p>7.571539</text:p>
          </table:table-cell>
          <table:table-cell office:value-type="float" office:value="6.74814455" calcext:value-type="float">
            <text:p>6.74814455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006912" calcext:value-type="float">
            <text:p>6.006912</text:p>
          </table:table-cell>
          <table:table-cell office:value-type="float" office:value="6.70486895" calcext:value-type="float">
            <text:p>6.70486895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472867" calcext:value-type="float">
            <text:p>6.472867</text:p>
          </table:table-cell>
          <table:table-cell office:value-type="float" office:value="6.7309951" calcext:value-type="float">
            <text:p>6.7309951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.639697" calcext:value-type="float">
            <text:p>6.639697</text:p>
          </table:table-cell>
          <table:table-cell office:value-type="float" office:value="6.72954675" calcext:value-type="float">
            <text:p>6.72954675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.750252" calcext:value-type="float">
            <text:p>6.750252</text:p>
          </table:table-cell>
          <table:table-cell office:value-type="float" office:value="6.72448105" calcext:value-type="float">
            <text:p>6.72448105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756912" calcext:value-type="float">
            <text:p>6.756912</text:p>
          </table:table-cell>
          <table:table-cell office:value-type="float" office:value="6.7257789" calcext:value-type="float">
            <text:p>6.7257789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678972" calcext:value-type="float">
            <text:p>6.678972</text:p>
          </table:table-cell>
          <table:table-cell office:value-type="float" office:value="6.72890875" calcext:value-type="float">
            <text:p>6.72890875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675663" calcext:value-type="float">
            <text:p>6.675663</text:p>
          </table:table-cell>
          <table:table-cell office:value-type="float" office:value="6.730321" calcext:value-type="float">
            <text:p>6.730321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758728" calcext:value-type="float">
            <text:p>6.758728</text:p>
          </table:table-cell>
          <table:table-cell office:value-type="float" office:value="6.72822475" calcext:value-type="float">
            <text:p>6.72822475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849402" calcext:value-type="float">
            <text:p>6.849402</text:p>
          </table:table-cell>
          <table:table-cell office:value-type="float" office:value="6.72240255" calcext:value-type="float">
            <text:p>6.72240255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.861755" calcext:value-type="float">
            <text:p>6.861755</text:p>
          </table:table-cell>
          <table:table-cell office:value-type="float" office:value="6.7163532" calcext:value-type="float">
            <text:p>6.7163532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823154" calcext:value-type="float">
            <text:p>6.823154</text:p>
          </table:table-cell>
          <table:table-cell office:value-type="float" office:value="6.7128155" calcext:value-type="float">
            <text:p>6.7128155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83387" calcext:value-type="float">
            <text:p>6.83387</text:p>
          </table:table-cell>
          <table:table-cell office:value-type="float" office:value="6.710554" calcext:value-type="float">
            <text:p>6.710554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849209" calcext:value-type="float">
            <text:p>6.849209</text:p>
          </table:table-cell>
          <table:table-cell office:value-type="float" office:value="6.70696815" calcext:value-type="float">
            <text:p>6.70696815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817605" calcext:value-type="float">
            <text:p>6.817605</text:p>
          </table:table-cell>
          <table:table-cell office:value-type="float" office:value="6.70387925" calcext:value-type="float">
            <text:p>6.7038792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.787344" calcext:value-type="float">
            <text:p>6.787344</text:p>
          </table:table-cell>
          <table:table-cell office:value-type="float" office:value="6.7061895" calcext:value-type="float">
            <text:p>6.7061895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.750167" calcext:value-type="float">
            <text:p>6.750167</text:p>
          </table:table-cell>
          <table:table-cell office:value-type="float" office:value="6.7136157" calcext:value-type="float">
            <text:p>6.7136157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64488" calcext:value-type="float">
            <text:p>6.64488</text:p>
          </table:table-cell>
          <table:table-cell office:value-type="float" office:value="6.72095315" calcext:value-type="float">
            <text:p>6.72095315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6484" calcext:value-type="float">
            <text:p>6.6484</text:p>
          </table:table-cell>
          <table:table-cell office:value-type="float" office:value="6.7278033" calcext:value-type="float">
            <text:p>6.7278033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.785563" calcext:value-type="float">
            <text:p>6.785563</text:p>
          </table:table-cell>
          <table:table-cell office:value-type="float" office:value="6.7317782" calcext:value-type="float">
            <text:p>6.7317782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706027" calcext:value-type="float">
            <text:p>6.706027</text:p>
          </table:table-cell>
          <table:table-cell office:value-type="float" office:value="6.73133715" calcext:value-type="float">
            <text:p>6.73133715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529435" calcext:value-type="float">
            <text:p>6.529435</text:p>
          </table:table-cell>
          <table:table-cell office:value-type="float" office:value="6.73828395" calcext:value-type="float">
            <text:p>6.73828395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.4439" calcext:value-type="float">
            <text:p>6.4439</text:p>
          </table:table-cell>
          <table:table-cell office:value-type="float" office:value="6.7521307" calcext:value-type="float">
            <text:p>6.7521307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.538383" calcext:value-type="float">
            <text:p>6.538383</text:p>
          </table:table-cell>
          <table:table-cell office:value-type="float" office:value="6.76132985" calcext:value-type="float">
            <text:p>6.76132985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776209" calcext:value-type="float">
            <text:p>6.776209</text:p>
          </table:table-cell>
          <table:table-cell office:value-type="float" office:value="6.75890715" calcext:value-type="float">
            <text:p>6.75890715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.819509" calcext:value-type="float">
            <text:p>6.819509</text:p>
          </table:table-cell>
          <table:table-cell office:value-type="float" office:value="6.74912395" calcext:value-type="float">
            <text:p>6.74912395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.707217" calcext:value-type="float">
            <text:p>6.707217</text:p>
          </table:table-cell>
          <table:table-cell office:value-type="float" office:value="6.75216475" calcext:value-type="float">
            <text:p>6.75216475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.633738" calcext:value-type="float">
            <text:p>6.633738</text:p>
          </table:table-cell>
          <table:table-cell office:value-type="float" office:value="6.80709885" calcext:value-type="float">
            <text:p>6.80709885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642284" calcext:value-type="float">
            <text:p>6.642284</text:p>
          </table:table-cell>
          <table:table-cell office:value-type="float" office:value="6.6048305" calcext:value-type="float">
            <text:p>6.6048305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.728415" calcext:value-type="float">
            <text:p>6.728415</text:p>
          </table:table-cell>
          <table:table-cell office:value-type="float" office:value="6.56036425" calcext:value-type="float">
            <text:p>6.56036425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791001" calcext:value-type="float">
            <text:p>6.791001</text:p>
          </table:table-cell>
          <table:table-cell office:value-type="float" office:value="6.56792835" calcext:value-type="float">
            <text:p>6.56792835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.777924" calcext:value-type="float">
            <text:p>6.777924</text:p>
          </table:table-cell>
          <table:table-cell office:value-type="float" office:value="6.58523475" calcext:value-type="float">
            <text:p>6.58523475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.762153" calcext:value-type="float">
            <text:p>6.762153</text:p>
          </table:table-cell>
          <table:table-cell office:value-type="float" office:value="6.59452025" calcext:value-type="float">
            <text:p>6.59452025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.787431" calcext:value-type="float">
            <text:p>6.787431</text:p>
          </table:table-cell>
          <table:table-cell office:value-type="float" office:value="6.595866" calcext:value-type="float">
            <text:p>6.595866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.86381" calcext:value-type="float">
            <text:p>6.86381</text:p>
          </table:table-cell>
          <table:table-cell office:value-type="float" office:value="6.5915577" calcext:value-type="float">
            <text:p>6.5915577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.935868" calcext:value-type="float">
            <text:p>6.935868</text:p>
          </table:table-cell>
          <table:table-cell office:value-type="float" office:value="6.5836012" calcext:value-type="float">
            <text:p>6.5836012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896916" calcext:value-type="float">
            <text:p>6.896916</text:p>
          </table:table-cell>
          <table:table-cell office:value-type="float" office:value="6.57542885" calcext:value-type="float">
            <text:p>6.57542885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.781883" calcext:value-type="float">
            <text:p>6.781883</text:p>
          </table:table-cell>
          <table:table-cell office:value-type="float" office:value="6.57231705" calcext:value-type="float">
            <text:p>6.57231705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.727898" calcext:value-type="float">
            <text:p>6.727898</text:p>
          </table:table-cell>
          <table:table-cell office:value-type="float" office:value="6.57519445" calcext:value-type="float">
            <text:p>6.57519445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.776742" calcext:value-type="float">
            <text:p>6.776742</text:p>
          </table:table-cell>
          <table:table-cell office:value-type="float" office:value="6.58140935" calcext:value-type="float">
            <text:p>6.58140935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844963" calcext:value-type="float">
            <text:p>6.844963</text:p>
          </table:table-cell>
          <table:table-cell office:value-type="float" office:value="6.5860659" calcext:value-type="float">
            <text:p>6.5860659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.80637" calcext:value-type="float">
            <text:p>6.80637</text:p>
          </table:table-cell>
          <table:table-cell office:value-type="float" office:value="6.5850342" calcext:value-type="float">
            <text:p>6.5850342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627883" calcext:value-type="float">
            <text:p>6.627883</text:p>
          </table:table-cell>
          <table:table-cell office:value-type="float" office:value="6.5833557" calcext:value-type="float">
            <text:p>6.5833557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.489929" calcext:value-type="float">
            <text:p>6.489929</text:p>
          </table:table-cell>
          <table:table-cell office:value-type="float" office:value="6.5883605" calcext:value-type="float">
            <text:p>6.5883605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580545" calcext:value-type="float">
            <text:p>6.580545</text:p>
          </table:table-cell>
          <table:table-cell office:value-type="float" office:value="6.59969005" calcext:value-type="float">
            <text:p>6.59969005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.880325" calcext:value-type="float">
            <text:p>6.880325</text:p>
          </table:table-cell>
          <table:table-cell office:value-type="float" office:value="6.60692755" calcext:value-type="float">
            <text:p>6.60692755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7.805899" calcext:value-type="float">
            <text:p>7.805899</text:p>
          </table:table-cell>
          <table:table-cell office:value-type="float" office:value="6.5978851" calcext:value-type="float">
            <text:p>6.5978851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.588371" calcext:value-type="float">
            <text:p>2.588371</text:p>
          </table:table-cell>
          <table:table-cell office:value-type="float" office:value="6.54014865" calcext:value-type="float">
            <text:p>6.54014865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.752959" calcext:value-type="float">
            <text:p>5.752959</text:p>
          </table:table-cell>
          <table:table-cell office:value-type="float" office:value="6.7381756" calcext:value-type="float">
            <text:p>6.7381756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879697" calcext:value-type="float">
            <text:p>6.879697</text:p>
          </table:table-cell>
          <table:table-cell office:value-type="float" office:value="6.773539" calcext:value-type="float">
            <text:p>6.773539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.137129" calcext:value-type="float">
            <text:p>7.137129</text:p>
          </table:table-cell>
          <table:table-cell office:value-type="float" office:value="6.74759085" calcext:value-type="float">
            <text:p>6.74759085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.963634" calcext:value-type="float">
            <text:p>6.963634</text:p>
          </table:table-cell>
          <table:table-cell office:value-type="float" office:value="6.7191497" calcext:value-type="float">
            <text:p>6.7191497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.789068" calcext:value-type="float">
            <text:p>6.789068</text:p>
          </table:table-cell>
          <table:table-cell office:value-type="float" office:value="6.6985154" calcext:value-type="float">
            <text:p>6.6985154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.701265" calcext:value-type="float">
            <text:p>6.701265</text:p>
          </table:table-cell>
          <table:table-cell office:value-type="float" office:value="6.6888519" calcext:value-type="float">
            <text:p>6.6888519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.70468" calcext:value-type="float">
            <text:p>6.70468</text:p>
          </table:table-cell>
          <table:table-cell office:value-type="float" office:value="6.6824907" calcext:value-type="float">
            <text:p>6.6824907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.772421" calcext:value-type="float">
            <text:p>6.772421</text:p>
          </table:table-cell>
          <table:table-cell office:value-type="float" office:value="6.6798236" calcext:value-type="float">
            <text:p>6.6798236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.83468" calcext:value-type="float">
            <text:p>6.83468</text:p>
          </table:table-cell>
          <table:table-cell office:value-type="float" office:value="6.68157585" calcext:value-type="float">
            <text:p>6.68157585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.839431" calcext:value-type="float">
            <text:p>6.839431</text:p>
          </table:table-cell>
          <table:table-cell office:value-type="float" office:value="6.68032875" calcext:value-type="float">
            <text:p>6.68032875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.852196" calcext:value-type="float">
            <text:p>6.852196</text:p>
          </table:table-cell>
          <table:table-cell office:value-type="float" office:value="6.67529055" calcext:value-type="float">
            <text:p>6.67529055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.869873" calcext:value-type="float">
            <text:p>6.869873</text:p>
          </table:table-cell>
          <table:table-cell office:value-type="float" office:value="6.67071335" calcext:value-type="float">
            <text:p>6.67071335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.824329" calcext:value-type="float">
            <text:p>6.824329</text:p>
          </table:table-cell>
          <table:table-cell office:value-type="float" office:value="6.6690436" calcext:value-type="float">
            <text:p>6.6690436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.7728" calcext:value-type="float">
            <text:p>6.7728</text:p>
          </table:table-cell>
          <table:table-cell office:value-type="float" office:value="6.67207015" calcext:value-type="float">
            <text:p>6.67207015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.727979" calcext:value-type="float">
            <text:p>6.727979</text:p>
          </table:table-cell>
          <table:table-cell office:value-type="float" office:value="6.67750365" calcext:value-type="float">
            <text:p>6.67750365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.71652" calcext:value-type="float">
            <text:p>6.71652</text:p>
          </table:table-cell>
          <table:table-cell office:value-type="float" office:value="6.6844496" calcext:value-type="float">
            <text:p>6.6844496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.725295" calcext:value-type="float">
            <text:p>6.725295</text:p>
          </table:table-cell>
          <table:table-cell office:value-type="float" office:value="6.6911289" calcext:value-type="float">
            <text:p>6.6911289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.699476" calcext:value-type="float">
            <text:p>6.699476</text:p>
          </table:table-cell>
          <table:table-cell office:value-type="float" office:value="6.6946062" calcext:value-type="float">
            <text:p>6.6946062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.65117" calcext:value-type="float">
            <text:p>6.65117</text:p>
          </table:table-cell>
          <table:table-cell office:value-type="float" office:value="6.6971306" calcext:value-type="float">
            <text:p>6.6971306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.54891" calcext:value-type="float">
            <text:p>6.54891</text:p>
          </table:table-cell>
          <table:table-cell office:value-type="float" office:value="6.7018505" calcext:value-type="float">
            <text:p>6.7018505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.460227" calcext:value-type="float">
            <text:p>6.460227</text:p>
          </table:table-cell>
          <table:table-cell office:value-type="float" office:value="6.7104688" calcext:value-type="float">
            <text:p>6.7104688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.360734" calcext:value-type="float">
            <text:p>6.360734</text:p>
          </table:table-cell>
          <table:table-cell office:value-type="float" office:value="6.7235466" calcext:value-type="float">
            <text:p>6.7235466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.568306" calcext:value-type="float">
            <text:p>6.568306</text:p>
          </table:table-cell>
          <table:table-cell office:value-type="float" office:value="6.74001635" calcext:value-type="float">
            <text:p>6.74001635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.550948" calcext:value-type="float">
            <text:p>6.550948</text:p>
          </table:table-cell>
          <table:table-cell office:value-type="float" office:value="6.7402851" calcext:value-type="float">
            <text:p>6.7402851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.595798" calcext:value-type="float">
            <text:p>6.595798</text:p>
          </table:table-cell>
          <table:table-cell office:value-type="float" office:value="6.74049895" calcext:value-type="float">
            <text:p>6.74049895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.574041" calcext:value-type="float">
            <text:p>6.574041</text:p>
          </table:table-cell>
          <table:table-cell office:value-type="float" office:value="6.7379991" calcext:value-type="float">
            <text:p>6.7379991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.651338" calcext:value-type="float">
            <text:p>6.651338</text:p>
          </table:table-cell>
          <table:table-cell office:value-type="float" office:value="6.7383237" calcext:value-type="float">
            <text:p>6.7383237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.807466" calcext:value-type="float">
            <text:p>6.807466</text:p>
          </table:table-cell>
          <table:table-cell office:value-type="float" office:value="6.7179644" calcext:value-type="float">
            <text:p>6.7179644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.809738" calcext:value-type="float">
            <text:p>6.809738</text:p>
          </table:table-cell>
          <table:table-cell office:value-type="float" office:value="6.68373775" calcext:value-type="float">
            <text:p>6.68373775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.738667" calcext:value-type="float">
            <text:p>6.738667</text:p>
          </table:table-cell>
          <table:table-cell office:value-type="float" office:value="6.66914575" calcext:value-type="float">
            <text:p>6.66914575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.760652" calcext:value-type="float">
            <text:p>6.760652</text:p>
          </table:table-cell>
          <table:table-cell office:value-type="float" office:value="6.6815078" calcext:value-type="float">
            <text:p>6.6815078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.836478" calcext:value-type="float">
            <text:p>6.836478</text:p>
          </table:table-cell>
          <table:table-cell office:value-type="float" office:value="6.68918205" calcext:value-type="float">
            <text:p>6.68918205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.88486" calcext:value-type="float">
            <text:p>6.88486</text:p>
          </table:table-cell>
          <table:table-cell office:value-type="float" office:value="6.68414" calcext:value-type="float">
            <text:p>6.68414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.88147" calcext:value-type="float">
            <text:p>6.88147</text:p>
          </table:table-cell>
          <table:table-cell office:value-type="float" office:value="6.67520605" calcext:value-type="float">
            <text:p>6.67520605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.866898" calcext:value-type="float">
            <text:p>6.866898</text:p>
          </table:table-cell>
          <table:table-cell office:value-type="float" office:value="6.6672442" calcext:value-type="float">
            <text:p>6.6672442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.850106" calcext:value-type="float">
            <text:p>6.850106</text:p>
          </table:table-cell>
          <table:table-cell office:value-type="float" office:value="6.66188725" calcext:value-type="float">
            <text:p>6.66188725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.794841" calcext:value-type="float">
            <text:p>6.794841</text:p>
          </table:table-cell>
          <table:table-cell office:value-type="float" office:value="6.6607923" calcext:value-type="float">
            <text:p>6.6607923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.749964" calcext:value-type="float">
            <text:p>6.749964</text:p>
          </table:table-cell>
          <table:table-cell office:value-type="float" office:value="6.6648282" calcext:value-type="float">
            <text:p>6.6648282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.745568" calcext:value-type="float">
            <text:p>6.745568</text:p>
          </table:table-cell>
          <table:table-cell office:value-type="float" office:value="6.67022165" calcext:value-type="float">
            <text:p>6.67022165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.721276" calcext:value-type="float">
            <text:p>6.721276</text:p>
          </table:table-cell>
          <table:table-cell office:value-type="float" office:value="6.6743819" calcext:value-type="float">
            <text:p>6.6743819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.721783" calcext:value-type="float">
            <text:p>6.721783</text:p>
          </table:table-cell>
          <table:table-cell office:value-type="float" office:value="6.67903445" calcext:value-type="float">
            <text:p>6.67903445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.690129" calcext:value-type="float">
            <text:p>6.690129</text:p>
          </table:table-cell>
          <table:table-cell office:value-type="float" office:value="6.68113375" calcext:value-type="float">
            <text:p>6.68113375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.573681" calcext:value-type="float">
            <text:p>6.573681</text:p>
          </table:table-cell>
          <table:table-cell office:value-type="float" office:value="6.6821888" calcext:value-type="float">
            <text:p>6.6821888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.555225" calcext:value-type="float">
            <text:p>6.555225</text:p>
          </table:table-cell>
          <table:table-cell office:value-type="float" office:value="6.688088" calcext:value-type="float">
            <text:p>6.688088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545801" calcext:value-type="float">
            <text:p>6.545801</text:p>
          </table:table-cell>
          <table:table-cell office:value-type="float" office:value="6.69217855" calcext:value-type="float">
            <text:p>6.69217855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.580533" calcext:value-type="float">
            <text:p>6.580533</text:p>
          </table:table-cell>
          <table:table-cell office:value-type="float" office:value="6.69612005" calcext:value-type="float">
            <text:p>6.69612005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.244152" calcext:value-type="float">
            <text:p>6.244152</text:p>
          </table:table-cell>
          <table:table-cell office:value-type="float" office:value="6.7026956" calcext:value-type="float">
            <text:p>6.7026956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.122933" calcext:value-type="float">
            <text:p>6.122933</text:p>
          </table:table-cell>
          <table:table-cell office:value-type="float" office:value="6.72216655" calcext:value-type="float">
            <text:p>6.72216655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.517898" calcext:value-type="float">
            <text:p>6.517898</text:p>
          </table:table-cell>
          <table:table-cell office:value-type="float" office:value="6.734718" calcext:value-type="float">
            <text:p>6.734718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.985908" calcext:value-type="float">
            <text:p>6.985908</text:p>
          </table:table-cell>
          <table:table-cell office:value-type="float" office:value="6.7275212" calcext:value-type="float">
            <text:p>6.7275212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.914137" calcext:value-type="float">
            <text:p>6.914137</text:p>
          </table:table-cell>
          <table:table-cell office:value-type="float" office:value="6.708655" calcext:value-type="float">
            <text:p>6.708655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.735637" calcext:value-type="float">
            <text:p>6.735637</text:p>
          </table:table-cell>
          <table:table-cell office:value-type="float" office:value="6.7015718" calcext:value-type="float">
            <text:p>6.7015718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.706181" calcext:value-type="float">
            <text:p>6.706181</text:p>
          </table:table-cell>
          <table:table-cell office:value-type="float" office:value="6.70014745" calcext:value-type="float">
            <text:p>6.70014745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.722233" calcext:value-type="float">
            <text:p>6.722233</text:p>
          </table:table-cell>
          <table:table-cell office:value-type="float" office:value="6.69859425" calcext:value-type="float">
            <text:p>6.69859425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.759759" calcext:value-type="float">
            <text:p>6.759759</text:p>
          </table:table-cell>
          <table:table-cell office:value-type="float" office:value="6.69561215" calcext:value-type="float">
            <text:p>6.69561215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.828207" calcext:value-type="float">
            <text:p>6.828207</text:p>
          </table:table-cell>
          <table:table-cell office:value-type="float" office:value="6.6929829" calcext:value-type="float">
            <text:p>6.6929829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.875559" calcext:value-type="float">
            <text:p>6.875559</text:p>
          </table:table-cell>
          <table:table-cell office:value-type="float" office:value="6.6895827" calcext:value-type="float">
            <text:p>6.6895827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.857833" calcext:value-type="float">
            <text:p>6.857833</text:p>
          </table:table-cell>
          <table:table-cell office:value-type="float" office:value="6.6855318" calcext:value-type="float">
            <text:p>6.6855318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.828773" calcext:value-type="float">
            <text:p>6.828773</text:p>
          </table:table-cell>
          <table:table-cell office:value-type="float" office:value="6.68533365" calcext:value-type="float">
            <text:p>6.68533365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.814327" calcext:value-type="float">
            <text:p>6.814327</text:p>
          </table:table-cell>
          <table:table-cell office:value-type="float" office:value="6.68757395" calcext:value-type="float">
            <text:p>6.68757395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.763769" calcext:value-type="float">
            <text:p>6.763769</text:p>
          </table:table-cell>
          <table:table-cell office:value-type="float" office:value="6.68941545" calcext:value-type="float">
            <text:p>6.68941545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.71123" calcext:value-type="float">
            <text:p>6.71123</text:p>
          </table:table-cell>
          <table:table-cell office:value-type="float" office:value="6.69355355" calcext:value-type="float">
            <text:p>6.69355355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.691665" calcext:value-type="float">
            <text:p>6.691665</text:p>
          </table:table-cell>
          <table:table-cell office:value-type="float" office:value="6.7000709" calcext:value-type="float">
            <text:p>6.7000709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.637036" calcext:value-type="float">
            <text:p>6.637036</text:p>
          </table:table-cell>
          <table:table-cell office:value-type="float" office:value="6.70669205" calcext:value-type="float">
            <text:p>6.70669205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.624631" calcext:value-type="float">
            <text:p>6.624631</text:p>
          </table:table-cell>
          <table:table-cell office:value-type="float" office:value="6.7158681" calcext:value-type="float">
            <text:p>6.7158681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.712044" calcext:value-type="float">
            <text:p>6.712044</text:p>
          </table:table-cell>
          <table:table-cell office:value-type="float" office:value="6.7251912" calcext:value-type="float">
            <text:p>6.7251912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633571" calcext:value-type="float">
            <text:p>6.633571</text:p>
          </table:table-cell>
          <table:table-cell office:value-type="float" office:value="6.7245367" calcext:value-type="float">
            <text:p>6.7245367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.373962" calcext:value-type="float">
            <text:p>6.373962</text:p>
          </table:table-cell>
          <table:table-cell office:value-type="float" office:value="6.72288475" calcext:value-type="float">
            <text:p>6.72288475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.373962" calcext:value-type="float">
            <text:p>6.373962</text:p>
          </table:table-cell>
          <table:table-cell office:value-type="float" office:value="6.73741785" calcext:value-type="float">
            <text:p>6.73741785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.608584" calcext:value-type="float">
            <text:p>6.608584</text:p>
          </table:table-cell>
          <table:table-cell office:value-type="float" office:value="6.7533568" calcext:value-type="float">
            <text:p>6.7533568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.772473" calcext:value-type="float">
            <text:p>6.772473</text:p>
          </table:table-cell>
          <table:table-cell office:value-type="float" office:value="6.75469375" calcext:value-type="float">
            <text:p>6.75469375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.70715" calcext:value-type="float">
            <text:p>6.70715</text:p>
          </table:table-cell>
          <table:table-cell office:value-type="float" office:value="6.75452285" calcext:value-type="float">
            <text:p>6.75452285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675117" calcext:value-type="float">
            <text:p>6.675117</text:p>
          </table:table-cell>
          <table:table-cell office:value-type="float" office:value="6.89270735" calcext:value-type="float">
            <text:p>6.89270735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.662591" calcext:value-type="float">
            <text:p>6.662591</text:p>
          </table:table-cell>
          <table:table-cell office:value-type="float" office:value="6.88819295" calcext:value-type="float">
            <text:p>6.88819295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.707174" calcext:value-type="float">
            <text:p>6.707174</text:p>
          </table:table-cell>
          <table:table-cell office:value-type="float" office:value="6.9000704" calcext:value-type="float">
            <text:p>6.9000704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760203" calcext:value-type="float">
            <text:p>6.760203</text:p>
          </table:table-cell>
          <table:table-cell office:value-type="float" office:value="6.90459625" calcext:value-type="float">
            <text:p>6.90459625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.794541" calcext:value-type="float">
            <text:p>6.794541</text:p>
          </table:table-cell>
          <table:table-cell office:value-type="float" office:value="6.9000429" calcext:value-type="float">
            <text:p>6.9000429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.85387" calcext:value-type="float">
            <text:p>6.85387</text:p>
          </table:table-cell>
          <table:table-cell office:value-type="float" office:value="6.8886882" calcext:value-type="float">
            <text:p>6.8886882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.873579" calcext:value-type="float">
            <text:p>6.873579</text:p>
          </table:table-cell>
          <table:table-cell office:value-type="float" office:value="6.877876" calcext:value-type="float">
            <text:p>6.877876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.851157" calcext:value-type="float">
            <text:p>6.851157</text:p>
          </table:table-cell>
          <table:table-cell office:value-type="float" office:value="6.87330035" calcext:value-type="float">
            <text:p>6.87330035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846531" calcext:value-type="float">
            <text:p>6.846531</text:p>
          </table:table-cell>
          <table:table-cell office:value-type="float" office:value="6.8715536" calcext:value-type="float">
            <text:p>6.8715536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.841577" calcext:value-type="float">
            <text:p>6.841577</text:p>
          </table:table-cell>
          <table:table-cell office:value-type="float" office:value="6.86944555" calcext:value-type="float">
            <text:p>6.86944555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824088" calcext:value-type="float">
            <text:p>6.824088</text:p>
          </table:table-cell>
          <table:table-cell office:value-type="float" office:value="6.8666293" calcext:value-type="float">
            <text:p>6.8666293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.820557" calcext:value-type="float">
            <text:p>6.820557</text:p>
          </table:table-cell>
          <table:table-cell office:value-type="float" office:value="6.8653656" calcext:value-type="float">
            <text:p>6.8653656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811093" calcext:value-type="float">
            <text:p>6.811093</text:p>
          </table:table-cell>
          <table:table-cell office:value-type="float" office:value="6.86773465" calcext:value-type="float">
            <text:p>6.86773465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698954" calcext:value-type="float">
            <text:p>6.698954</text:p>
          </table:table-cell>
          <table:table-cell office:value-type="float" office:value="6.8723253" calcext:value-type="float">
            <text:p>6.8723253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600532" calcext:value-type="float">
            <text:p>6.600532</text:p>
          </table:table-cell>
          <table:table-cell office:value-type="float" office:value="6.8803677" calcext:value-type="float">
            <text:p>6.8803677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664624" calcext:value-type="float">
            <text:p>6.664624</text:p>
          </table:table-cell>
          <table:table-cell office:value-type="float" office:value="6.88987385" calcext:value-type="float">
            <text:p>6.88987385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.692741" calcext:value-type="float">
            <text:p>6.692741</text:p>
          </table:table-cell>
          <table:table-cell office:value-type="float" office:value="6.89744325" calcext:value-type="float">
            <text:p>6.89744325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.635323" calcext:value-type="float">
            <text:p>6.635323</text:p>
          </table:table-cell>
          <table:table-cell office:value-type="float" office:value="6.90588555" calcext:value-type="float">
            <text:p>6.90588555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769055" calcext:value-type="float">
            <text:p>6.769055</text:p>
          </table:table-cell>
          <table:table-cell office:value-type="float" office:value="6.90184985" calcext:value-type="float">
            <text:p>6.90184985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9.47084" calcext:value-type="float">
            <text:p>9.47084</text:p>
          </table:table-cell>
          <table:table-cell office:value-type="float" office:value="6.8724349" calcext:value-type="float">
            <text:p>6.8724349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584829" calcext:value-type="float">
            <text:p>6.584829</text:p>
          </table:table-cell>
          <table:table-cell office:value-type="float" office:value="6.728318" calcext:value-type="float">
            <text:p>6.728318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90014" calcext:value-type="float">
            <text:p>6.90014</text:p>
          </table:table-cell>
          <table:table-cell office:value-type="float" office:value="6.74853565" calcext:value-type="float">
            <text:p>6.74853565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797691" calcext:value-type="float">
            <text:p>6.797691</text:p>
          </table:table-cell>
          <table:table-cell office:value-type="float" office:value="6.7354142" calcext:value-type="float">
            <text:p>6.7354142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669136" calcext:value-type="float">
            <text:p>6.669136</text:p>
          </table:table-cell>
          <table:table-cell office:value-type="float" office:value="6.681416" calcext:value-type="float">
            <text:p>6.681416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.567447" calcext:value-type="float">
            <text:p>6.567447</text:p>
          </table:table-cell>
          <table:table-cell office:value-type="float" office:value="6.6767348" calcext:value-type="float">
            <text:p>6.6767348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.637626" calcext:value-type="float">
            <text:p>6.637626</text:p>
          </table:table-cell>
          <table:table-cell office:value-type="float" office:value="6.6809733" calcext:value-type="float">
            <text:p>6.6809733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782066" calcext:value-type="float">
            <text:p>6.782066</text:p>
          </table:table-cell>
          <table:table-cell office:value-type="float" office:value="6.68053275" calcext:value-type="float">
            <text:p>6.68053275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816222" calcext:value-type="float">
            <text:p>6.816222</text:p>
          </table:table-cell>
          <table:table-cell office:value-type="float" office:value="6.67210795" calcext:value-type="float">
            <text:p>6.67210795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80437" calcext:value-type="float">
            <text:p>6.80437</text:p>
          </table:table-cell>
          <table:table-cell office:value-type="float" office:value="6.66598325" calcext:value-type="float">
            <text:p>6.66598325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785252" calcext:value-type="float">
            <text:p>6.785252</text:p>
          </table:table-cell>
          <table:table-cell office:value-type="float" office:value="6.66236945" calcext:value-type="float">
            <text:p>6.66236945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798814" calcext:value-type="float">
            <text:p>6.798814</text:p>
          </table:table-cell>
          <table:table-cell office:value-type="float" office:value="6.66113605" calcext:value-type="float">
            <text:p>6.66113605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867938" calcext:value-type="float">
            <text:p>6.867938</text:p>
          </table:table-cell>
          <table:table-cell office:value-type="float" office:value="6.6624042" calcext:value-type="float">
            <text:p>6.6624042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.902906" calcext:value-type="float">
            <text:p>6.902906</text:p>
          </table:table-cell>
          <table:table-cell office:value-type="float" office:value="6.66153485" calcext:value-type="float">
            <text:p>6.66153485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.859802" calcext:value-type="float">
            <text:p>6.859802</text:p>
          </table:table-cell>
          <table:table-cell office:value-type="float" office:value="6.65785685" calcext:value-type="float">
            <text:p>6.65785685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.790655" calcext:value-type="float">
            <text:p>6.790655</text:p>
          </table:table-cell>
          <table:table-cell office:value-type="float" office:value="6.6562649" calcext:value-type="float">
            <text:p>6.6562649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.816012" calcext:value-type="float">
            <text:p>6.816012</text:p>
          </table:table-cell>
          <table:table-cell office:value-type="float" office:value="6.6591997" calcext:value-type="float">
            <text:p>6.6591997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.861587" calcext:value-type="float">
            <text:p>6.861587</text:p>
          </table:table-cell>
          <table:table-cell office:value-type="float" office:value="6.661237" calcext:value-type="float">
            <text:p>6.661237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554609" calcext:value-type="float">
            <text:p>6.554609</text:p>
          </table:table-cell>
          <table:table-cell office:value-type="float" office:value="6.65895955" calcext:value-type="float">
            <text:p>6.65895955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180756" calcext:value-type="float">
            <text:p>6.180756</text:p>
          </table:table-cell>
          <table:table-cell office:value-type="float" office:value="6.6695568" calcext:value-type="float">
            <text:p>6.6695568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588502" calcext:value-type="float">
            <text:p>6.588502</text:p>
          </table:table-cell>
          <table:table-cell office:value-type="float" office:value="6.7001007" calcext:value-type="float">
            <text:p>6.7001007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.989182" calcext:value-type="float">
            <text:p>6.989182</text:p>
          </table:table-cell>
          <table:table-cell office:value-type="float" office:value="6.7107072" calcext:value-type="float">
            <text:p>6.7107072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637711" calcext:value-type="float">
            <text:p>6.637711</text:p>
          </table:table-cell>
          <table:table-cell office:value-type="float" office:value="6.69719235" calcext:value-type="float">
            <text:p>6.69719235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5.717727" calcext:value-type="float">
            <text:p>5.717727</text:p>
          </table:table-cell>
          <table:table-cell office:value-type="float" office:value="6.7000427" calcext:value-type="float">
            <text:p>6.7000427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575512" calcext:value-type="float">
            <text:p>6.575512</text:p>
          </table:table-cell>
          <table:table-cell office:value-type="float" office:value="6.74934475" calcext:value-type="float">
            <text:p>6.74934475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652217" calcext:value-type="float">
            <text:p>6.652217</text:p>
          </table:table-cell>
          <table:table-cell office:value-type="float" office:value="6.7479727" calcext:value-type="float">
            <text:p>6.7479727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.628815" calcext:value-type="float">
            <text:p>6.628815</text:p>
          </table:table-cell>
          <table:table-cell office:value-type="float" office:value="6.73144685" calcext:value-type="float">
            <text:p>6.73144685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61357" calcext:value-type="float">
            <text:p>6.61357</text:p>
          </table:table-cell>
          <table:table-cell office:value-type="float" office:value="6.7295363" calcext:value-type="float">
            <text:p>6.7295363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.693728" calcext:value-type="float">
            <text:p>6.693728</text:p>
          </table:table-cell>
          <table:table-cell office:value-type="float" office:value="6.6867932" calcext:value-type="float">
            <text:p>6.6867932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732094" calcext:value-type="float">
            <text:p>6.732094</text:p>
          </table:table-cell>
          <table:table-cell office:value-type="float" office:value="6.67191285" calcext:value-type="float">
            <text:p>6.67191285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760584" calcext:value-type="float">
            <text:p>6.760584</text:p>
          </table:table-cell>
          <table:table-cell office:value-type="float" office:value="6.66600205" calcext:value-type="float">
            <text:p>6.66600205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.824177" calcext:value-type="float">
            <text:p>6.824177</text:p>
          </table:table-cell>
          <table:table-cell office:value-type="float" office:value="6.65948515" calcext:value-type="float">
            <text:p>6.65948515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.850551" calcext:value-type="float">
            <text:p>6.850551</text:p>
          </table:table-cell>
          <table:table-cell office:value-type="float" office:value="6.64705725" calcext:value-type="float">
            <text:p>6.64705725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829346" calcext:value-type="float">
            <text:p>6.829346</text:p>
          </table:table-cell>
          <table:table-cell office:value-type="float" office:value="6.63546095" calcext:value-type="float">
            <text:p>6.63546095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827963" calcext:value-type="float">
            <text:p>6.827963</text:p>
          </table:table-cell>
          <table:table-cell office:value-type="float" office:value="6.6375444" calcext:value-type="float">
            <text:p>6.6375444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849351" calcext:value-type="float">
            <text:p>6.849351</text:p>
          </table:table-cell>
          <table:table-cell office:value-type="float" office:value="6.64358465" calcext:value-type="float">
            <text:p>6.64358465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856758" calcext:value-type="float">
            <text:p>6.856758</text:p>
          </table:table-cell>
          <table:table-cell office:value-type="float" office:value="6.64486715" calcext:value-type="float">
            <text:p>6.64486715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816038" calcext:value-type="float">
            <text:p>6.816038</text:p>
          </table:table-cell>
          <table:table-cell office:value-type="float" office:value="6.6432266" calcext:value-type="float">
            <text:p>6.6432266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766554" calcext:value-type="float">
            <text:p>6.766554</text:p>
          </table:table-cell>
          <table:table-cell office:value-type="float" office:value="6.6429749" calcext:value-type="float">
            <text:p>6.6429749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791634" calcext:value-type="float">
            <text:p>6.791634</text:p>
          </table:table-cell>
          <table:table-cell office:value-type="float" office:value="6.6457358" calcext:value-type="float">
            <text:p>6.6457358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800632" calcext:value-type="float">
            <text:p>6.800632</text:p>
          </table:table-cell>
          <table:table-cell office:value-type="float" office:value="6.64754665" calcext:value-type="float">
            <text:p>6.64754665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718885" calcext:value-type="float">
            <text:p>6.718885</text:p>
          </table:table-cell>
          <table:table-cell office:value-type="float" office:value="6.65049915" calcext:value-type="float">
            <text:p>6.65049915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694718" calcext:value-type="float">
            <text:p>6.694718</text:p>
          </table:table-cell>
          <table:table-cell office:value-type="float" office:value="6.65868045" calcext:value-type="float">
            <text:p>6.65868045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703768" calcext:value-type="float">
            <text:p>6.703768</text:p>
          </table:table-cell>
          <table:table-cell office:value-type="float" office:value="6.66358745" calcext:value-type="float">
            <text:p>6.66358745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548071" calcext:value-type="float">
            <text:p>6.548071</text:p>
          </table:table-cell>
          <table:table-cell office:value-type="float" office:value="6.6604842" calcext:value-type="float">
            <text:p>6.6604842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3217" calcext:value-type="float">
            <text:p>6.3217</text:p>
          </table:table-cell>
          <table:table-cell office:value-type="float" office:value="6.66283905" calcext:value-type="float">
            <text:p>6.66283905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590604" calcext:value-type="float">
            <text:p>6.590604</text:p>
          </table:table-cell>
          <table:table-cell office:value-type="float" office:value="6.6800461" calcext:value-type="float">
            <text:p>6.6800461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5.758708" calcext:value-type="float">
            <text:p>5.758708</text:p>
          </table:table-cell>
          <table:table-cell office:value-type="float" office:value="6.6873548" calcext:value-type="float">
            <text:p>6.6873548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396121" calcext:value-type="float">
            <text:p>6.396121</text:p>
          </table:table-cell>
          <table:table-cell office:value-type="float" office:value="6.73717235" calcext:value-type="float">
            <text:p>6.73717235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613878" calcext:value-type="float">
            <text:p>6.613878</text:p>
          </table:table-cell>
          <table:table-cell office:value-type="float" office:value="6.7485346" calcext:value-type="float">
            <text:p>6.7485346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.630246" calcext:value-type="float">
            <text:p>6.630246</text:p>
          </table:table-cell>
          <table:table-cell office:value-type="float" office:value="6.7033041" calcext:value-type="float">
            <text:p>6.7033041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575619" calcext:value-type="float">
            <text:p>6.575619</text:p>
          </table:table-cell>
          <table:table-cell office:value-type="float" office:value="6.7562003" calcext:value-type="float">
            <text:p>6.7562003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618625" calcext:value-type="float">
            <text:p>6.618625</text:p>
          </table:table-cell>
          <table:table-cell office:value-type="float" office:value="6.75918515" calcext:value-type="float">
            <text:p>6.75918515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871015" calcext:value-type="float">
            <text:p>6.871015</text:p>
          </table:table-cell>
          <table:table-cell office:value-type="float" office:value="6.753482" calcext:value-type="float">
            <text:p>6.753482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.948768" calcext:value-type="float">
            <text:p>6.948768</text:p>
          </table:table-cell>
          <table:table-cell office:value-type="float" office:value="6.7387973" calcext:value-type="float">
            <text:p>6.7387973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.875001" calcext:value-type="float">
            <text:p>6.875001</text:p>
          </table:table-cell>
          <table:table-cell office:value-type="float" office:value="6.7251921" calcext:value-type="float">
            <text:p>6.7251921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823947" calcext:value-type="float">
            <text:p>6.823947</text:p>
          </table:table-cell>
          <table:table-cell office:value-type="float" office:value="6.72060525" calcext:value-type="float">
            <text:p>6.72060525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811004" calcext:value-type="float">
            <text:p>6.811004</text:p>
          </table:table-cell>
          <table:table-cell office:value-type="float" office:value="6.7212849" calcext:value-type="float">
            <text:p>6.7212849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821772" calcext:value-type="float">
            <text:p>6.821772</text:p>
          </table:table-cell>
          <table:table-cell office:value-type="float" office:value="6.7217056" calcext:value-type="float">
            <text:p>6.7217056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.827851" calcext:value-type="float">
            <text:p>6.827851</text:p>
          </table:table-cell>
          <table:table-cell office:value-type="float" office:value="6.71911065" calcext:value-type="float">
            <text:p>6.71911065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859682" calcext:value-type="float">
            <text:p>6.859682</text:p>
          </table:table-cell>
          <table:table-cell office:value-type="float" office:value="6.7157884" calcext:value-type="float">
            <text:p>6.7157884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882511" calcext:value-type="float">
            <text:p>6.882511</text:p>
          </table:table-cell>
          <table:table-cell office:value-type="float" office:value="6.7134525" calcext:value-type="float">
            <text:p>6.7134525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792858" calcext:value-type="float">
            <text:p>6.792858</text:p>
          </table:table-cell>
          <table:table-cell office:value-type="float" office:value="6.7132991" calcext:value-type="float">
            <text:p>6.7132991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641703" calcext:value-type="float">
            <text:p>6.641703</text:p>
          </table:table-cell>
          <table:table-cell office:value-type="float" office:value="6.71835195" calcext:value-type="float">
            <text:p>6.71835195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595168" calcext:value-type="float">
            <text:p>6.595168</text:p>
          </table:table-cell>
          <table:table-cell office:value-type="float" office:value="6.72882315" calcext:value-type="float">
            <text:p>6.72882315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.665841" calcext:value-type="float">
            <text:p>6.665841</text:p>
          </table:table-cell>
          <table:table-cell office:value-type="float" office:value="6.74001205" calcext:value-type="float">
            <text:p>6.74001205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736778" calcext:value-type="float">
            <text:p>6.736778</text:p>
          </table:table-cell>
          <table:table-cell office:value-type="float" office:value="6.7484156" calcext:value-type="float">
            <text:p>6.7484156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755059" calcext:value-type="float">
            <text:p>6.755059</text:p>
          </table:table-cell>
          <table:table-cell office:value-type="float" office:value="6.753296" calcext:value-type="float">
            <text:p>6.753296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623366" calcext:value-type="float">
            <text:p>6.623366</text:p>
          </table:table-cell>
          <table:table-cell office:value-type="float" office:value="6.7505422" calcext:value-type="float">
            <text:p>6.7505422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.709268" calcext:value-type="float">
            <text:p>5.709268</text:p>
          </table:table-cell>
          <table:table-cell office:value-type="float" office:value="6.7468774" calcext:value-type="float">
            <text:p>6.7468774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7.68817" calcext:value-type="float">
            <text:p>7.68817</text:p>
          </table:table-cell>
          <table:table-cell office:value-type="float" office:value="6.7875205" calcext:value-type="float">
            <text:p>6.7875205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635316" calcext:value-type="float">
            <text:p>6.635316</text:p>
          </table:table-cell>
          <table:table-cell office:value-type="float" office:value="6.72955405" calcext:value-type="float">
            <text:p>6.72955405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504562" calcext:value-type="float">
            <text:p>6.504562</text:p>
          </table:table-cell>
          <table:table-cell office:value-type="float" office:value="6.73374905" calcext:value-type="float">
            <text:p>6.73374905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.577321" calcext:value-type="float">
            <text:p>6.577321</text:p>
          </table:table-cell>
          <table:table-cell office:value-type="float" office:value="6.78433625" calcext:value-type="float">
            <text:p>6.78433625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.676664" calcext:value-type="float">
            <text:p>6.676664</text:p>
          </table:table-cell>
          <table:table-cell office:value-type="float" office:value="6.687669" calcext:value-type="float">
            <text:p>6.687669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.783264" calcext:value-type="float">
            <text:p>6.783264</text:p>
          </table:table-cell>
          <table:table-cell office:value-type="float" office:value="6.6849784" calcext:value-type="float">
            <text:p>6.6849784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83754" calcext:value-type="float">
            <text:p>6.83754</text:p>
          </table:table-cell>
          <table:table-cell office:value-type="float" office:value="6.68271045" calcext:value-type="float">
            <text:p>6.68271045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819418" calcext:value-type="float">
            <text:p>6.819418</text:p>
          </table:table-cell>
          <table:table-cell office:value-type="float" office:value="6.68002665" calcext:value-type="float">
            <text:p>6.68002665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.769873" calcext:value-type="float">
            <text:p>6.769873</text:p>
          </table:table-cell>
          <table:table-cell office:value-type="float" office:value="6.6795462" calcext:value-type="float">
            <text:p>6.6795462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.761406" calcext:value-type="float">
            <text:p>6.761406</text:p>
          </table:table-cell>
          <table:table-cell office:value-type="float" office:value="6.67471835" calcext:value-type="float">
            <text:p>6.67471835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.812964" calcext:value-type="float">
            <text:p>6.812964</text:p>
          </table:table-cell>
          <table:table-cell office:value-type="float" office:value="6.67066815" calcext:value-type="float">
            <text:p>6.67066815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879443" calcext:value-type="float">
            <text:p>6.879443</text:p>
          </table:table-cell>
          <table:table-cell office:value-type="float" office:value="6.6673957" calcext:value-type="float">
            <text:p>6.6673957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893915" calcext:value-type="float">
            <text:p>6.893915</text:p>
          </table:table-cell>
          <table:table-cell office:value-type="float" office:value="6.6614716" calcext:value-type="float">
            <text:p>6.6614716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851127" calcext:value-type="float">
            <text:p>6.851127</text:p>
          </table:table-cell>
          <table:table-cell office:value-type="float" office:value="6.65618325" calcext:value-type="float">
            <text:p>6.65618325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818946" calcext:value-type="float">
            <text:p>6.818946</text:p>
          </table:table-cell>
          <table:table-cell office:value-type="float" office:value="6.65518035" calcext:value-type="float">
            <text:p>6.65518035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833912" calcext:value-type="float">
            <text:p>6.833912</text:p>
          </table:table-cell>
          <table:table-cell office:value-type="float" office:value="6.6573943" calcext:value-type="float">
            <text:p>6.6573943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834386" calcext:value-type="float">
            <text:p>6.834386</text:p>
          </table:table-cell>
          <table:table-cell office:value-type="float" office:value="6.65725055" calcext:value-type="float">
            <text:p>6.65725055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699983" calcext:value-type="float">
            <text:p>6.699983</text:p>
          </table:table-cell>
          <table:table-cell office:value-type="float" office:value="6.65524875" calcext:value-type="float">
            <text:p>6.65524875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55007" calcext:value-type="float">
            <text:p>6.55007</text:p>
          </table:table-cell>
          <table:table-cell office:value-type="float" office:value="6.66005795" calcext:value-type="float">
            <text:p>6.66005795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52213" calcext:value-type="float">
            <text:p>6.52213</text:p>
          </table:table-cell>
          <table:table-cell office:value-type="float" office:value="6.6735932" calcext:value-type="float">
            <text:p>6.6735932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.528841" calcext:value-type="float">
            <text:p>6.528841</text:p>
          </table:table-cell>
          <table:table-cell office:value-type="float" office:value="6.68868695" calcext:value-type="float">
            <text:p>6.68868695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719216" calcext:value-type="float">
            <text:p>6.719216</text:p>
          </table:table-cell>
          <table:table-cell office:value-type="float" office:value="6.70063875" calcext:value-type="float">
            <text:p>6.70063875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7.516306" calcext:value-type="float">
            <text:p>7.516306</text:p>
          </table:table-cell>
          <table:table-cell office:value-type="float" office:value="6.6978479" calcext:value-type="float">
            <text:p>6.6978479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.643976" calcext:value-type="float">
            <text:p>4.643976</text:p>
          </table:table-cell>
          <table:table-cell office:value-type="float" office:value="6.6480939" calcext:value-type="float">
            <text:p>6.6480939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622852" calcext:value-type="float">
            <text:p>6.622852</text:p>
          </table:table-cell>
          <table:table-cell office:value-type="float" office:value="6.73692495" calcext:value-type="float">
            <text:p>6.73692495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737905" calcext:value-type="float">
            <text:p>6.737905</text:p>
          </table:table-cell>
          <table:table-cell office:value-type="float" office:value="6.7289447" calcext:value-type="float">
            <text:p>6.7289447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783864" calcext:value-type="float">
            <text:p>6.783864</text:p>
          </table:table-cell>
          <table:table-cell office:value-type="float" office:value="6.7264718" calcext:value-type="float">
            <text:p>6.7264718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809809" calcext:value-type="float">
            <text:p>6.809809</text:p>
          </table:table-cell>
          <table:table-cell office:value-type="float" office:value="6.54076515" calcext:value-type="float">
            <text:p>6.54076515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673316" calcext:value-type="float">
            <text:p>6.673316</text:p>
          </table:table-cell>
          <table:table-cell office:value-type="float" office:value="6.5157854" calcext:value-type="float">
            <text:p>6.5157854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.680402" calcext:value-type="float">
            <text:p>6.680402</text:p>
          </table:table-cell>
          <table:table-cell office:value-type="float" office:value="6.51677005" calcext:value-type="float">
            <text:p>6.51677005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.747515" calcext:value-type="float">
            <text:p>6.747515</text:p>
          </table:table-cell>
          <table:table-cell office:value-type="float" office:value="6.52154465" calcext:value-type="float">
            <text:p>6.52154465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760961" calcext:value-type="float">
            <text:p>6.760961</text:p>
          </table:table-cell>
          <table:table-cell office:value-type="float" office:value="6.52162305" calcext:value-type="float">
            <text:p>6.52162305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788148" calcext:value-type="float">
            <text:p>6.788148</text:p>
          </table:table-cell>
          <table:table-cell office:value-type="float" office:value="6.52001225" calcext:value-type="float">
            <text:p>6.52001225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831069" calcext:value-type="float">
            <text:p>6.831069</text:p>
          </table:table-cell>
          <table:table-cell office:value-type="float" office:value="6.51704905" calcext:value-type="float">
            <text:p>6.51704905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.863225" calcext:value-type="float">
            <text:p>6.863225</text:p>
          </table:table-cell>
          <table:table-cell office:value-type="float" office:value="6.51389755" calcext:value-type="float">
            <text:p>6.51389755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831037" calcext:value-type="float">
            <text:p>6.831037</text:p>
          </table:table-cell>
          <table:table-cell office:value-type="float" office:value="6.5117375" calcext:value-type="float">
            <text:p>6.5117375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79435" calcext:value-type="float">
            <text:p>6.79435</text:p>
          </table:table-cell>
          <table:table-cell office:value-type="float" office:value="6.5117413" calcext:value-type="float">
            <text:p>6.5117413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796167" calcext:value-type="float">
            <text:p>6.796167</text:p>
          </table:table-cell>
          <table:table-cell office:value-type="float" office:value="6.51394565" calcext:value-type="float">
            <text:p>6.51394565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820775" calcext:value-type="float">
            <text:p>6.820775</text:p>
          </table:table-cell>
          <table:table-cell office:value-type="float" office:value="6.51648855" calcext:value-type="float">
            <text:p>6.51648855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.824005" calcext:value-type="float">
            <text:p>6.824005</text:p>
          </table:table-cell>
          <table:table-cell office:value-type="float" office:value="6.51658975" calcext:value-type="float">
            <text:p>6.51658975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.767877" calcext:value-type="float">
            <text:p>6.767877</text:p>
          </table:table-cell>
          <table:table-cell office:value-type="float" office:value="6.5172165" calcext:value-type="float">
            <text:p>6.5172165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663399" calcext:value-type="float">
            <text:p>6.663399</text:p>
          </table:table-cell>
          <table:table-cell office:value-type="float" office:value="6.5211943" calcext:value-type="float">
            <text:p>6.5211943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521226" calcext:value-type="float">
            <text:p>6.521226</text:p>
          </table:table-cell>
          <table:table-cell office:value-type="float" office:value="6.5284233" calcext:value-type="float">
            <text:p>6.5284233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420597" calcext:value-type="float">
            <text:p>6.420597</text:p>
          </table:table-cell>
          <table:table-cell office:value-type="float" office:value="6.541164" calcext:value-type="float">
            <text:p>6.541164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.463247" calcext:value-type="float">
            <text:p>6.463247</text:p>
          </table:table-cell>
          <table:table-cell office:value-type="float" office:value="6.55776715" calcext:value-type="float">
            <text:p>6.55776715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688447" calcext:value-type="float">
            <text:p>6.688447</text:p>
          </table:table-cell>
          <table:table-cell office:value-type="float" office:value="6.5708991" calcext:value-type="float">
            <text:p>6.5708991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.069731" calcext:value-type="float">
            <text:p>3.069731</text:p>
          </table:table-cell>
          <table:table-cell office:value-type="float" office:value="6.5710495" calcext:value-type="float">
            <text:p>6.5710495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310214" calcext:value-type="float">
            <text:p>6.310214</text:p>
          </table:table-cell>
          <table:table-cell office:value-type="float" office:value="6.7498159" calcext:value-type="float">
            <text:p>6.7498159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693009" calcext:value-type="float">
            <text:p>6.693009</text:p>
          </table:table-cell>
          <table:table-cell office:value-type="float" office:value="6.76202165" calcext:value-type="float">
            <text:p>6.76202165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.775894" calcext:value-type="float">
            <text:p>6.775894</text:p>
          </table:table-cell>
          <table:table-cell office:value-type="float" office:value="6.7457862" calcext:value-type="float">
            <text:p>6.7457862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.749083" calcext:value-type="float">
            <text:p>6.749083</text:p>
          </table:table-cell>
          <table:table-cell office:value-type="float" office:value="6.838533" calcext:value-type="float">
            <text:p>6.838533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728745" calcext:value-type="float">
            <text:p>6.728745</text:p>
          </table:table-cell>
          <table:table-cell office:value-type="float" office:value="6.828257" calcext:value-type="float">
            <text:p>6.828257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.728884" calcext:value-type="float">
            <text:p>6.728884</text:p>
          </table:table-cell>
          <table:table-cell office:value-type="float" office:value="6.81670345" calcext:value-type="float">
            <text:p>6.81670345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.768039" calcext:value-type="float">
            <text:p>6.768039</text:p>
          </table:table-cell>
          <table:table-cell office:value-type="float" office:value="6.81311675" calcext:value-type="float">
            <text:p>6.81311675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.820024" calcext:value-type="float">
            <text:p>6.820024</text:p>
          </table:table-cell>
          <table:table-cell office:value-type="float" office:value="6.8142665" calcext:value-type="float">
            <text:p>6.8142665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.831113" calcext:value-type="float">
            <text:p>6.831113</text:p>
          </table:table-cell>
          <table:table-cell office:value-type="float" office:value="6.80861005" calcext:value-type="float">
            <text:p>6.80861005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.838437" calcext:value-type="float">
            <text:p>6.838437</text:p>
          </table:table-cell>
          <table:table-cell office:value-type="float" office:value="6.80036035" calcext:value-type="float">
            <text:p>6.80036035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847025" calcext:value-type="float">
            <text:p>6.847025</text:p>
          </table:table-cell>
          <table:table-cell office:value-type="float" office:value="6.7943554" calcext:value-type="float">
            <text:p>6.7943554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822799" calcext:value-type="float">
            <text:p>6.822799</text:p>
          </table:table-cell>
          <table:table-cell office:value-type="float" office:value="6.7906963" calcext:value-type="float">
            <text:p>6.7906963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.83654" calcext:value-type="float">
            <text:p>6.83654</text:p>
          </table:table-cell>
          <table:table-cell office:value-type="float" office:value="6.7895236" calcext:value-type="float">
            <text:p>6.7895236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847433" calcext:value-type="float">
            <text:p>6.847433</text:p>
          </table:table-cell>
          <table:table-cell office:value-type="float" office:value="6.7895324" calcext:value-type="float">
            <text:p>6.7895324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.807979" calcext:value-type="float">
            <text:p>6.807979</text:p>
          </table:table-cell>
          <table:table-cell office:value-type="float" office:value="6.79097705" calcext:value-type="float">
            <text:p>6.79097705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.77604" calcext:value-type="float">
            <text:p>6.77604</text:p>
          </table:table-cell>
          <table:table-cell office:value-type="float" office:value="6.7929525" calcext:value-type="float">
            <text:p>6.7929525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.75266" calcext:value-type="float">
            <text:p>6.75266</text:p>
          </table:table-cell>
          <table:table-cell office:value-type="float" office:value="6.79550335" calcext:value-type="float">
            <text:p>6.79550335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.725886" calcext:value-type="float">
            <text:p>6.725886</text:p>
          </table:table-cell>
          <table:table-cell office:value-type="float" office:value="6.7995624" calcext:value-type="float">
            <text:p>6.7995624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.691455" calcext:value-type="float">
            <text:p>6.691455</text:p>
          </table:table-cell>
          <table:table-cell office:value-type="float" office:value="6.8037667" calcext:value-type="float">
            <text:p>6.8037667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645059" calcext:value-type="float">
            <text:p>6.645059</text:p>
          </table:table-cell>
          <table:table-cell office:value-type="float" office:value="6.804623" calcext:value-type="float">
            <text:p>6.804623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.554329" calcext:value-type="float">
            <text:p>6.554329</text:p>
          </table:table-cell>
          <table:table-cell office:value-type="float" office:value="6.80317095" calcext:value-type="float">
            <text:p>6.80317095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.3683" calcext:value-type="float">
            <text:p>6.3683</text:p>
          </table:table-cell>
          <table:table-cell office:value-type="float" office:value="6.8092551" calcext:value-type="float">
            <text:p>6.8092551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8.63083" calcext:value-type="float">
            <text:p>8.63083</text:p>
          </table:table-cell>
          <table:table-cell office:value-type="float" office:value="6.830038" calcext:value-type="float">
            <text:p>6.830038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.543563" calcext:value-type="float">
            <text:p>6.543563</text:p>
          </table:table-cell>
          <table:table-cell office:value-type="float" office:value="6.735688" calcext:value-type="float">
            <text:p>6.735688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.497674" calcext:value-type="float">
            <text:p>6.497674</text:p>
          </table:table-cell>
          <table:table-cell office:value-type="float" office:value="6.7387482" calcext:value-type="float">
            <text:p>6.7387482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.65715" calcext:value-type="float">
            <text:p>6.65715</text:p>
          </table:table-cell>
          <table:table-cell office:value-type="float" office:value="6.7335385" calcext:value-type="float">
            <text:p>6.7335385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.791034" calcext:value-type="float">
            <text:p>6.791034</text:p>
          </table:table-cell>
          <table:table-cell office:value-type="float" office:value="6.62061535" calcext:value-type="float">
            <text:p>6.62061535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.706895" calcext:value-type="float">
            <text:p>6.706895</text:p>
          </table:table-cell>
          <table:table-cell office:value-type="float" office:value="6.61711725" calcext:value-type="float">
            <text:p>6.61711725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.666119" calcext:value-type="float">
            <text:p>6.666119</text:p>
          </table:table-cell>
          <table:table-cell office:value-type="float" office:value="6.6135064" calcext:value-type="float">
            <text:p>6.6135064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.718338" calcext:value-type="float">
            <text:p>6.718338</text:p>
          </table:table-cell>
          <table:table-cell office:value-type="float" office:value="6.61665625" calcext:value-type="float">
            <text:p>6.61665625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.773843" calcext:value-type="float">
            <text:p>6.773843</text:p>
          </table:table-cell>
          <table:table-cell office:value-type="float" office:value="6.61895775" calcext:value-type="float">
            <text:p>6.61895775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.799345" calcext:value-type="float">
            <text:p>6.799345</text:p>
          </table:table-cell>
          <table:table-cell office:value-type="float" office:value="6.61575245" calcext:value-type="float">
            <text:p>6.61575245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.836716" calcext:value-type="float">
            <text:p>6.836716</text:p>
          </table:table-cell>
          <table:table-cell office:value-type="float" office:value="6.6090075" calcext:value-type="float">
            <text:p>6.6090075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876326" calcext:value-type="float">
            <text:p>6.876326</text:p>
          </table:table-cell>
          <table:table-cell office:value-type="float" office:value="6.602693" calcext:value-type="float">
            <text:p>6.602693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.847488" calcext:value-type="float">
            <text:p>6.847488</text:p>
          </table:table-cell>
          <table:table-cell office:value-type="float" office:value="6.59843725" calcext:value-type="float">
            <text:p>6.59843725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.827057" calcext:value-type="float">
            <text:p>6.827057</text:p>
          </table:table-cell>
          <table:table-cell office:value-type="float" office:value="6.5980242" calcext:value-type="float">
            <text:p>6.5980242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.833841" calcext:value-type="float">
            <text:p>6.833841</text:p>
          </table:table-cell>
          <table:table-cell office:value-type="float" office:value="6.6006103" calcext:value-type="float">
            <text:p>6.6006103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.809972" calcext:value-type="float">
            <text:p>6.809972</text:p>
          </table:table-cell>
          <table:table-cell office:value-type="float" office:value="6.60367045" calcext:value-type="float">
            <text:p>6.60367045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.708581" calcext:value-type="float">
            <text:p>6.708581</text:p>
          </table:table-cell>
          <table:table-cell office:value-type="float" office:value="6.60579285" calcext:value-type="float">
            <text:p>6.60579285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.616018" calcext:value-type="float">
            <text:p>6.616018</text:p>
          </table:table-cell>
          <table:table-cell office:value-type="float" office:value="6.6109445" calcext:value-type="float">
            <text:p>6.6109445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.676012" calcext:value-type="float">
            <text:p>6.676012</text:p>
          </table:table-cell>
          <table:table-cell office:value-type="float" office:value="6.6209193" calcext:value-type="float">
            <text:p>6.6209193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.783958" calcext:value-type="float">
            <text:p>6.783958</text:p>
          </table:table-cell>
          <table:table-cell office:value-type="float" office:value="6.6282296" calcext:value-type="float">
            <text:p>6.6282296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.74383" calcext:value-type="float">
            <text:p>6.74383</text:p>
          </table:table-cell>
          <table:table-cell office:value-type="float" office:value="6.62938" calcext:value-type="float">
            <text:p>6.62938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.604767" calcext:value-type="float">
            <text:p>6.604767</text:p>
          </table:table-cell>
          <table:table-cell office:value-type="float" office:value="6.62979985" calcext:value-type="float">
            <text:p>6.62979985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.39348" calcext:value-type="float">
            <text:p>6.39348</text:p>
          </table:table-cell>
          <table:table-cell office:value-type="float" office:value="6.6333228" calcext:value-type="float">
            <text:p>6.6333228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.398687" calcext:value-type="float">
            <text:p>4.398687</text:p>
          </table:table-cell>
          <table:table-cell office:value-type="float" office:value="6.64586935" calcext:value-type="float">
            <text:p>6.64586935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.721072" calcext:value-type="float">
            <text:p>6.721072</text:p>
          </table:table-cell>
          <table:table-cell office:value-type="float" office:value="6.7591682" calcext:value-type="float">
            <text:p>6.7591682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.634678" calcext:value-type="float">
            <text:p>6.634678</text:p>
          </table:table-cell>
          <table:table-cell office:value-type="float" office:value="6.7565465" calcext:value-type="float">
            <text:p>6.7565465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.729116" calcext:value-type="float">
            <text:p>6.729116</text:p>
          </table:table-cell>
          <table:table-cell office:value-type="float" office:value="6.75269605" calcext:value-type="float">
            <text:p>6.75269605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.764368" calcext:value-type="float">
            <text:p>6.764368</text:p>
          </table:table-cell>
          <table:table-cell office:value-type="float" office:value="6.7224613" calcext:value-type="float">
            <text:p>6.7224613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.709737" calcext:value-type="float">
            <text:p>6.709737</text:p>
          </table:table-cell>
          <table:table-cell office:value-type="float" office:value="6.71055365" calcext:value-type="float">
            <text:p>6.71055365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.664446" calcext:value-type="float">
            <text:p>6.664446</text:p>
          </table:table-cell>
          <table:table-cell office:value-type="float" office:value="6.70250875" calcext:value-type="float">
            <text:p>6.70250875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.710426" calcext:value-type="float">
            <text:p>6.710426</text:p>
          </table:table-cell>
          <table:table-cell office:value-type="float" office:value="6.6978625" calcext:value-type="float">
            <text:p>6.6978625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.791211" calcext:value-type="float">
            <text:p>6.791211</text:p>
          </table:table-cell>
          <table:table-cell office:value-type="float" office:value="6.6920134" calcext:value-type="float">
            <text:p>6.6920134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.839227" calcext:value-type="float">
            <text:p>6.839227</text:p>
          </table:table-cell>
          <table:table-cell office:value-type="float" office:value="6.68590155" calcext:value-type="float">
            <text:p>6.68590155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.878779" calcext:value-type="float">
            <text:p>6.878779</text:p>
          </table:table-cell>
          <table:table-cell office:value-type="float" office:value="6.68207655" calcext:value-type="float">
            <text:p>6.68207655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895044" calcext:value-type="float">
            <text:p>6.895044</text:p>
          </table:table-cell>
          <table:table-cell office:value-type="float" office:value="6.67968245" calcext:value-type="float">
            <text:p>6.67968245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.85242" calcext:value-type="float">
            <text:p>6.85242</text:p>
          </table:table-cell>
          <table:table-cell office:value-type="float" office:value="6.6755132" calcext:value-type="float">
            <text:p>6.6755132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.811614" calcext:value-type="float">
            <text:p>6.811614</text:p>
          </table:table-cell>
          <table:table-cell office:value-type="float" office:value="6.6709063" calcext:value-type="float">
            <text:p>6.6709063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.815514" calcext:value-type="float">
            <text:p>6.815514</text:p>
          </table:table-cell>
          <table:table-cell office:value-type="float" office:value="6.66896375" calcext:value-type="float">
            <text:p>6.66896375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.822218" calcext:value-type="float">
            <text:p>6.822218</text:p>
          </table:table-cell>
          <table:table-cell office:value-type="float" office:value="6.6708157" calcext:value-type="float">
            <text:p>6.6708157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.806966" calcext:value-type="float">
            <text:p>6.806966</text:p>
          </table:table-cell>
          <table:table-cell office:value-type="float" office:value="6.67590165" calcext:value-type="float">
            <text:p>6.67590165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.752227" calcext:value-type="float">
            <text:p>6.752227</text:p>
          </table:table-cell>
          <table:table-cell office:value-type="float" office:value="6.68101105" calcext:value-type="float">
            <text:p>6.68101105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.675226" calcext:value-type="float">
            <text:p>6.675226</text:p>
          </table:table-cell>
          <table:table-cell office:value-type="float" office:value="6.68702065" calcext:value-type="float">
            <text:p>6.68702065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.644411" calcext:value-type="float">
            <text:p>6.644411</text:p>
          </table:table-cell>
          <table:table-cell office:value-type="float" office:value="6.69660435" calcext:value-type="float">
            <text:p>6.69660435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.664664" calcext:value-type="float">
            <text:p>6.664664</text:p>
          </table:table-cell>
          <table:table-cell office:value-type="float" office:value="6.70625865" calcext:value-type="float">
            <text:p>6.70625865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.668638" calcext:value-type="float">
            <text:p>6.668638</text:p>
          </table:table-cell>
          <table:table-cell office:value-type="float" office:value="6.71117945" calcext:value-type="float">
            <text:p>6.71117945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.557669" calcext:value-type="float">
            <text:p>6.557669</text:p>
          </table:table-cell>
          <table:table-cell office:value-type="float" office:value="6.7020129" calcext:value-type="float">
            <text:p>6.7020129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.124421" calcext:value-type="float">
            <text:p>6.124421</text:p>
          </table:table-cell>
          <table:table-cell office:value-type="float" office:value="6.68716515" calcext:value-type="float">
            <text:p>6.68716515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.526215" calcext:value-type="float">
            <text:p>6.526215</text:p>
          </table:table-cell>
          <table:table-cell office:value-type="float" office:value="6.7139113" calcext:value-type="float">
            <text:p>6.7139113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.548839" calcext:value-type="float">
            <text:p>6.548839</text:p>
          </table:table-cell>
          <table:table-cell office:value-type="float" office:value="6.7390892" calcext:value-type="float">
            <text:p>6.7390892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.571521" calcext:value-type="float">
            <text:p>6.571521</text:p>
          </table:table-cell>
          <table:table-cell office:value-type="float" office:value="6.75106565" calcext:value-type="float">
            <text:p>6.75106565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.593444" calcext:value-type="float">
            <text:p>6.593444</text:p>
          </table:table-cell>
          <table:table-cell office:value-type="float" office:value="6.7387522" calcext:value-type="float">
            <text:p>6.7387522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.668974" calcext:value-type="float">
            <text:p>6.668974</text:p>
          </table:table-cell>
          <table:table-cell office:value-type="float" office:value="6.73207135" calcext:value-type="float">
            <text:p>6.73207135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.762727" calcext:value-type="float">
            <text:p>6.762727</text:p>
          </table:table-cell>
          <table:table-cell office:value-type="float" office:value="6.7368457" calcext:value-type="float">
            <text:p>6.7368457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.830897" calcext:value-type="float">
            <text:p>6.830897</text:p>
          </table:table-cell>
          <table:table-cell office:value-type="float" office:value="6.73986475" calcext:value-type="float">
            <text:p>6.73986475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.811659" calcext:value-type="float">
            <text:p>6.811659</text:p>
          </table:table-cell>
          <table:table-cell office:value-type="float" office:value="6.7321253" calcext:value-type="float">
            <text:p>6.7321253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.760282" calcext:value-type="float">
            <text:p>6.760282</text:p>
          </table:table-cell>
          <table:table-cell office:value-type="float" office:value="6.72509535" calcext:value-type="float">
            <text:p>6.72509535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.772763" calcext:value-type="float">
            <text:p>6.772763</text:p>
          </table:table-cell>
          <table:table-cell office:value-type="float" office:value="6.7224995" calcext:value-type="float">
            <text:p>6.7224995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.852553" calcext:value-type="float">
            <text:p>6.852553</text:p>
          </table:table-cell>
          <table:table-cell office:value-type="float" office:value="6.71998105" calcext:value-type="float">
            <text:p>6.71998105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.923937" calcext:value-type="float">
            <text:p>6.923937</text:p>
          </table:table-cell>
          <table:table-cell office:value-type="float" office:value="6.71709765" calcext:value-type="float">
            <text:p>6.71709765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.909154" calcext:value-type="float">
            <text:p>6.909154</text:p>
          </table:table-cell>
          <table:table-cell office:value-type="float" office:value="6.7135796" calcext:value-type="float">
            <text:p>6.7135796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.872419" calcext:value-type="float">
            <text:p>6.872419</text:p>
          </table:table-cell>
          <table:table-cell office:value-type="float" office:value="6.71037165" calcext:value-type="float">
            <text:p>6.71037165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.8669" calcext:value-type="float">
            <text:p>6.8669</text:p>
          </table:table-cell>
          <table:table-cell office:value-type="float" office:value="6.70792965" calcext:value-type="float">
            <text:p>6.70792965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.837497" calcext:value-type="float">
            <text:p>6.837497</text:p>
          </table:table-cell>
          <table:table-cell office:value-type="float" office:value="6.707162" calcext:value-type="float">
            <text:p>6.707162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76308" calcext:value-type="float">
            <text:p>6.76308</text:p>
          </table:table-cell>
          <table:table-cell office:value-type="float" office:value="6.7099796" calcext:value-type="float">
            <text:p>6.7099796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.485307" calcext:value-type="float">
            <text:p>6.485307</text:p>
          </table:table-cell>
          <table:table-cell office:value-type="float" office:value="6.71529935" calcext:value-type="float">
            <text:p>6.71529935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.260714" calcext:value-type="float">
            <text:p>6.260714</text:p>
          </table:table-cell>
          <table:table-cell office:value-type="float" office:value="6.7311451" calcext:value-type="float">
            <text:p>6.7311451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.659344" calcext:value-type="float">
            <text:p>6.659344</text:p>
          </table:table-cell>
          <table:table-cell office:value-type="float" office:value="6.7566793" calcext:value-type="float">
            <text:p>6.7566793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7.029773" calcext:value-type="float">
            <text:p>7.029773</text:p>
          </table:table-cell>
          <table:table-cell office:value-type="float" office:value="6.7607139" calcext:value-type="float">
            <text:p>6.7607139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.788368" calcext:value-type="float">
            <text:p>6.788368</text:p>
          </table:table-cell>
          <table:table-cell office:value-type="float" office:value="6.74326115" calcext:value-type="float">
            <text:p>6.74326115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.325252" calcext:value-type="float">
            <text:p>6.325252</text:p>
          </table:table-cell>
          <table:table-cell office:value-type="float" office:value="6.73522605" calcext:value-type="float">
            <text:p>6.73522605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.459827" calcext:value-type="float">
            <text:p>6.459827</text:p>
          </table:table-cell>
          <table:table-cell office:value-type="float" office:value="6.75063365" calcext:value-type="float">
            <text:p>6.75063365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.764461" calcext:value-type="float">
            <text:p>6.764461</text:p>
          </table:table-cell>
          <table:table-cell office:value-type="float" office:value="6.7628346" calcext:value-type="float">
            <text:p>6.7628346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.823108" calcext:value-type="float">
            <text:p>6.823108</text:p>
          </table:table-cell>
          <table:table-cell office:value-type="float" office:value="6.7600853" calcext:value-type="float">
            <text:p>6.7600853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.676108" calcext:value-type="float">
            <text:p>6.676108</text:p>
          </table:table-cell>
          <table:table-cell office:value-type="float" office:value="6.76005" calcext:value-type="float">
            <text:p>6.76005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.67106" calcext:value-type="float">
            <text:p>6.67106</text:p>
          </table:table-cell>
          <table:table-cell office:value-type="float" office:value="6.7293003" calcext:value-type="float">
            <text:p>6.7293003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.708365" calcext:value-type="float">
            <text:p>6.708365</text:p>
          </table:table-cell>
          <table:table-cell office:value-type="float" office:value="6.72629485" calcext:value-type="float">
            <text:p>6.72629485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.722394" calcext:value-type="float">
            <text:p>6.722394</text:p>
          </table:table-cell>
          <table:table-cell office:value-type="float" office:value="6.7327116" calcext:value-type="float">
            <text:p>6.7327116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.794885" calcext:value-type="float">
            <text:p>6.794885</text:p>
          </table:table-cell>
          <table:table-cell office:value-type="float" office:value="6.73225605" calcext:value-type="float">
            <text:p>6.73225605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.853576" calcext:value-type="float">
            <text:p>6.853576</text:p>
          </table:table-cell>
          <table:table-cell office:value-type="float" office:value="6.72031685" calcext:value-type="float">
            <text:p>6.72031685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.844995" calcext:value-type="float">
            <text:p>6.844995</text:p>
          </table:table-cell>
          <table:table-cell office:value-type="float" office:value="6.7119661" calcext:value-type="float">
            <text:p>6.7119661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.823579" calcext:value-type="float">
            <text:p>6.823579</text:p>
          </table:table-cell>
          <table:table-cell office:value-type="float" office:value="6.70780825" calcext:value-type="float">
            <text:p>6.70780825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.851547" calcext:value-type="float">
            <text:p>6.851547</text:p>
          </table:table-cell>
          <table:table-cell office:value-type="float" office:value="6.70475475" calcext:value-type="float">
            <text:p>6.70475475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.893849" calcext:value-type="float">
            <text:p>6.893849</text:p>
          </table:table-cell>
          <table:table-cell office:value-type="float" office:value="6.7035662" calcext:value-type="float">
            <text:p>6.7035662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.869475" calcext:value-type="float">
            <text:p>6.869475</text:p>
          </table:table-cell>
          <table:table-cell office:value-type="float" office:value="6.70049195" calcext:value-type="float">
            <text:p>6.70049195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.802222" calcext:value-type="float">
            <text:p>6.802222</text:p>
          </table:table-cell>
          <table:table-cell office:value-type="float" office:value="6.69624035" calcext:value-type="float">
            <text:p>6.69624035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771398" calcext:value-type="float">
            <text:p>6.771398</text:p>
          </table:table-cell>
          <table:table-cell office:value-type="float" office:value="6.69596195" calcext:value-type="float">
            <text:p>6.69596195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740036" calcext:value-type="float">
            <text:p>6.740036</text:p>
          </table:table-cell>
          <table:table-cell office:value-type="float" office:value="6.70122875" calcext:value-type="float">
            <text:p>6.70122875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.680718" calcext:value-type="float">
            <text:p>6.680718</text:p>
          </table:table-cell>
          <table:table-cell office:value-type="float" office:value="6.7091256" calcext:value-type="float">
            <text:p>6.7091256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.627666" calcext:value-type="float">
            <text:p>6.627666</text:p>
          </table:table-cell>
          <table:table-cell office:value-type="float" office:value="6.717705" calcext:value-type="float">
            <text:p>6.717705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633404" calcext:value-type="float">
            <text:p>6.633404</text:p>
          </table:table-cell>
          <table:table-cell office:value-type="float" office:value="6.72537315" calcext:value-type="float">
            <text:p>6.72537315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.703846" calcext:value-type="float">
            <text:p>6.703846</text:p>
          </table:table-cell>
          <table:table-cell office:value-type="float" office:value="6.7270337" calcext:value-type="float">
            <text:p>6.7270337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.709475" calcext:value-type="float">
            <text:p>6.709475</text:p>
          </table:table-cell>
          <table:table-cell office:value-type="float" office:value="6.72282935" calcext:value-type="float">
            <text:p>6.72282935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.822402" calcext:value-type="float">
            <text:p>6.822402</text:p>
          </table:table-cell>
          <table:table-cell office:value-type="float" office:value="6.72362415" calcext:value-type="float">
            <text:p>6.72362415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.061114" calcext:value-type="float">
            <text:p>6.061114</text:p>
          </table:table-cell>
          <table:table-cell office:value-type="float" office:value="6.719972" calcext:value-type="float">
            <text:p>6.719972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.610951" calcext:value-type="float">
            <text:p>6.610951</text:p>
          </table:table-cell>
          <table:table-cell office:value-type="float" office:value="6.74649505" calcext:value-type="float">
            <text:p>6.74649505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.8367" calcext:value-type="float">
            <text:p>6.8367</text:p>
          </table:table-cell>
          <table:table-cell office:value-type="float" office:value="6.73405515" calcext:value-type="float">
            <text:p>6.73405515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.713283" calcext:value-type="float">
            <text:p>6.713283</text:p>
          </table:table-cell>
          <table:table-cell office:value-type="float" office:value="6.70038975" calcext:value-type="float">
            <text:p>6.70038975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.556101" calcext:value-type="float">
            <text:p>6.556101</text:p>
          </table:table-cell>
          <table:table-cell office:value-type="float" office:value="6.67538435" calcext:value-type="float">
            <text:p>6.67538435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686561" calcext:value-type="float">
            <text:p>6.686561</text:p>
          </table:table-cell>
          <table:table-cell office:value-type="float" office:value="6.66783625" calcext:value-type="float">
            <text:p>6.66783625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.761838" calcext:value-type="float">
            <text:p>6.761838</text:p>
          </table:table-cell>
          <table:table-cell office:value-type="float" office:value="6.6657912" calcext:value-type="float">
            <text:p>6.6657912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.762509" calcext:value-type="float">
            <text:p>6.762509</text:p>
          </table:table-cell>
          <table:table-cell office:value-type="float" office:value="6.66712435" calcext:value-type="float">
            <text:p>6.66712435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.827776" calcext:value-type="float">
            <text:p>6.827776</text:p>
          </table:table-cell>
          <table:table-cell office:value-type="float" office:value="6.6690419" calcext:value-type="float">
            <text:p>6.6690419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.832364" calcext:value-type="float">
            <text:p>6.832364</text:p>
          </table:table-cell>
          <table:table-cell office:value-type="float" office:value="6.66475005" calcext:value-type="float">
            <text:p>6.66475005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.784443" calcext:value-type="float">
            <text:p>6.784443</text:p>
          </table:table-cell>
          <table:table-cell office:value-type="float" office:value="6.6567438" calcext:value-type="float">
            <text:p>6.6567438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796654" calcext:value-type="float">
            <text:p>6.796654</text:p>
          </table:table-cell>
          <table:table-cell office:value-type="float" office:value="6.65311015" calcext:value-type="float">
            <text:p>6.65311015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.876734" calcext:value-type="float">
            <text:p>6.876734</text:p>
          </table:table-cell>
          <table:table-cell office:value-type="float" office:value="6.65405795" calcext:value-type="float">
            <text:p>6.65405795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.897973" calcext:value-type="float">
            <text:p>6.897973</text:p>
          </table:table-cell>
          <table:table-cell office:value-type="float" office:value="6.6539666" calcext:value-type="float">
            <text:p>6.6539666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.852306" calcext:value-type="float">
            <text:p>6.852306</text:p>
          </table:table-cell>
          <table:table-cell office:value-type="float" office:value="6.65377815" calcext:value-type="float">
            <text:p>6.65377815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781029" calcext:value-type="float">
            <text:p>6.781029</text:p>
          </table:table-cell>
          <table:table-cell office:value-type="float" office:value="6.6541474" calcext:value-type="float">
            <text:p>6.6541474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666615" calcext:value-type="float">
            <text:p>6.666615</text:p>
          </table:table-cell>
          <table:table-cell office:value-type="float" office:value="6.65548155" calcext:value-type="float">
            <text:p>6.65548155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.619759" calcext:value-type="float">
            <text:p>6.619759</text:p>
          </table:table-cell>
          <table:table-cell office:value-type="float" office:value="6.66352525" calcext:value-type="float">
            <text:p>6.66352525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.725371" calcext:value-type="float">
            <text:p>6.725371</text:p>
          </table:table-cell>
          <table:table-cell office:value-type="float" office:value="6.67448335" calcext:value-type="float">
            <text:p>6.67448335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749359" calcext:value-type="float">
            <text:p>6.749359</text:p>
          </table:table-cell>
          <table:table-cell office:value-type="float" office:value="6.67848375" calcext:value-type="float">
            <text:p>6.67848375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.591575" calcext:value-type="float">
            <text:p>6.591575</text:p>
          </table:table-cell>
          <table:table-cell office:value-type="float" office:value="6.6797325" calcext:value-type="float">
            <text:p>6.6797325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.362153" calcext:value-type="float">
            <text:p>6.362153</text:p>
          </table:table-cell>
          <table:table-cell office:value-type="float" office:value="6.686035" calcext:value-type="float">
            <text:p>6.686035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163392" calcext:value-type="float">
            <text:p>6.163392</text:p>
          </table:table-cell>
          <table:table-cell office:value-type="float" office:value="6.70154605" calcext:value-type="float">
            <text:p>6.70154605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213175" calcext:value-type="float">
            <text:p>6.213175</text:p>
          </table:table-cell>
          <table:table-cell office:value-type="float" office:value="6.7283333" calcext:value-type="float">
            <text:p>6.7283333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405139" calcext:value-type="float">
            <text:p>6.405139</text:p>
          </table:table-cell>
          <table:table-cell office:value-type="float" office:value="6.75440015" calcext:value-type="float">
            <text:p>6.75440015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.64566" calcext:value-type="float">
            <text:p>6.64566</text:p>
          </table:table-cell>
          <table:table-cell office:value-type="float" office:value="6.76393895" calcext:value-type="float">
            <text:p>6.76393895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788501" calcext:value-type="float">
            <text:p>6.788501</text:p>
          </table:table-cell>
          <table:table-cell office:value-type="float" office:value="6.7433616" calcext:value-type="float">
            <text:p>6.7433616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.80086" calcext:value-type="float">
            <text:p>6.80086</text:p>
          </table:table-cell>
          <table:table-cell office:value-type="float" office:value="6.6635093" calcext:value-type="float">
            <text:p>6.6635093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.741939" calcext:value-type="float">
            <text:p>6.741939</text:p>
          </table:table-cell>
          <table:table-cell office:value-type="float" office:value="6.63892235" calcext:value-type="float">
            <text:p>6.63892235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672239" calcext:value-type="float">
            <text:p>6.672239</text:p>
          </table:table-cell>
          <table:table-cell office:value-type="float" office:value="6.6386093" calcext:value-type="float">
            <text:p>6.6386093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71177" calcext:value-type="float">
            <text:p>6.71177</text:p>
          </table:table-cell>
          <table:table-cell office:value-type="float" office:value="6.6470797" calcext:value-type="float">
            <text:p>6.6470797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.81561" calcext:value-type="float">
            <text:p>6.81561</text:p>
          </table:table-cell>
          <table:table-cell office:value-type="float" office:value="6.65188525" calcext:value-type="float">
            <text:p>6.65188525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.874907" calcext:value-type="float">
            <text:p>6.874907</text:p>
          </table:table-cell>
          <table:table-cell office:value-type="float" office:value="6.64219905" calcext:value-type="float">
            <text:p>6.64219905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.894204" calcext:value-type="float">
            <text:p>6.894204</text:p>
          </table:table-cell>
          <table:table-cell office:value-type="float" office:value="6.62788705" calcext:value-type="float">
            <text:p>6.62788705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.859691" calcext:value-type="float">
            <text:p>6.859691</text:p>
          </table:table-cell>
          <table:table-cell office:value-type="float" office:value="6.6206631" calcext:value-type="float">
            <text:p>6.6206631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807712" calcext:value-type="float">
            <text:p>6.807712</text:p>
          </table:table-cell>
          <table:table-cell office:value-type="float" office:value="6.62113135" calcext:value-type="float">
            <text:p>6.62113135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827489" calcext:value-type="float">
            <text:p>6.827489</text:p>
          </table:table-cell>
          <table:table-cell office:value-type="float" office:value="6.62294185" calcext:value-type="float">
            <text:p>6.62294185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838921" calcext:value-type="float">
            <text:p>6.838921</text:p>
          </table:table-cell>
          <table:table-cell office:value-type="float" office:value="6.62047685" calcext:value-type="float">
            <text:p>6.62047685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.805379" calcext:value-type="float">
            <text:p>6.805379</text:p>
          </table:table-cell>
          <table:table-cell office:value-type="float" office:value="6.6185461" calcext:value-type="float">
            <text:p>6.6185461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774334" calcext:value-type="float">
            <text:p>6.774334</text:p>
          </table:table-cell>
          <table:table-cell office:value-type="float" office:value="6.6204271" calcext:value-type="float">
            <text:p>6.6204271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717625" calcext:value-type="float">
            <text:p>6.717625</text:p>
          </table:table-cell>
          <table:table-cell office:value-type="float" office:value="6.6251513" calcext:value-type="float">
            <text:p>6.6251513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.672374" calcext:value-type="float">
            <text:p>6.672374</text:p>
          </table:table-cell>
          <table:table-cell office:value-type="float" office:value="6.6326426" calcext:value-type="float">
            <text:p>6.6326426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.699137" calcext:value-type="float">
            <text:p>6.699137</text:p>
          </table:table-cell>
          <table:table-cell office:value-type="float" office:value="6.6384003" calcext:value-type="float">
            <text:p>6.6384003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.734512" calcext:value-type="float">
            <text:p>6.734512</text:p>
          </table:table-cell>
          <table:table-cell office:value-type="float" office:value="6.63775515" calcext:value-type="float">
            <text:p>6.63775515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595915" calcext:value-type="float">
            <text:p>6.595915</text:p>
          </table:table-cell>
          <table:table-cell office:value-type="float" office:value="6.63503695" calcext:value-type="float">
            <text:p>6.63503695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234113" calcext:value-type="float">
            <text:p>6.234113</text:p>
          </table:table-cell>
          <table:table-cell office:value-type="float" office:value="6.64258165" calcext:value-type="float">
            <text:p>6.64258165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5.191455" calcext:value-type="float">
            <text:p>5.191455</text:p>
          </table:table-cell>
          <table:table-cell office:value-type="float" office:value="6.6673025" calcext:value-type="float">
            <text:p>6.6673025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309121" calcext:value-type="float">
            <text:p>6.309121</text:p>
          </table:table-cell>
          <table:table-cell office:value-type="float" office:value="6.7357543" calcext:value-type="float">
            <text:p>6.7357543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735678" calcext:value-type="float">
            <text:p>6.735678</text:p>
          </table:table-cell>
          <table:table-cell office:value-type="float" office:value="6.7381617" calcext:value-type="float">
            <text:p>6.7381617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841647" calcext:value-type="float">
            <text:p>6.841647</text:p>
          </table:table-cell>
          <table:table-cell office:value-type="float" office:value="6.7169136" calcext:value-type="float">
            <text:p>6.7169136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807881" calcext:value-type="float">
            <text:p>6.807881</text:p>
          </table:table-cell>
          <table:table-cell office:value-type="float" office:value="6.66131845" calcext:value-type="float">
            <text:p>6.66131845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621886" calcext:value-type="float">
            <text:p>6.621886</text:p>
          </table:table-cell>
          <table:table-cell office:value-type="float" office:value="6.6356453" calcext:value-type="float">
            <text:p>6.6356453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588667" calcext:value-type="float">
            <text:p>6.588667</text:p>
          </table:table-cell>
          <table:table-cell office:value-type="float" office:value="6.6281456" calcext:value-type="float">
            <text:p>6.6281456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.749725" calcext:value-type="float">
            <text:p>6.749725</text:p>
          </table:table-cell>
          <table:table-cell office:value-type="float" office:value="6.63743125" calcext:value-type="float">
            <text:p>6.63743125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869056" calcext:value-type="float">
            <text:p>6.869056</text:p>
          </table:table-cell>
          <table:table-cell office:value-type="float" office:value="6.64192965" calcext:value-type="float">
            <text:p>6.64192965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843922" calcext:value-type="float">
            <text:p>6.843922</text:p>
          </table:table-cell>
          <table:table-cell office:value-type="float" office:value="6.63329635" calcext:value-type="float">
            <text:p>6.63329635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778189" calcext:value-type="float">
            <text:p>6.778189</text:p>
          </table:table-cell>
          <table:table-cell office:value-type="float" office:value="6.62522885" calcext:value-type="float">
            <text:p>6.62522885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800306" calcext:value-type="float">
            <text:p>6.800306</text:p>
          </table:table-cell>
          <table:table-cell office:value-type="float" office:value="6.6246224" calcext:value-type="float">
            <text:p>6.6246224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842999" calcext:value-type="float">
            <text:p>6.842999</text:p>
          </table:table-cell>
          <table:table-cell office:value-type="float" office:value="6.6249311" calcext:value-type="float">
            <text:p>6.6249311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868818" calcext:value-type="float">
            <text:p>6.868818</text:p>
          </table:table-cell>
          <table:table-cell office:value-type="float" office:value="6.62473055" calcext:value-type="float">
            <text:p>6.62473055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867451" calcext:value-type="float">
            <text:p>6.867451</text:p>
          </table:table-cell>
          <table:table-cell office:value-type="float" office:value="6.6239437" calcext:value-type="float">
            <text:p>6.6239437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787528" calcext:value-type="float">
            <text:p>6.787528</text:p>
          </table:table-cell>
          <table:table-cell office:value-type="float" office:value="6.62328985" calcext:value-type="float">
            <text:p>6.62328985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686234" calcext:value-type="float">
            <text:p>6.686234</text:p>
          </table:table-cell>
          <table:table-cell office:value-type="float" office:value="6.6283375" calcext:value-type="float">
            <text:p>6.6283375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.680148" calcext:value-type="float">
            <text:p>6.680148</text:p>
          </table:table-cell>
          <table:table-cell office:value-type="float" office:value="6.63824365" calcext:value-type="float">
            <text:p>6.63824365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746809" calcext:value-type="float">
            <text:p>6.746809</text:p>
          </table:table-cell>
          <table:table-cell office:value-type="float" office:value="6.64461515" calcext:value-type="float">
            <text:p>6.64461515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72853" calcext:value-type="float">
            <text:p>6.72853</text:p>
          </table:table-cell>
          <table:table-cell office:value-type="float" office:value="6.64468075" calcext:value-type="float">
            <text:p>6.64468075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560491" calcext:value-type="float">
            <text:p>6.560491</text:p>
          </table:table-cell>
          <table:table-cell office:value-type="float" office:value="6.6460273" calcext:value-type="float">
            <text:p>6.6460273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357269" calcext:value-type="float">
            <text:p>6.357269</text:p>
          </table:table-cell>
          <table:table-cell office:value-type="float" office:value="6.65637855" calcext:value-type="float">
            <text:p>6.65637855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310716" calcext:value-type="float">
            <text:p>6.310716</text:p>
          </table:table-cell>
          <table:table-cell office:value-type="float" office:value="6.6738411" calcext:value-type="float">
            <text:p>6.6738411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5.729744" calcext:value-type="float">
            <text:p>5.729744</text:p>
          </table:table-cell>
          <table:table-cell office:value-type="float" office:value="6.6898265" calcext:value-type="float">
            <text:p>6.6898265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294418" calcext:value-type="float">
            <text:p>6.294418</text:p>
          </table:table-cell>
          <table:table-cell office:value-type="float" office:value="6.74044795" calcext:value-type="float">
            <text:p>6.74044795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471892" calcext:value-type="float">
            <text:p>6.471892</text:p>
          </table:table-cell>
          <table:table-cell office:value-type="float" office:value="6.7695224" calcext:value-type="float">
            <text:p>6.7695224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77438" calcext:value-type="float">
            <text:p>6.77438</text:p>
          </table:table-cell>
          <table:table-cell office:value-type="float" office:value="6.7703534" calcext:value-type="float">
            <text:p>6.7703534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839693" calcext:value-type="float">
            <text:p>6.839693</text:p>
          </table:table-cell>
          <table:table-cell office:value-type="float" office:value="6.75606" calcext:value-type="float">
            <text:p>6.75606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69639" calcext:value-type="float">
            <text:p>6.69639</text:p>
          </table:table-cell>
          <table:table-cell office:value-type="float" office:value="6.7619716" calcext:value-type="float">
            <text:p>6.7619716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682572" calcext:value-type="float">
            <text:p>6.682572</text:p>
          </table:table-cell>
          <table:table-cell office:value-type="float" office:value="6.75697365" calcext:value-type="float">
            <text:p>6.75697365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76606" calcext:value-type="float">
            <text:p>6.76606</text:p>
          </table:table-cell>
          <table:table-cell office:value-type="float" office:value="6.75068035" calcext:value-type="float">
            <text:p>6.75068035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80648" calcext:value-type="float">
            <text:p>6.80648</text:p>
          </table:table-cell>
          <table:table-cell office:value-type="float" office:value="6.7454048" calcext:value-type="float">
            <text:p>6.7454048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838988" calcext:value-type="float">
            <text:p>6.838988</text:p>
          </table:table-cell>
          <table:table-cell office:value-type="float" office:value="6.7389744" calcext:value-type="float">
            <text:p>6.7389744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853081" calcext:value-type="float">
            <text:p>6.853081</text:p>
          </table:table-cell>
          <table:table-cell office:value-type="float" office:value="6.7303515" calcext:value-type="float">
            <text:p>6.7303515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854374" calcext:value-type="float">
            <text:p>6.854374</text:p>
          </table:table-cell>
          <table:table-cell office:value-type="float" office:value="6.7241769" calcext:value-type="float">
            <text:p>6.7241769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888481" calcext:value-type="float">
            <text:p>6.888481</text:p>
          </table:table-cell>
          <table:table-cell office:value-type="float" office:value="6.72107805" calcext:value-type="float">
            <text:p>6.72107805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884357" calcext:value-type="float">
            <text:p>6.884357</text:p>
          </table:table-cell>
          <table:table-cell office:value-type="float" office:value="6.71741815" calcext:value-type="float">
            <text:p>6.71741815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807578" calcext:value-type="float">
            <text:p>6.807578</text:p>
          </table:table-cell>
          <table:table-cell office:value-type="float" office:value="6.71686255" calcext:value-type="float">
            <text:p>6.71686255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748121" calcext:value-type="float">
            <text:p>6.748121</text:p>
          </table:table-cell>
          <table:table-cell office:value-type="float" office:value="6.7216974" calcext:value-type="float">
            <text:p>6.7216974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755461" calcext:value-type="float">
            <text:p>6.755461</text:p>
          </table:table-cell>
          <table:table-cell office:value-type="float" office:value="6.72732635" calcext:value-type="float">
            <text:p>6.72732635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767516" calcext:value-type="float">
            <text:p>6.767516</text:p>
          </table:table-cell>
          <table:table-cell office:value-type="float" office:value="6.7306206" calcext:value-type="float">
            <text:p>6.7306206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70652" calcext:value-type="float">
            <text:p>6.70652</text:p>
          </table:table-cell>
          <table:table-cell office:value-type="float" office:value="6.73655425" calcext:value-type="float">
            <text:p>6.73655425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630424" calcext:value-type="float">
            <text:p>6.630424</text:p>
          </table:table-cell>
          <table:table-cell office:value-type="float" office:value="6.74824315" calcext:value-type="float">
            <text:p>6.74824315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742173" calcext:value-type="float">
            <text:p>6.742173</text:p>
          </table:table-cell>
          <table:table-cell office:value-type="float" office:value="6.756273" calcext:value-type="float">
            <text:p>6.756273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875907" calcext:value-type="float">
            <text:p>6.875907</text:p>
          </table:table-cell>
          <table:table-cell office:value-type="float" office:value="6.74927925" calcext:value-type="float">
            <text:p>6.74927925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.488512" calcext:value-type="float">
            <text:p>6.488512</text:p>
          </table:table-cell>
          <table:table-cell office:value-type="float" office:value="6.7345348" calcext:value-type="float">
            <text:p>6.7345348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488512" calcext:value-type="float">
            <text:p>6.488512</text:p>
          </table:table-cell>
          <table:table-cell office:value-type="float" office:value="6.7449617" calcext:value-type="float">
            <text:p>6.7449617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957925" calcext:value-type="float">
            <text:p>6.957925</text:p>
          </table:table-cell>
          <table:table-cell office:value-type="float" office:value="6.75872215" calcext:value-type="float">
            <text:p>6.75872215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596431" calcext:value-type="float">
            <text:p>6.596431</text:p>
          </table:table-cell>
          <table:table-cell office:value-type="float" office:value="6.7370151" calcext:value-type="float">
            <text:p>6.7370151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556706" calcext:value-type="float">
            <text:p>6.556706</text:p>
          </table:table-cell>
          <table:table-cell office:value-type="float" office:value="6.71583405" calcext:value-type="float">
            <text:p>6.71583405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.660549" calcext:value-type="float">
            <text:p>6.660549</text:p>
          </table:table-cell>
          <table:table-cell office:value-type="float" office:value="6.6489448" calcext:value-type="float">
            <text:p>6.6489448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677872" calcext:value-type="float">
            <text:p>6.677872</text:p>
          </table:table-cell>
          <table:table-cell office:value-type="float" office:value="6.6561581" calcext:value-type="float">
            <text:p>6.6561581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.66653" calcext:value-type="float">
            <text:p>6.66653</text:p>
          </table:table-cell>
          <table:table-cell office:value-type="float" office:value="6.6567661" calcext:value-type="float">
            <text:p>6.6567661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729589" calcext:value-type="float">
            <text:p>6.729589</text:p>
          </table:table-cell>
          <table:table-cell office:value-type="float" office:value="6.65419425" calcext:value-type="float">
            <text:p>6.65419425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792397" calcext:value-type="float">
            <text:p>6.792397</text:p>
          </table:table-cell>
          <table:table-cell office:value-type="float" office:value="6.65017295" calcext:value-type="float">
            <text:p>6.65017295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815283" calcext:value-type="float">
            <text:p>6.815283</text:p>
          </table:table-cell>
          <table:table-cell office:value-type="float" office:value="6.6454341" calcext:value-type="float">
            <text:p>6.6454341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873245" calcext:value-type="float">
            <text:p>6.873245</text:p>
          </table:table-cell>
          <table:table-cell office:value-type="float" office:value="6.6393154" calcext:value-type="float">
            <text:p>6.6393154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904275" calcext:value-type="float">
            <text:p>6.904275</text:p>
          </table:table-cell>
          <table:table-cell office:value-type="float" office:value="6.63171995" calcext:value-type="float">
            <text:p>6.63171995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8607" calcext:value-type="float">
            <text:p>6.8607</text:p>
          </table:table-cell>
          <table:table-cell office:value-type="float" office:value="6.62842445" calcext:value-type="float">
            <text:p>6.62842445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821346" calcext:value-type="float">
            <text:p>6.821346</text:p>
          </table:table-cell>
          <table:table-cell office:value-type="float" office:value="6.6319423" calcext:value-type="float">
            <text:p>6.6319423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.886189" calcext:value-type="float">
            <text:p>6.886189</text:p>
          </table:table-cell>
          <table:table-cell office:value-type="float" office:value="6.63532475" calcext:value-type="float">
            <text:p>6.63532475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940298" calcext:value-type="float">
            <text:p>6.940298</text:p>
          </table:table-cell>
          <table:table-cell office:value-type="float" office:value="6.63095405" calcext:value-type="float">
            <text:p>6.63095405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791021" calcext:value-type="float">
            <text:p>6.791021</text:p>
          </table:table-cell>
          <table:table-cell office:value-type="float" office:value="6.6252585" calcext:value-type="float">
            <text:p>6.6252585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602298" calcext:value-type="float">
            <text:p>6.602298</text:p>
          </table:table-cell>
          <table:table-cell office:value-type="float" office:value="6.63015095" calcext:value-type="float">
            <text:p>6.63015095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.581018" calcext:value-type="float">
            <text:p>6.581018</text:p>
          </table:table-cell>
          <table:table-cell office:value-type="float" office:value="6.6428611" calcext:value-type="float">
            <text:p>6.6428611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.69705" calcext:value-type="float">
            <text:p>6.69705</text:p>
          </table:table-cell>
          <table:table-cell office:value-type="float" office:value="6.6519164" calcext:value-type="float">
            <text:p>6.6519164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.763721" calcext:value-type="float">
            <text:p>6.763721</text:p>
          </table:table-cell>
          <table:table-cell office:value-type="float" office:value="6.6527798" calcext:value-type="float">
            <text:p>6.6527798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523784" calcext:value-type="float">
            <text:p>6.523784</text:p>
          </table:table-cell>
          <table:table-cell office:value-type="float" office:value="6.6503181" calcext:value-type="float">
            <text:p>6.6503181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.17281" calcext:value-type="float">
            <text:p>6.17281</text:p>
          </table:table-cell>
          <table:table-cell office:value-type="float" office:value="6.6601559" calcext:value-type="float">
            <text:p>6.6601559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5.218921" calcext:value-type="float">
            <text:p>5.218921</text:p>
          </table:table-cell>
          <table:table-cell office:value-type="float" office:value="6.6873113" calcext:value-type="float">
            <text:p>6.6873113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.804815" calcext:value-type="float">
            <text:p>6.804815</text:p>
          </table:table-cell>
          <table:table-cell office:value-type="float" office:value="6.7652591" calcext:value-type="float">
            <text:p>6.7652591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.690032" calcext:value-type="float">
            <text:p>6.690032</text:p>
          </table:table-cell>
          <table:table-cell office:value-type="float" office:value="6.7661688" calcext:value-type="float">
            <text:p>6.7661688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.615093" calcext:value-type="float">
            <text:p>6.615093</text:p>
          </table:table-cell>
          <table:table-cell office:value-type="float" office:value="6.76130955" calcext:value-type="float">
            <text:p>6.76130955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649163" calcext:value-type="float">
            <text:p>6.649163</text:p>
          </table:table-cell>
          <table:table-cell office:value-type="float" office:value="6.73183505" calcext:value-type="float">
            <text:p>6.73183505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.69762" calcext:value-type="float">
            <text:p>6.69762</text:p>
          </table:table-cell>
          <table:table-cell office:value-type="float" office:value="6.73252225" calcext:value-type="float">
            <text:p>6.73252225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.692909" calcext:value-type="float">
            <text:p>6.692909</text:p>
          </table:table-cell>
          <table:table-cell office:value-type="float" office:value="6.7444846" calcext:value-type="float">
            <text:p>6.7444846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.721336" calcext:value-type="float">
            <text:p>6.721336</text:p>
          </table:table-cell>
          <table:table-cell office:value-type="float" office:value="6.7562384" calcext:value-type="float">
            <text:p>6.7562384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.838365" calcext:value-type="float">
            <text:p>6.838365</text:p>
          </table:table-cell>
          <table:table-cell office:value-type="float" office:value="6.74892755" calcext:value-type="float">
            <text:p>6.74892755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.931057" calcext:value-type="float">
            <text:p>6.931057</text:p>
          </table:table-cell>
          <table:table-cell office:value-type="float" office:value="6.726816" calcext:value-type="float">
            <text:p>6.726816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.888995" calcext:value-type="float">
            <text:p>6.888995</text:p>
          </table:table-cell>
          <table:table-cell office:value-type="float" office:value="6.71163665" calcext:value-type="float">
            <text:p>6.71163665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798775" calcext:value-type="float">
            <text:p>6.798775</text:p>
          </table:table-cell>
          <table:table-cell office:value-type="float" office:value="6.70886045" calcext:value-type="float">
            <text:p>6.70886045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.826387" calcext:value-type="float">
            <text:p>6.826387</text:p>
          </table:table-cell>
          <table:table-cell office:value-type="float" office:value="6.7106094" calcext:value-type="float">
            <text:p>6.7106094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88887" calcext:value-type="float">
            <text:p>6.88887</text:p>
          </table:table-cell>
          <table:table-cell office:value-type="float" office:value="6.7103105" calcext:value-type="float">
            <text:p>6.7103105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856501" calcext:value-type="float">
            <text:p>6.856501</text:p>
          </table:table-cell>
          <table:table-cell office:value-type="float" office:value="6.70845075" calcext:value-type="float">
            <text:p>6.70845075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.762124" calcext:value-type="float">
            <text:p>6.762124</text:p>
          </table:table-cell>
          <table:table-cell office:value-type="float" office:value="6.70774945" calcext:value-type="float">
            <text:p>6.70774945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.714318" calcext:value-type="float">
            <text:p>6.714318</text:p>
          </table:table-cell>
          <table:table-cell office:value-type="float" office:value="6.7098784" calcext:value-type="float">
            <text:p>6.7098784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.714487" calcext:value-type="float">
            <text:p>6.714487</text:p>
          </table:table-cell>
          <table:table-cell office:value-type="float" office:value="6.7150309" calcext:value-type="float">
            <text:p>6.7150309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.72054" calcext:value-type="float">
            <text:p>6.72054</text:p>
          </table:table-cell>
          <table:table-cell office:value-type="float" office:value="6.7214691" calcext:value-type="float">
            <text:p>6.7214691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.715918" calcext:value-type="float">
            <text:p>6.715918</text:p>
          </table:table-cell>
          <table:table-cell office:value-type="float" office:value="6.7267366" calcext:value-type="float">
            <text:p>6.7267366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.777877" calcext:value-type="float">
            <text:p>6.777877</text:p>
          </table:table-cell>
          <table:table-cell office:value-type="float" office:value="6.73376125" calcext:value-type="float">
            <text:p>6.73376125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.823009" calcext:value-type="float">
            <text:p>6.823009</text:p>
          </table:table-cell>
          <table:table-cell office:value-type="float" office:value="6.73800125" calcext:value-type="float">
            <text:p>6.73800125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.592847" calcext:value-type="float">
            <text:p>6.592847</text:p>
          </table:table-cell>
          <table:table-cell office:value-type="float" office:value="6.7235353" calcext:value-type="float">
            <text:p>6.7235353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.025603" calcext:value-type="float">
            <text:p>6.025603</text:p>
          </table:table-cell>
          <table:table-cell office:value-type="float" office:value="6.70311555" calcext:value-type="float">
            <text:p>6.70311555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662907" calcext:value-type="float">
            <text:p>6.662907</text:p>
          </table:table-cell>
          <table:table-cell office:value-type="float" office:value="6.73015995" calcext:value-type="float">
            <text:p>6.73015995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.936867" calcext:value-type="float">
            <text:p>6.936867</text:p>
          </table:table-cell>
          <table:table-cell office:value-type="float" office:value="6.74986615" calcext:value-type="float">
            <text:p>6.74986615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.927985" calcext:value-type="float">
            <text:p>6.927985</text:p>
          </table:table-cell>
          <table:table-cell office:value-type="float" office:value="6.75886755" calcext:value-type="float">
            <text:p>6.75886755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.575119" calcext:value-type="float">
            <text:p>6.575119</text:p>
          </table:table-cell>
          <table:table-cell office:value-type="float" office:value="6.757744" calcext:value-type="float">
            <text:p>6.757744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.396134" calcext:value-type="float">
            <text:p>6.396134</text:p>
          </table:table-cell>
          <table:table-cell office:value-type="float" office:value="6.7966276" calcext:value-type="float">
            <text:p>6.7966276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.62747" calcext:value-type="float">
            <text:p>6.62747</text:p>
          </table:table-cell>
          <table:table-cell office:value-type="float" office:value="6.8226543" calcext:value-type="float">
            <text:p>6.8226543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.833471" calcext:value-type="float">
            <text:p>6.833471</text:p>
          </table:table-cell>
          <table:table-cell office:value-type="float" office:value="6.82526675" calcext:value-type="float">
            <text:p>6.82526675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.833754" calcext:value-type="float">
            <text:p>6.833754</text:p>
          </table:table-cell>
          <table:table-cell office:value-type="float" office:value="6.81631095" calcext:value-type="float">
            <text:p>6.81631095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.820409" calcext:value-type="float">
            <text:p>6.820409</text:p>
          </table:table-cell>
          <table:table-cell office:value-type="float" office:value="6.80967285" calcext:value-type="float">
            <text:p>6.80967285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.851675" calcext:value-type="float">
            <text:p>6.851675</text:p>
          </table:table-cell>
          <table:table-cell office:value-type="float" office:value="6.8058021" calcext:value-type="float">
            <text:p>6.8058021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842475" calcext:value-type="float">
            <text:p>6.842475</text:p>
          </table:table-cell>
          <table:table-cell office:value-type="float" office:value="6.79959335" calcext:value-type="float">
            <text:p>6.79959335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804703" calcext:value-type="float">
            <text:p>6.804703</text:p>
          </table:table-cell>
          <table:table-cell office:value-type="float" office:value="6.795273" calcext:value-type="float">
            <text:p>6.795273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.817368" calcext:value-type="float">
            <text:p>6.817368</text:p>
          </table:table-cell>
          <table:table-cell office:value-type="float" office:value="6.79661565" calcext:value-type="float">
            <text:p>6.79661565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.843251" calcext:value-type="float">
            <text:p>6.843251</text:p>
          </table:table-cell>
          <table:table-cell office:value-type="float" office:value="6.79908445" calcext:value-type="float">
            <text:p>6.79908445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.82589" calcext:value-type="float">
            <text:p>6.82589</text:p>
          </table:table-cell>
          <table:table-cell office:value-type="float" office:value="6.8003392" calcext:value-type="float">
            <text:p>6.8003392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.856411" calcext:value-type="float">
            <text:p>6.856411</text:p>
          </table:table-cell>
          <table:table-cell office:value-type="float" office:value="6.80145045" calcext:value-type="float">
            <text:p>6.80145045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.862677" calcext:value-type="float">
            <text:p>6.862677</text:p>
          </table:table-cell>
          <table:table-cell office:value-type="float" office:value="6.80122345" calcext:value-type="float">
            <text:p>6.80122345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.53369" calcext:value-type="float">
            <text:p>6.53369</text:p>
          </table:table-cell>
          <table:table-cell office:value-type="float" office:value="6.80086275" calcext:value-type="float">
            <text:p>6.80086275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.184452" calcext:value-type="float">
            <text:p>6.184452</text:p>
          </table:table-cell>
          <table:table-cell office:value-type="float" office:value="6.8149334" calcext:value-type="float">
            <text:p>6.8149334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.566491" calcext:value-type="float">
            <text:p>6.566491</text:p>
          </table:table-cell>
          <table:table-cell office:value-type="float" office:value="6.84577615" calcext:value-type="float">
            <text:p>6.84577615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7.057031" calcext:value-type="float">
            <text:p>7.057031</text:p>
          </table:table-cell>
          <table:table-cell office:value-type="float" office:value="6.85593995" calcext:value-type="float">
            <text:p>6.85593995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7.116895" calcext:value-type="float">
            <text:p>7.116895</text:p>
          </table:table-cell>
          <table:table-cell office:value-type="float" office:value="6.8380025" calcext:value-type="float">
            <text:p>6.8380025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.905514" calcext:value-type="float">
            <text:p>6.905514</text:p>
          </table:table-cell>
          <table:table-cell office:value-type="float" office:value="6.8179522" calcext:value-type="float">
            <text:p>6.8179522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7.352791" calcext:value-type="float">
            <text:p>7.352791</text:p>
          </table:table-cell>
          <table:table-cell office:value-type="float" office:value="6.8087298" calcext:value-type="float">
            <text:p>6.8087298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.916668" calcext:value-type="float">
            <text:p>6.916668</text:p>
          </table:table-cell>
          <table:table-cell office:value-type="float" office:value="6.76606475" calcext:value-type="float">
            <text:p>6.76606475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.679719" calcext:value-type="float">
            <text:p>6.679719</text:p>
          </table:table-cell>
          <table:table-cell office:value-type="float" office:value="6.7347941" calcext:value-type="float">
            <text:p>6.7347941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.654355" calcext:value-type="float">
            <text:p>6.654355</text:p>
          </table:table-cell>
          <table:table-cell office:value-type="float" office:value="6.7418426" calcext:value-type="float">
            <text:p>6.7418426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.700992" calcext:value-type="float">
            <text:p>6.700992</text:p>
          </table:table-cell>
          <table:table-cell office:value-type="float" office:value="6.69526765" calcext:value-type="float">
            <text:p>6.69526765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.742994" calcext:value-type="float">
            <text:p>6.742994</text:p>
          </table:table-cell>
          <table:table-cell office:value-type="float" office:value="6.6770472" calcext:value-type="float">
            <text:p>6.6770472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.7275" calcext:value-type="float">
            <text:p>6.7275</text:p>
          </table:table-cell>
          <table:table-cell office:value-type="float" office:value="6.6617339" calcext:value-type="float">
            <text:p>6.6617339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.756068" calcext:value-type="float">
            <text:p>6.756068</text:p>
          </table:table-cell>
          <table:table-cell office:value-type="float" office:value="6.66207835" calcext:value-type="float">
            <text:p>6.66207835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.831556" calcext:value-type="float">
            <text:p>6.831556</text:p>
          </table:table-cell>
          <table:table-cell office:value-type="float" office:value="6.6685457" calcext:value-type="float">
            <text:p>6.6685457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.866744" calcext:value-type="float">
            <text:p>6.866744</text:p>
          </table:table-cell>
          <table:table-cell office:value-type="float" office:value="6.6637521" calcext:value-type="float">
            <text:p>6.6637521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.868346" calcext:value-type="float">
            <text:p>6.868346</text:p>
          </table:table-cell>
          <table:table-cell office:value-type="float" office:value="6.6522835" calcext:value-type="float">
            <text:p>6.6522835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.848115" calcext:value-type="float">
            <text:p>6.848115</text:p>
          </table:table-cell>
          <table:table-cell office:value-type="float" office:value="6.6444011" calcext:value-type="float">
            <text:p>6.6444011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.851871" calcext:value-type="float">
            <text:p>6.851871</text:p>
          </table:table-cell>
          <table:table-cell office:value-type="float" office:value="6.64247505" calcext:value-type="float">
            <text:p>6.64247505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.855463" calcext:value-type="float">
            <text:p>6.855463</text:p>
          </table:table-cell>
          <table:table-cell office:value-type="float" office:value="6.6433418" calcext:value-type="float">
            <text:p>6.6433418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.815103" calcext:value-type="float">
            <text:p>6.815103</text:p>
          </table:table-cell>
          <table:table-cell office:value-type="float" office:value="6.64467975" calcext:value-type="float">
            <text:p>6.64467975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.801307" calcext:value-type="float">
            <text:p>6.801307</text:p>
          </table:table-cell>
          <table:table-cell office:value-type="float" office:value="6.64734135" calcext:value-type="float">
            <text:p>6.64734135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.769767" calcext:value-type="float">
            <text:p>6.769767</text:p>
          </table:table-cell>
          <table:table-cell office:value-type="float" office:value="6.64940615" calcext:value-type="float">
            <text:p>6.64940615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.698282" calcext:value-type="float">
            <text:p>6.698282</text:p>
          </table:table-cell>
          <table:table-cell office:value-type="float" office:value="6.6509901" calcext:value-type="float">
            <text:p>6.6509901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.715889" calcext:value-type="float">
            <text:p>6.715889</text:p>
          </table:table-cell>
          <table:table-cell office:value-type="float" office:value="6.6531589" calcext:value-type="float">
            <text:p>6.6531589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.721066" calcext:value-type="float">
            <text:p>6.721066</text:p>
          </table:table-cell>
          <table:table-cell office:value-type="float" office:value="6.654741" calcext:value-type="float">
            <text:p>6.654741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.49949" calcext:value-type="float">
            <text:p>6.49949</text:p>
          </table:table-cell>
          <table:table-cell office:value-type="float" office:value="6.6596272" calcext:value-type="float">
            <text:p>6.6596272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.291255" calcext:value-type="float">
            <text:p>6.291255</text:p>
          </table:table-cell>
          <table:table-cell office:value-type="float" office:value="6.67125715" calcext:value-type="float">
            <text:p>6.67125715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.820689" calcext:value-type="float">
            <text:p>6.820689</text:p>
          </table:table-cell>
          <table:table-cell office:value-type="float" office:value="6.68626535" calcext:value-type="float">
            <text:p>6.68626535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5.722856" calcext:value-type="float">
            <text:p>5.722856</text:p>
          </table:table-cell>
          <table:table-cell office:value-type="float" office:value="6.6773676" calcext:value-type="float">
            <text:p>6.6773676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.336583" calcext:value-type="float">
            <text:p>6.336583</text:p>
          </table:table-cell>
          <table:table-cell office:value-type="float" office:value="6.72588235" calcext:value-type="float">
            <text:p>6.72588235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.436728" calcext:value-type="float">
            <text:p>6.436728</text:p>
          </table:table-cell>
          <table:table-cell office:value-type="float" office:value="6.74284265" calcext:value-type="float">
            <text:p>6.74284265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.734389" calcext:value-type="float">
            <text:p>6.734389</text:p>
          </table:table-cell>
          <table:table-cell office:value-type="float" office:value="6.75477735" calcext:value-type="float">
            <text:p>6.75477735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885415" calcext:value-type="float">
            <text:p>6.885415</text:p>
          </table:table-cell>
          <table:table-cell office:value-type="float" office:value="6.79553025" calcext:value-type="float">
            <text:p>6.79553025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.735684" calcext:value-type="float">
            <text:p>6.735684</text:p>
          </table:table-cell>
          <table:table-cell office:value-type="float" office:value="6.7919819" calcext:value-type="float">
            <text:p>6.7919819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.637372" calcext:value-type="float">
            <text:p>6.637372</text:p>
          </table:table-cell>
          <table:table-cell office:value-type="float" office:value="6.78860065" calcext:value-type="float">
            <text:p>6.78860065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.710698" calcext:value-type="float">
            <text:p>6.710698</text:p>
          </table:table-cell>
          <table:table-cell office:value-type="float" office:value="6.79169535" calcext:value-type="float">
            <text:p>6.79169535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.809594" calcext:value-type="float">
            <text:p>6.809594</text:p>
          </table:table-cell>
          <table:table-cell office:value-type="float" office:value="6.7903278" calcext:value-type="float">
            <text:p>6.7903278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.869206" calcext:value-type="float">
            <text:p>6.869206</text:p>
          </table:table-cell>
          <table:table-cell office:value-type="float" office:value="6.7858879" calcext:value-type="float">
            <text:p>6.7858879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.882222" calcext:value-type="float">
            <text:p>6.882222</text:p>
          </table:table-cell>
          <table:table-cell office:value-type="float" office:value="6.7825691" calcext:value-type="float">
            <text:p>6.7825691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.868335" calcext:value-type="float">
            <text:p>6.868335</text:p>
          </table:table-cell>
          <table:table-cell office:value-type="float" office:value="6.77964305" calcext:value-type="float">
            <text:p>6.77964305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.842603" calcext:value-type="float">
            <text:p>6.842603</text:p>
          </table:table-cell>
          <table:table-cell office:value-type="float" office:value="6.77593585" calcext:value-type="float">
            <text:p>6.77593585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.801446" calcext:value-type="float">
            <text:p>6.801446</text:p>
          </table:table-cell>
          <table:table-cell office:value-type="float" office:value="6.7720723" calcext:value-type="float">
            <text:p>6.7720723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741658" calcext:value-type="float">
            <text:p>6.741658</text:p>
          </table:table-cell>
          <table:table-cell office:value-type="float" office:value="6.77133" calcext:value-type="float">
            <text:p>6.77133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.747531" calcext:value-type="float">
            <text:p>6.747531</text:p>
          </table:table-cell>
          <table:table-cell office:value-type="float" office:value="6.7776957" calcext:value-type="float">
            <text:p>6.7776957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.81879" calcext:value-type="float">
            <text:p>6.81879</text:p>
          </table:table-cell>
          <table:table-cell office:value-type="float" office:value="6.78615325" calcext:value-type="float">
            <text:p>6.78615325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.732089" calcext:value-type="float">
            <text:p>6.732089</text:p>
          </table:table-cell>
          <table:table-cell office:value-type="float" office:value="6.78851935" calcext:value-type="float">
            <text:p>6.78851935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.591419" calcext:value-type="float">
            <text:p>6.591419</text:p>
          </table:table-cell>
          <table:table-cell office:value-type="float" office:value="6.7928147" calcext:value-type="float">
            <text:p>6.7928147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.642734" calcext:value-type="float">
            <text:p>6.642734</text:p>
          </table:table-cell>
          <table:table-cell office:value-type="float" office:value="6.803061" calcext:value-type="float">
            <text:p>6.803061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.693151" calcext:value-type="float">
            <text:p>6.693151</text:p>
          </table:table-cell>
          <table:table-cell office:value-type="float" office:value="6.8097052" calcext:value-type="float">
            <text:p>6.8097052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.675789" calcext:value-type="float">
            <text:p>6.675789</text:p>
          </table:table-cell>
          <table:table-cell office:value-type="float" office:value="6.8136843" calcext:value-type="float">
            <text:p>6.8136843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.675422" calcext:value-type="float">
            <text:p>6.675422</text:p>
          </table:table-cell>
          <table:table-cell office:value-type="float" office:value="6.81627515" calcext:value-type="float">
            <text:p>6.81627515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7.549447" calcext:value-type="float">
            <text:p>7.549447</text:p>
          </table:table-cell>
          <table:table-cell office:value-type="float" office:value="6.81455475" calcext:value-type="float">
            <text:p>6.81455475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.814448" calcext:value-type="float">
            <text:p>6.814448</text:p>
          </table:table-cell>
          <table:table-cell office:value-type="float" office:value="6.76553835" calcext:value-type="float">
            <text:p>6.76553835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.668059" calcext:value-type="float">
            <text:p>6.668059</text:p>
          </table:table-cell>
          <table:table-cell office:value-type="float" office:value="6.7509709" calcext:value-type="float">
            <text:p>6.7509709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.699266" calcext:value-type="float">
            <text:p>6.699266</text:p>
          </table:table-cell>
          <table:table-cell office:value-type="float" office:value="6.7490407" calcext:value-type="float">
            <text:p>6.7490407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.683347" calcext:value-type="float">
            <text:p>6.683347</text:p>
          </table:table-cell>
          <table:table-cell office:value-type="float" office:value="6.69844235" calcext:value-type="float">
            <text:p>6.69844235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.720796" calcext:value-type="float">
            <text:p>6.720796</text:p>
          </table:table-cell>
          <table:table-cell office:value-type="float" office:value="6.6859584" calcext:value-type="float">
            <text:p>6.6859584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80283" calcext:value-type="float">
            <text:p>6.80283</text:p>
          </table:table-cell>
          <table:table-cell office:value-type="float" office:value="6.6783779" calcext:value-type="float">
            <text:p>6.6783779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.823701" calcext:value-type="float">
            <text:p>6.823701</text:p>
          </table:table-cell>
          <table:table-cell office:value-type="float" office:value="6.6748553" calcext:value-type="float">
            <text:p>6.6748553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.794191" calcext:value-type="float">
            <text:p>6.794191</text:p>
          </table:table-cell>
          <table:table-cell office:value-type="float" office:value="6.67055305" calcext:value-type="float">
            <text:p>6.67055305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.765332" calcext:value-type="float">
            <text:p>6.765332</text:p>
          </table:table-cell>
          <table:table-cell office:value-type="float" office:value="6.6628045" calcext:value-type="float">
            <text:p>6.6628045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.7866" calcext:value-type="float">
            <text:p>6.7866</text:p>
          </table:table-cell>
          <table:table-cell office:value-type="float" office:value="6.65999335" calcext:value-type="float">
            <text:p>6.65999335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868972" calcext:value-type="float">
            <text:p>6.868972</text:p>
          </table:table-cell>
          <table:table-cell office:value-type="float" office:value="6.6606299" calcext:value-type="float">
            <text:p>6.6606299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916682" calcext:value-type="float">
            <text:p>6.916682</text:p>
          </table:table-cell>
          <table:table-cell office:value-type="float" office:value="6.6580087" calcext:value-type="float">
            <text:p>6.6580087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.866112" calcext:value-type="float">
            <text:p>6.866112</text:p>
          </table:table-cell>
          <table:table-cell office:value-type="float" office:value="6.6532103" calcext:value-type="float">
            <text:p>6.6532103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.817996" calcext:value-type="float">
            <text:p>6.817996</text:p>
          </table:table-cell>
          <table:table-cell office:value-type="float" office:value="6.65074585" calcext:value-type="float">
            <text:p>6.65074585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.796345" calcext:value-type="float">
            <text:p>6.796345</text:p>
          </table:table-cell>
          <table:table-cell office:value-type="float" office:value="6.6518706" calcext:value-type="float">
            <text:p>6.6518706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.775618" calcext:value-type="float">
            <text:p>6.775618</text:p>
          </table:table-cell>
          <table:table-cell office:value-type="float" office:value="6.6542104" calcext:value-type="float">
            <text:p>6.6542104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.772733" calcext:value-type="float">
            <text:p>6.772733</text:p>
          </table:table-cell>
          <table:table-cell office:value-type="float" office:value="6.6571331" calcext:value-type="float">
            <text:p>6.6571331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.727606" calcext:value-type="float">
            <text:p>6.727606</text:p>
          </table:table-cell>
          <table:table-cell office:value-type="float" office:value="6.6607347" calcext:value-type="float">
            <text:p>6.6607347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.641014" calcext:value-type="float">
            <text:p>6.641014</text:p>
          </table:table-cell>
          <table:table-cell office:value-type="float" office:value="6.66442875" calcext:value-type="float">
            <text:p>6.66442875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.569119" calcext:value-type="float">
            <text:p>6.569119</text:p>
          </table:table-cell>
          <table:table-cell office:value-type="float" office:value="6.6698129" calcext:value-type="float">
            <text:p>6.6698129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523099" calcext:value-type="float">
            <text:p>6.523099</text:p>
          </table:table-cell>
          <table:table-cell office:value-type="float" office:value="6.6749819" calcext:value-type="float">
            <text:p>6.6749819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.629455" calcext:value-type="float">
            <text:p>6.629455</text:p>
          </table:table-cell>
          <table:table-cell office:value-type="float" office:value="6.6788275" calcext:value-type="float">
            <text:p>6.6788275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5.687299" calcext:value-type="float">
            <text:p>5.687299</text:p>
          </table:table-cell>
          <table:table-cell office:value-type="float" office:value="6.687548" calcext:value-type="float">
            <text:p>6.687548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.433668" calcext:value-type="float">
            <text:p>6.433668</text:p>
          </table:table-cell>
          <table:table-cell office:value-type="float" office:value="6.7654044" calcext:value-type="float">
            <text:p>6.7654044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.569186" calcext:value-type="float">
            <text:p>6.569186</text:p>
          </table:table-cell>
          <table:table-cell office:value-type="float" office:value="6.7959068" calcext:value-type="float">
            <text:p>6.7959068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732378" calcext:value-type="float">
            <text:p>6.732378</text:p>
          </table:table-cell>
          <table:table-cell office:value-type="float" office:value="6.7127708" calcext:value-type="float">
            <text:p>6.7127708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737656" calcext:value-type="float">
            <text:p>6.737656</text:p>
          </table:table-cell>
          <table:table-cell office:value-type="float" office:value="7.26637505" calcext:value-type="float">
            <text:p>7.26637505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.63922" calcext:value-type="float">
            <text:p>6.63922</text:p>
          </table:table-cell>
          <table:table-cell office:value-type="float" office:value="7.26429075" calcext:value-type="float">
            <text:p>7.26429075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709109" calcext:value-type="float">
            <text:p>6.709109</text:p>
          </table:table-cell>
          <table:table-cell office:value-type="float" office:value="7.26702355" calcext:value-type="float">
            <text:p>7.26702355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.799331" calcext:value-type="float">
            <text:p>6.799331</text:p>
          </table:table-cell>
          <table:table-cell office:value-type="float" office:value="7.26958495" calcext:value-type="float">
            <text:p>7.26958495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816548" calcext:value-type="float">
            <text:p>6.816548</text:p>
          </table:table-cell>
          <table:table-cell office:value-type="float" office:value="7.26816445" calcext:value-type="float">
            <text:p>7.26816445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820714" calcext:value-type="float">
            <text:p>6.820714</text:p>
          </table:table-cell>
          <table:table-cell office:value-type="float" office:value="7.26463825" calcext:value-type="float">
            <text:p>7.26463825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.816823" calcext:value-type="float">
            <text:p>6.816823</text:p>
          </table:table-cell>
          <table:table-cell office:value-type="float" office:value="7.258237" calcext:value-type="float">
            <text:p>7.258237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840491" calcext:value-type="float">
            <text:p>6.840491</text:p>
          </table:table-cell>
          <table:table-cell office:value-type="float" office:value="7.25303755" calcext:value-type="float">
            <text:p>7.25303755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.843141" calcext:value-type="float">
            <text:p>6.843141</text:p>
          </table:table-cell>
          <table:table-cell office:value-type="float" office:value="7.2507744" calcext:value-type="float">
            <text:p>7.2507744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.834072" calcext:value-type="float">
            <text:p>6.834072</text:p>
          </table:table-cell>
          <table:table-cell office:value-type="float" office:value="7.2519667" calcext:value-type="float">
            <text:p>7.2519667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.844765" calcext:value-type="float">
            <text:p>6.844765</text:p>
          </table:table-cell>
          <table:table-cell office:value-type="float" office:value="7.25510695" calcext:value-type="float">
            <text:p>7.25510695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.801487" calcext:value-type="float">
            <text:p>6.801487</text:p>
          </table:table-cell>
          <table:table-cell office:value-type="float" office:value="7.25753445" calcext:value-type="float">
            <text:p>7.25753445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.748697" calcext:value-type="float">
            <text:p>6.748697</text:p>
          </table:table-cell>
          <table:table-cell office:value-type="float" office:value="7.2603414" calcext:value-type="float">
            <text:p>7.2603414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.672499" calcext:value-type="float">
            <text:p>6.672499</text:p>
          </table:table-cell>
          <table:table-cell office:value-type="float" office:value="7.26390405" calcext:value-type="float">
            <text:p>7.26390405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600011" calcext:value-type="float">
            <text:p>6.600011</text:p>
          </table:table-cell>
          <table:table-cell office:value-type="float" office:value="7.27203515" calcext:value-type="float">
            <text:p>7.27203515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803865" calcext:value-type="float">
            <text:p>6.803865</text:p>
          </table:table-cell>
          <table:table-cell office:value-type="float" office:value="7.2834811" calcext:value-type="float">
            <text:p>7.2834811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7.244427" calcext:value-type="float">
            <text:p>7.244427</text:p>
          </table:table-cell>
          <table:table-cell office:value-type="float" office:value="7.28185565" calcext:value-type="float">
            <text:p>7.28185565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7.043716" calcext:value-type="float">
            <text:p>7.043716</text:p>
          </table:table-cell>
          <table:table-cell office:value-type="float" office:value="7.25618835" calcext:value-type="float">
            <text:p>7.25618835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4.906466" calcext:value-type="float">
            <text:p>4.906466</text:p>
          </table:table-cell>
          <table:table-cell office:value-type="float" office:value="7.2384369" calcext:value-type="float">
            <text:p>7.2384369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7.804463" calcext:value-type="float">
            <text:p>17.804463</text:p>
          </table:table-cell>
          <table:table-cell office:value-type="float" office:value="7.32449885" calcext:value-type="float">
            <text:p>7.32449885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.69597" calcext:value-type="float">
            <text:p>6.69597</text:p>
          </table:table-cell>
          <table:table-cell office:value-type="float" office:value="6.76649575" calcext:value-type="float">
            <text:p>6.76649575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693876" calcext:value-type="float">
            <text:p>6.693876</text:p>
          </table:table-cell>
          <table:table-cell office:value-type="float" office:value="6.76819815" calcext:value-type="float">
            <text:p>6.76819815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760337" calcext:value-type="float">
            <text:p>6.760337</text:p>
          </table:table-cell>
          <table:table-cell office:value-type="float" office:value="6.77078855" calcext:value-type="float">
            <text:p>6.77078855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.770921" calcext:value-type="float">
            <text:p>6.770921</text:p>
          </table:table-cell>
          <table:table-cell office:value-type="float" office:value="6.95848985" calcext:value-type="float">
            <text:p>6.95848985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.746024" calcext:value-type="float">
            <text:p>6.746024</text:p>
          </table:table-cell>
          <table:table-cell office:value-type="float" office:value="6.9489581" calcext:value-type="float">
            <text:p>6.9489581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.692689" calcext:value-type="float">
            <text:p>6.692689</text:p>
          </table:table-cell>
          <table:table-cell office:value-type="float" office:value="6.95221855" calcext:value-type="float">
            <text:p>6.95221855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.712834" calcext:value-type="float">
            <text:p>6.712834</text:p>
          </table:table-cell>
          <table:table-cell office:value-type="float" office:value="6.9553116" calcext:value-type="float">
            <text:p>6.9553116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.795228" calcext:value-type="float">
            <text:p>6.795228</text:p>
          </table:table-cell>
          <table:table-cell office:value-type="float" office:value="6.94748525" calcext:value-type="float">
            <text:p>6.94748525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.866987" calcext:value-type="float">
            <text:p>6.866987</text:p>
          </table:table-cell>
          <table:table-cell office:value-type="float" office:value="6.9347824" calcext:value-type="float">
            <text:p>6.9347824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.896877" calcext:value-type="float">
            <text:p>6.896877</text:p>
          </table:table-cell>
          <table:table-cell office:value-type="float" office:value="6.927079" calcext:value-type="float">
            <text:p>6.927079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.893315" calcext:value-type="float">
            <text:p>6.893315</text:p>
          </table:table-cell>
          <table:table-cell office:value-type="float" office:value="6.9251893" calcext:value-type="float">
            <text:p>6.9251893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857626" calcext:value-type="float">
            <text:p>6.857626</text:p>
          </table:table-cell>
          <table:table-cell office:value-type="float" office:value="6.92280655" calcext:value-type="float">
            <text:p>6.92280655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81995" calcext:value-type="float">
            <text:p>6.81995</text:p>
          </table:table-cell>
          <table:table-cell office:value-type="float" office:value="6.9192202" calcext:value-type="float">
            <text:p>6.9192202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.835121" calcext:value-type="float">
            <text:p>6.835121</text:p>
          </table:table-cell>
          <table:table-cell office:value-type="float" office:value="6.9199115" calcext:value-type="float">
            <text:p>6.9199115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82893" calcext:value-type="float">
            <text:p>6.82893</text:p>
          </table:table-cell>
          <table:table-cell office:value-type="float" office:value="6.92175035" calcext:value-type="float">
            <text:p>6.92175035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.771356" calcext:value-type="float">
            <text:p>6.771356</text:p>
          </table:table-cell>
          <table:table-cell office:value-type="float" office:value="6.9223233" calcext:value-type="float">
            <text:p>6.9223233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.731081" calcext:value-type="float">
            <text:p>6.731081</text:p>
          </table:table-cell>
          <table:table-cell office:value-type="float" office:value="6.92485695" calcext:value-type="float">
            <text:p>6.92485695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.688687" calcext:value-type="float">
            <text:p>6.688687</text:p>
          </table:table-cell>
          <table:table-cell office:value-type="float" office:value="6.9288385" calcext:value-type="float">
            <text:p>6.9288385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.627705" calcext:value-type="float">
            <text:p>6.627705</text:p>
          </table:table-cell>
          <table:table-cell office:value-type="float" office:value="6.9335354" calcext:value-type="float">
            <text:p>6.9335354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.644401" calcext:value-type="float">
            <text:p>6.644401</text:p>
          </table:table-cell>
          <table:table-cell office:value-type="float" office:value="6.93919815" calcext:value-type="float">
            <text:p>6.93919815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.730018" calcext:value-type="float">
            <text:p>6.730018</text:p>
          </table:table-cell>
          <table:table-cell office:value-type="float" office:value="6.9419829" calcext:value-type="float">
            <text:p>6.9419829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745684" calcext:value-type="float">
            <text:p>6.745684</text:p>
          </table:table-cell>
          <table:table-cell office:value-type="float" office:value="6.94004375" calcext:value-type="float">
            <text:p>6.94004375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0.514363" calcext:value-type="float">
            <text:p>10.514363</text:p>
          </table:table-cell>
          <table:table-cell office:value-type="float" office:value="6.937677" calcext:value-type="float">
            <text:p>6.937677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580286" calcext:value-type="float">
            <text:p>6.580286</text:p>
          </table:table-cell>
          <table:table-cell office:value-type="float" office:value="6.74375085" calcext:value-type="float">
            <text:p>6.74375085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811233" calcext:value-type="float">
            <text:p>6.811233</text:p>
          </table:table-cell>
          <table:table-cell office:value-type="float" office:value="6.7441998" calcext:value-type="float">
            <text:p>6.7441998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75455" calcext:value-type="float">
            <text:p>6.75455</text:p>
          </table:table-cell>
          <table:table-cell office:value-type="float" office:value="6.73860385" calcext:value-type="float">
            <text:p>6.73860385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556307" calcext:value-type="float">
            <text:p>6.556307</text:p>
          </table:table-cell>
          <table:table-cell office:value-type="float" office:value="6.66605045" calcext:value-type="float">
            <text:p>6.66605045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541171" calcext:value-type="float">
            <text:p>6.541171</text:p>
          </table:table-cell>
          <table:table-cell office:value-type="float" office:value="6.69996295" calcext:value-type="float">
            <text:p>6.69996295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.712919" calcext:value-type="float">
            <text:p>6.712919</text:p>
          </table:table-cell>
          <table:table-cell office:value-type="float" office:value="6.70321225" calcext:value-type="float">
            <text:p>6.70321225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.859083" calcext:value-type="float">
            <text:p>6.859083</text:p>
          </table:table-cell>
          <table:table-cell office:value-type="float" office:value="6.69147015" calcext:value-type="float">
            <text:p>6.69147015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.84566" calcext:value-type="float">
            <text:p>6.84566</text:p>
          </table:table-cell>
          <table:table-cell office:value-type="float" office:value="6.6803002" calcext:value-type="float">
            <text:p>6.6803002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.785899" calcext:value-type="float">
            <text:p>6.785899</text:p>
          </table:table-cell>
          <table:table-cell office:value-type="float" office:value="6.6736213" calcext:value-type="float">
            <text:p>6.6736213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.833776" calcext:value-type="float">
            <text:p>6.833776</text:p>
          </table:table-cell>
          <table:table-cell office:value-type="float" office:value="6.6725272" calcext:value-type="float">
            <text:p>6.6725272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.871898" calcext:value-type="float">
            <text:p>6.871898</text:p>
          </table:table-cell>
          <table:table-cell office:value-type="float" office:value="6.67293355" calcext:value-type="float">
            <text:p>6.67293355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840389" calcext:value-type="float">
            <text:p>6.840389</text:p>
          </table:table-cell>
          <table:table-cell office:value-type="float" office:value="6.6724943" calcext:value-type="float">
            <text:p>6.6724943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.822029" calcext:value-type="float">
            <text:p>6.822029</text:p>
          </table:table-cell>
          <table:table-cell office:value-type="float" office:value="6.672167" calcext:value-type="float">
            <text:p>6.672167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.810712" calcext:value-type="float">
            <text:p>6.810712</text:p>
          </table:table-cell>
          <table:table-cell office:value-type="float" office:value="6.6724568" calcext:value-type="float">
            <text:p>6.6724568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.782625" calcext:value-type="float">
            <text:p>6.782625</text:p>
          </table:table-cell>
          <table:table-cell office:value-type="float" office:value="6.67316175" calcext:value-type="float">
            <text:p>6.67316175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.74096" calcext:value-type="float">
            <text:p>6.74096</text:p>
          </table:table-cell>
          <table:table-cell office:value-type="float" office:value="6.6750007" calcext:value-type="float">
            <text:p>6.6750007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.700096" calcext:value-type="float">
            <text:p>6.700096</text:p>
          </table:table-cell>
          <table:table-cell office:value-type="float" office:value="6.67997945" calcext:value-type="float">
            <text:p>6.67997945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691235" calcext:value-type="float">
            <text:p>6.691235</text:p>
          </table:table-cell>
          <table:table-cell office:value-type="float" office:value="6.68874985" calcext:value-type="float">
            <text:p>6.68874985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698349" calcext:value-type="float">
            <text:p>6.698349</text:p>
          </table:table-cell>
          <table:table-cell office:value-type="float" office:value="6.6993556" calcext:value-type="float">
            <text:p>6.6993556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63584" calcext:value-type="float">
            <text:p>6.63584</text:p>
          </table:table-cell>
          <table:table-cell office:value-type="float" office:value="6.7046447" calcext:value-type="float">
            <text:p>6.7046447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589265" calcext:value-type="float">
            <text:p>6.589265</text:p>
          </table:table-cell>
          <table:table-cell office:value-type="float" office:value="6.70319635" calcext:value-type="float">
            <text:p>6.70319635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699314" calcext:value-type="float">
            <text:p>6.699314</text:p>
          </table:table-cell>
          <table:table-cell office:value-type="float" office:value="6.7011557" calcext:value-type="float">
            <text:p>6.7011557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5.303482" calcext:value-type="float">
            <text:p>5.303482</text:p>
          </table:table-cell>
          <table:table-cell office:value-type="float" office:value="6.7024512" calcext:value-type="float">
            <text:p>6.7024512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7.234557" calcext:value-type="float">
            <text:p>7.234557</text:p>
          </table:table-cell>
          <table:table-cell office:value-type="float" office:value="6.784641" calcext:value-type="float">
            <text:p>6.784641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.606157" calcext:value-type="float">
            <text:p>6.606157</text:p>
          </table:table-cell>
          <table:table-cell office:value-type="float" office:value="6.76903805" calcext:value-type="float">
            <text:p>6.76903805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478077" calcext:value-type="float">
            <text:p>6.478077</text:p>
          </table:table-cell>
          <table:table-cell office:value-type="float" office:value="6.75849485" calcext:value-type="float">
            <text:p>6.75849485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.635684" calcext:value-type="float">
            <text:p>6.635684</text:p>
          </table:table-cell>
          <table:table-cell office:value-type="float" office:value="6.57580175" calcext:value-type="float">
            <text:p>6.57580175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712082" calcext:value-type="float">
            <text:p>6.712082</text:p>
          </table:table-cell>
          <table:table-cell office:value-type="float" office:value="6.59697735" calcext:value-type="float">
            <text:p>6.59697735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764017" calcext:value-type="float">
            <text:p>6.764017</text:p>
          </table:table-cell>
          <table:table-cell office:value-type="float" office:value="6.59994075" calcext:value-type="float">
            <text:p>6.59994075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841903" calcext:value-type="float">
            <text:p>6.841903</text:p>
          </table:table-cell>
          <table:table-cell office:value-type="float" office:value="6.6071318" calcext:value-type="float">
            <text:p>6.6071318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863113" calcext:value-type="float">
            <text:p>6.863113</text:p>
          </table:table-cell>
          <table:table-cell office:value-type="float" office:value="6.5892032" calcext:value-type="float">
            <text:p>6.5892032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.833843" calcext:value-type="float">
            <text:p>6.833843</text:p>
          </table:table-cell>
          <table:table-cell office:value-type="float" office:value="6.55288485" calcext:value-type="float">
            <text:p>6.55288485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.827825" calcext:value-type="float">
            <text:p>6.827825</text:p>
          </table:table-cell>
          <table:table-cell office:value-type="float" office:value="6.54144855" calcext:value-type="float">
            <text:p>6.54144855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824811" calcext:value-type="float">
            <text:p>6.824811</text:p>
          </table:table-cell>
          <table:table-cell office:value-type="float" office:value="6.54870775" calcext:value-type="float">
            <text:p>6.54870775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819404" calcext:value-type="float">
            <text:p>6.819404</text:p>
          </table:table-cell>
          <table:table-cell office:value-type="float" office:value="6.5522724" calcext:value-type="float">
            <text:p>6.5522724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.840535" calcext:value-type="float">
            <text:p>6.840535</text:p>
          </table:table-cell>
          <table:table-cell office:value-type="float" office:value="6.55268385" calcext:value-type="float">
            <text:p>6.55268385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.875504" calcext:value-type="float">
            <text:p>6.875504</text:p>
          </table:table-cell>
          <table:table-cell office:value-type="float" office:value="6.55409415" calcext:value-type="float">
            <text:p>6.55409415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.90335" calcext:value-type="float">
            <text:p>6.90335</text:p>
          </table:table-cell>
          <table:table-cell office:value-type="float" office:value="6.55335175" calcext:value-type="float">
            <text:p>6.55335175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.804131" calcext:value-type="float">
            <text:p>6.804131</text:p>
          </table:table-cell>
          <table:table-cell office:value-type="float" office:value="6.5468338" calcext:value-type="float">
            <text:p>6.5468338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.606873" calcext:value-type="float">
            <text:p>6.606873</text:p>
          </table:table-cell>
          <table:table-cell office:value-type="float" office:value="6.54379255" calcext:value-type="float">
            <text:p>6.54379255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.548452" calcext:value-type="float">
            <text:p>6.548452</text:p>
          </table:table-cell>
          <table:table-cell office:value-type="float" office:value="6.55480645" calcext:value-type="float">
            <text:p>6.55480645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.725224" calcext:value-type="float">
            <text:p>6.725224</text:p>
          </table:table-cell>
          <table:table-cell office:value-type="float" office:value="6.57021955" calcext:value-type="float">
            <text:p>6.57021955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.947278" calcext:value-type="float">
            <text:p>6.947278</text:p>
          </table:table-cell>
          <table:table-cell office:value-type="float" office:value="6.57261765" calcext:value-type="float">
            <text:p>6.57261765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.922498" calcext:value-type="float">
            <text:p>6.922498</text:p>
          </table:table-cell>
          <table:table-cell office:value-type="float" office:value="6.55749775" calcext:value-type="float">
            <text:p>6.55749775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395293" calcext:value-type="float">
            <text:p>6.395293</text:p>
          </table:table-cell>
          <table:table-cell office:value-type="float" office:value="6.54867825" calcext:value-type="float">
            <text:p>6.54867825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.824215" calcext:value-type="float">
            <text:p>2.824215</text:p>
          </table:table-cell>
          <table:table-cell office:value-type="float" office:value="6.5774782" calcext:value-type="float">
            <text:p>6.5774782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7.059196" calcext:value-type="float">
            <text:p>7.059196</text:p>
          </table:table-cell>
          <table:table-cell office:value-type="float" office:value="6.77268755" calcext:value-type="float">
            <text:p>6.77268755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.77135" calcext:value-type="float">
            <text:p>6.77135</text:p>
          </table:table-cell>
          <table:table-cell office:value-type="float" office:value="6.73743805" calcext:value-type="float">
            <text:p>6.73743805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907838" calcext:value-type="float">
            <text:p>6.907838</text:p>
          </table:table-cell>
          <table:table-cell office:value-type="float" office:value="6.71922465" calcext:value-type="float">
            <text:p>6.71922465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.483331" calcext:value-type="float">
            <text:p>6.483331</text:p>
          </table:table-cell>
          <table:table-cell office:value-type="float" office:value="6.68228515" calcext:value-type="float">
            <text:p>6.68228515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.136746" calcext:value-type="float">
            <text:p>6.136746</text:p>
          </table:table-cell>
          <table:table-cell office:value-type="float" office:value="6.7273428" calcext:value-type="float">
            <text:p>6.7273428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605117" calcext:value-type="float">
            <text:p>6.605117</text:p>
          </table:table-cell>
          <table:table-cell office:value-type="float" office:value="6.7611811" calcext:value-type="float">
            <text:p>6.7611811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.973009" calcext:value-type="float">
            <text:p>6.973009</text:p>
          </table:table-cell>
          <table:table-cell office:value-type="float" office:value="6.76449125" calcext:value-type="float">
            <text:p>6.76449125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.896104" calcext:value-type="float">
            <text:p>6.896104</text:p>
          </table:table-cell>
          <table:table-cell office:value-type="float" office:value="6.7510053" calcext:value-type="float">
            <text:p>6.7510053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.827633" calcext:value-type="float">
            <text:p>6.827633</text:p>
          </table:table-cell>
          <table:table-cell office:value-type="float" office:value="6.7397285" calcext:value-type="float">
            <text:p>6.7397285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868741" calcext:value-type="float">
            <text:p>6.868741</text:p>
          </table:table-cell>
          <table:table-cell office:value-type="float" office:value="6.72998925" calcext:value-type="float">
            <text:p>6.72998925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860656" calcext:value-type="float">
            <text:p>6.860656</text:p>
          </table:table-cell>
          <table:table-cell office:value-type="float" office:value="6.7231195" calcext:value-type="float">
            <text:p>6.7231195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.772991" calcext:value-type="float">
            <text:p>6.772991</text:p>
          </table:table-cell>
          <table:table-cell office:value-type="float" office:value="6.72162885" calcext:value-type="float">
            <text:p>6.72162885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.743306" calcext:value-type="float">
            <text:p>6.743306</text:p>
          </table:table-cell>
          <table:table-cell office:value-type="float" office:value="6.72635925" calcext:value-type="float">
            <text:p>6.72635925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827151" calcext:value-type="float">
            <text:p>6.827151</text:p>
          </table:table-cell>
          <table:table-cell office:value-type="float" office:value="6.7331351" calcext:value-type="float">
            <text:p>6.7331351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.856714" calcext:value-type="float">
            <text:p>6.856714</text:p>
          </table:table-cell>
          <table:table-cell office:value-type="float" office:value="6.7347166" calcext:value-type="float">
            <text:p>6.7347166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.773186" calcext:value-type="float">
            <text:p>6.773186</text:p>
          </table:table-cell>
          <table:table-cell office:value-type="float" office:value="6.73400625" calcext:value-type="float">
            <text:p>6.73400625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64488" calcext:value-type="float">
            <text:p>6.64488</text:p>
          </table:table-cell>
          <table:table-cell office:value-type="float" office:value="6.7372455" calcext:value-type="float">
            <text:p>6.7372455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.746108" calcext:value-type="float">
            <text:p>6.746108</text:p>
          </table:table-cell>
          <table:table-cell office:value-type="float" office:value="6.74716445" calcext:value-type="float">
            <text:p>6.74716445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.971292" calcext:value-type="float">
            <text:p>6.971292</text:p>
          </table:table-cell>
          <table:table-cell office:value-type="float" office:value="6.75226605" calcext:value-type="float">
            <text:p>6.75226605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.728402" calcext:value-type="float">
            <text:p>6.728402</text:p>
          </table:table-cell>
          <table:table-cell office:value-type="float" office:value="6.7433979" calcext:value-type="float">
            <text:p>6.7433979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354206" calcext:value-type="float">
            <text:p>6.354206</text:p>
          </table:table-cell>
          <table:table-cell office:value-type="float" office:value="6.74360905" calcext:value-type="float">
            <text:p>6.74360905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.407082" calcext:value-type="float">
            <text:p>6.407082</text:p>
          </table:table-cell>
          <table:table-cell office:value-type="float" office:value="6.76145305" calcext:value-type="float">
            <text:p>6.76145305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.169048" calcext:value-type="float">
            <text:p>6.169048</text:p>
          </table:table-cell>
          <table:table-cell office:value-type="float" office:value="6.7759971" calcext:value-type="float">
            <text:p>6.7759971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7.384484" calcext:value-type="float">
            <text:p>7.384484</text:p>
          </table:table-cell>
          <table:table-cell office:value-type="float" office:value="6.80316595" calcext:value-type="float">
            <text:p>6.80316595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813512" calcext:value-type="float">
            <text:p>6.813512</text:p>
          </table:table-cell>
          <table:table-cell office:value-type="float" office:value="6.76727475" calcext:value-type="float">
            <text:p>6.76727475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.67132" calcext:value-type="float">
            <text:p>6.67132</text:p>
          </table:table-cell>
          <table:table-cell office:value-type="float" office:value="6.7566053" calcext:value-type="float">
            <text:p>6.7566053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.70329" calcext:value-type="float">
            <text:p>6.70329</text:p>
          </table:table-cell>
          <table:table-cell office:value-type="float" office:value="6.75077225" calcext:value-type="float">
            <text:p>6.75077225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670568" calcext:value-type="float">
            <text:p>6.670568</text:p>
          </table:table-cell>
          <table:table-cell office:value-type="float" office:value="6.7506803" calcext:value-type="float">
            <text:p>6.7506803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.632848" calcext:value-type="float">
            <text:p>6.632848</text:p>
          </table:table-cell>
          <table:table-cell office:value-type="float" office:value="6.73682295" calcext:value-type="float">
            <text:p>6.73682295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.731346" calcext:value-type="float">
            <text:p>6.731346</text:p>
          </table:table-cell>
          <table:table-cell office:value-type="float" office:value="6.7227154" calcext:value-type="float">
            <text:p>6.7227154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.830843" calcext:value-type="float">
            <text:p>6.830843</text:p>
          </table:table-cell>
          <table:table-cell office:value-type="float" office:value="6.7227795" calcext:value-type="float">
            <text:p>6.7227795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867599" calcext:value-type="float">
            <text:p>6.867599</text:p>
          </table:table-cell>
          <table:table-cell office:value-type="float" office:value="6.7299038" calcext:value-type="float">
            <text:p>6.7299038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.878823" calcext:value-type="float">
            <text:p>6.878823</text:p>
          </table:table-cell>
          <table:table-cell office:value-type="float" office:value="6.723104" calcext:value-type="float">
            <text:p>6.723104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.858781" calcext:value-type="float">
            <text:p>6.858781</text:p>
          </table:table-cell>
          <table:table-cell office:value-type="float" office:value="6.71087615" calcext:value-type="float">
            <text:p>6.71087615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.842507" calcext:value-type="float">
            <text:p>6.842507</text:p>
          </table:table-cell>
          <table:table-cell office:value-type="float" office:value="6.7078636" calcext:value-type="float">
            <text:p>6.7078636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.837971" calcext:value-type="float">
            <text:p>6.837971</text:p>
          </table:table-cell>
          <table:table-cell office:value-type="float" office:value="6.7086116" calcext:value-type="float">
            <text:p>6.7086116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.843259" calcext:value-type="float">
            <text:p>6.843259</text:p>
          </table:table-cell>
          <table:table-cell office:value-type="float" office:value="6.70664975" calcext:value-type="float">
            <text:p>6.70664975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.84814" calcext:value-type="float">
            <text:p>6.84814</text:p>
          </table:table-cell>
          <table:table-cell office:value-type="float" office:value="6.7025519" calcext:value-type="float">
            <text:p>6.7025519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.793929" calcext:value-type="float">
            <text:p>6.793929</text:p>
          </table:table-cell>
          <table:table-cell office:value-type="float" office:value="6.6994726" calcext:value-type="float">
            <text:p>6.6994726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732625" calcext:value-type="float">
            <text:p>6.732625</text:p>
          </table:table-cell>
          <table:table-cell office:value-type="float" office:value="6.70299755" calcext:value-type="float">
            <text:p>6.70299755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711086" calcext:value-type="float">
            <text:p>6.711086</text:p>
          </table:table-cell>
          <table:table-cell office:value-type="float" office:value="6.71176015" calcext:value-type="float">
            <text:p>6.71176015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.697963" calcext:value-type="float">
            <text:p>6.697963</text:p>
          </table:table-cell>
          <table:table-cell office:value-type="float" office:value="6.71894745" calcext:value-type="float">
            <text:p>6.71894745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.712425" calcext:value-type="float">
            <text:p>6.712425</text:p>
          </table:table-cell>
          <table:table-cell office:value-type="float" office:value="6.7222028" calcext:value-type="float">
            <text:p>6.7222028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.66666" calcext:value-type="float">
            <text:p>6.66666</text:p>
          </table:table-cell>
          <table:table-cell office:value-type="float" office:value="6.72344125" calcext:value-type="float">
            <text:p>6.72344125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.600123" calcext:value-type="float">
            <text:p>6.600123</text:p>
          </table:table-cell>
          <table:table-cell office:value-type="float" office:value="6.72328665" calcext:value-type="float">
            <text:p>6.72328665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554659" calcext:value-type="float">
            <text:p>6.554659</text:p>
          </table:table-cell>
          <table:table-cell office:value-type="float" office:value="6.72073135" calcext:value-type="float">
            <text:p>6.72073135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.701451" calcext:value-type="float">
            <text:p>6.701451</text:p>
          </table:table-cell>
          <table:table-cell office:value-type="float" office:value="6.7279" calcext:value-type="float">
            <text:p>6.7279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.393421" calcext:value-type="float">
            <text:p>6.393421</text:p>
          </table:table-cell>
          <table:table-cell office:value-type="float" office:value="6.7353556" calcext:value-type="float">
            <text:p>6.7353556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.350697" calcext:value-type="float">
            <text:p>6.350697</text:p>
          </table:table-cell>
          <table:table-cell office:value-type="float" office:value="6.7470553" calcext:value-type="float">
            <text:p>6.7470553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732628" calcext:value-type="float">
            <text:p>6.732628</text:p>
          </table:table-cell>
          <table:table-cell office:value-type="float" office:value="6.72412305" calcext:value-type="float">
            <text:p>6.72412305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.973329" calcext:value-type="float">
            <text:p>6.973329</text:p>
          </table:table-cell>
          <table:table-cell office:value-type="float" office:value="6.7696677" calcext:value-type="float">
            <text:p>6.7696677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.731603" calcext:value-type="float">
            <text:p>6.731603</text:p>
          </table:table-cell>
          <table:table-cell office:value-type="float" office:value="6.73326315" calcext:value-type="float">
            <text:p>6.73326315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634266" calcext:value-type="float">
            <text:p>6.634266</text:p>
          </table:table-cell>
          <table:table-cell office:value-type="float" office:value="6.6966117" calcext:value-type="float">
            <text:p>6.6966117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.79853" calcext:value-type="float">
            <text:p>6.79853</text:p>
          </table:table-cell>
          <table:table-cell office:value-type="float" office:value="6.6845688" calcext:value-type="float">
            <text:p>6.6845688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.857467" calcext:value-type="float">
            <text:p>6.857467</text:p>
          </table:table-cell>
          <table:table-cell office:value-type="float" office:value="6.6904063" calcext:value-type="float">
            <text:p>6.6904063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.798734" calcext:value-type="float">
            <text:p>6.798734</text:p>
          </table:table-cell>
          <table:table-cell office:value-type="float" office:value="6.6978473" calcext:value-type="float">
            <text:p>6.6978473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.761302" calcext:value-type="float">
            <text:p>6.761302</text:p>
          </table:table-cell>
          <table:table-cell office:value-type="float" office:value="6.7031266" calcext:value-type="float">
            <text:p>6.7031266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.786554" calcext:value-type="float">
            <text:p>6.786554</text:p>
          </table:table-cell>
          <table:table-cell office:value-type="float" office:value="6.7068909" calcext:value-type="float">
            <text:p>6.7068909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.864428" calcext:value-type="float">
            <text:p>6.864428</text:p>
          </table:table-cell>
          <table:table-cell office:value-type="float" office:value="6.7081693" calcext:value-type="float">
            <text:p>6.7081693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.907877" calcext:value-type="float">
            <text:p>6.907877</text:p>
          </table:table-cell>
          <table:table-cell office:value-type="float" office:value="6.706828" calcext:value-type="float">
            <text:p>6.706828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.854832" calcext:value-type="float">
            <text:p>6.854832</text:p>
          </table:table-cell>
          <table:table-cell office:value-type="float" office:value="6.70492745" calcext:value-type="float">
            <text:p>6.70492745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.76307" calcext:value-type="float">
            <text:p>6.76307</text:p>
          </table:table-cell>
          <table:table-cell office:value-type="float" office:value="6.7046441" calcext:value-type="float">
            <text:p>6.7046441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.737194" calcext:value-type="float">
            <text:p>6.737194</text:p>
          </table:table-cell>
          <table:table-cell office:value-type="float" office:value="6.7078197" calcext:value-type="float">
            <text:p>6.7078197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.663568" calcext:value-type="float">
            <text:p>6.663568</text:p>
          </table:table-cell>
          <table:table-cell office:value-type="float" office:value="6.71374755" calcext:value-type="float">
            <text:p>6.71374755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.549017" calcext:value-type="float">
            <text:p>6.549017</text:p>
          </table:table-cell>
          <table:table-cell office:value-type="float" office:value="6.72291265" calcext:value-type="float">
            <text:p>6.72291265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.698032" calcext:value-type="float">
            <text:p>6.698032</text:p>
          </table:table-cell>
          <table:table-cell office:value-type="float" office:value="6.7350373" calcext:value-type="float">
            <text:p>6.7350373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.850563" calcext:value-type="float">
            <text:p>6.850563</text:p>
          </table:table-cell>
          <table:table-cell office:value-type="float" office:value="6.7396882" calcext:value-type="float">
            <text:p>6.7396882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.627415" calcext:value-type="float">
            <text:p>6.627415</text:p>
          </table:table-cell>
          <table:table-cell office:value-type="float" office:value="6.73569915" calcext:value-type="float">
            <text:p>6.73569915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5.892052" calcext:value-type="float">
            <text:p>5.892052</text:p>
          </table:table-cell>
          <table:table-cell office:value-type="float" office:value="6.73645285" calcext:value-type="float">
            <text:p>6.73645285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7.643521" calcext:value-type="float">
            <text:p>7.643521</text:p>
          </table:table-cell>
          <table:table-cell office:value-type="float" office:value="6.76947745" calcext:value-type="float">
            <text:p>6.76947745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.245238" calcext:value-type="float">
            <text:p>6.245238</text:p>
          </table:table-cell>
          <table:table-cell office:value-type="float" office:value="6.7166733" calcext:value-type="float">
            <text:p>6.7166733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5.998574" calcext:value-type="float">
            <text:p>5.998574</text:p>
          </table:table-cell>
          <table:table-cell office:value-type="float" office:value="6.7458893" calcext:value-type="float">
            <text:p>6.7458893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.393408" calcext:value-type="float">
            <text:p>6.393408</text:p>
          </table:table-cell>
          <table:table-cell office:value-type="float" office:value="6.82572575" calcext:value-type="float">
            <text:p>6.82572575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.91528" calcext:value-type="float">
            <text:p>6.91528</text:p>
          </table:table-cell>
          <table:table-cell office:value-type="float" office:value="6.8858205" calcext:value-type="float">
            <text:p>6.8858205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7.006287" calcext:value-type="float">
            <text:p>7.006287</text:p>
          </table:table-cell>
          <table:table-cell office:value-type="float" office:value="6.8723579" calcext:value-type="float">
            <text:p>6.8723579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.90432" calcext:value-type="float">
            <text:p>6.90432</text:p>
          </table:table-cell>
          <table:table-cell office:value-type="float" office:value="6.88015375" calcext:value-type="float">
            <text:p>6.88015375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.836588" calcext:value-type="float">
            <text:p>6.836588</text:p>
          </table:table-cell>
          <table:table-cell office:value-type="float" office:value="6.8755595" calcext:value-type="float">
            <text:p>6.8755595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.812122" calcext:value-type="float">
            <text:p>6.812122</text:p>
          </table:table-cell>
          <table:table-cell office:value-type="float" office:value="6.87007335" calcext:value-type="float">
            <text:p>6.87007335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.837602" calcext:value-type="float">
            <text:p>6.837602</text:p>
          </table:table-cell>
          <table:table-cell office:value-type="float" office:value="6.871149" calcext:value-type="float">
            <text:p>6.871149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.869866" calcext:value-type="float">
            <text:p>6.869866</text:p>
          </table:table-cell>
          <table:table-cell office:value-type="float" office:value="6.8636716" calcext:value-type="float">
            <text:p>6.8636716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.849165" calcext:value-type="float">
            <text:p>6.849165</text:p>
          </table:table-cell>
          <table:table-cell office:value-type="float" office:value="6.85272375" calcext:value-type="float">
            <text:p>6.85272375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.826582" calcext:value-type="float">
            <text:p>6.826582</text:p>
          </table:table-cell>
          <table:table-cell office:value-type="float" office:value="6.84829115" calcext:value-type="float">
            <text:p>6.84829115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.855751" calcext:value-type="float">
            <text:p>6.855751</text:p>
          </table:table-cell>
          <table:table-cell office:value-type="float" office:value="6.84571155" calcext:value-type="float">
            <text:p>6.84571155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.84687" calcext:value-type="float">
            <text:p>6.84687</text:p>
          </table:table-cell>
          <table:table-cell office:value-type="float" office:value="6.84349565" calcext:value-type="float">
            <text:p>6.84349565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.79151" calcext:value-type="float">
            <text:p>6.79151</text:p>
          </table:table-cell>
          <table:table-cell office:value-type="float" office:value="6.84509695" calcext:value-type="float">
            <text:p>6.84509695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.79105" calcext:value-type="float">
            <text:p>6.79105</text:p>
          </table:table-cell>
          <table:table-cell office:value-type="float" office:value="6.8498754" calcext:value-type="float">
            <text:p>6.8498754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.770782" calcext:value-type="float">
            <text:p>6.770782</text:p>
          </table:table-cell>
          <table:table-cell office:value-type="float" office:value="6.8529714737" calcext:value-type="float">
            <text:p>6.8529714737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.642489" calcext:value-type="float">
            <text:p>6.642489</text:p>
          </table:table-cell>
          <table:table-cell office:value-type="float" office:value="6.8575375556" calcext:value-type="float">
            <text:p>6.8575375556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.552544" calcext:value-type="float">
            <text:p>6.552544</text:p>
          </table:table-cell>
          <table:table-cell office:value-type="float" office:value="6.8701874706" calcext:value-type="float">
            <text:p>6.8701874706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.587438" calcext:value-type="float">
            <text:p>6.587438</text:p>
          </table:table-cell>
          <table:table-cell office:value-type="float" office:value="6.8900401875" calcext:value-type="float">
            <text:p>6.8900401875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.829558" calcext:value-type="float">
            <text:p>6.829558</text:p>
          </table:table-cell>
          <table:table-cell office:value-type="float" office:value="6.9102136667" calcext:value-type="float">
            <text:p>6.9102136667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7.595303" calcext:value-type="float">
            <text:p>7.595303</text:p>
          </table:table-cell>
          <table:table-cell office:value-type="float" office:value="6.9159747857" calcext:value-type="float">
            <text:p>6.9159747857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7.595303" calcext:value-type="float">
            <text:p>7.595303</text:p>
          </table:table-cell>
          <table:table-cell office:value-type="float" office:value="6.8637187692" calcext:value-type="float">
            <text:p>6.8637187692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.646028" calcext:value-type="float">
            <text:p>6.646028</text:p>
          </table:table-cell>
          <table:table-cell office:value-type="float" office:value="6.8027534167" calcext:value-type="float">
            <text:p>6.8027534167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7.162204" calcext:value-type="float">
            <text:p>7.162204</text:p>
          </table:table-cell>
          <table:table-cell office:value-type="float" office:value="6.8170011818" calcext:value-type="float">
            <text:p>6.8170011818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.812435" calcext:value-type="float">
            <text:p>6.812435</text:p>
          </table:table-cell>
          <table:table-cell office:value-type="float" office:value="6.7824809" calcext:value-type="float">
            <text:p>6.7824809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.726865" calcext:value-type="float">
            <text:p>6.726865</text:p>
          </table:table-cell>
          <table:table-cell office:value-type="float" office:value="6.7791526667" calcext:value-type="float">
            <text:p>6.7791526667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.833635" calcext:value-type="float">
            <text:p>6.833635</text:p>
          </table:table-cell>
          <table:table-cell office:value-type="float" office:value="6.785688625" calcext:value-type="float">
            <text:p>6.785688625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.688054" calcext:value-type="float">
            <text:p>6.688054</text:p>
          </table:table-cell>
          <table:table-cell office:value-type="float" office:value="6.7788391429" calcext:value-type="float">
            <text:p>6.7788391429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.650909" calcext:value-type="float">
            <text:p>6.650909</text:p>
          </table:table-cell>
          <table:table-cell office:value-type="float" office:value="6.79397" calcext:value-type="float">
            <text:p>6.79397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.760513" calcext:value-type="float">
            <text:p>6.760513</text:p>
          </table:table-cell>
          <table:table-cell office:value-type="float" office:value="6.8225822" calcext:value-type="float">
            <text:p>6.8225822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.77499" calcext:value-type="float">
            <text:p>6.77499</text:p>
          </table:table-cell>
          <table:table-cell office:value-type="float" office:value="6.8380995" calcext:value-type="float">
            <text:p>6.8380995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.811433" calcext:value-type="float">
            <text:p>6.811433</text:p>
          </table:table-cell>
          <table:table-cell office:value-type="float" office:value="6.859136" calcext:value-type="float">
            <text:p>6.859136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.878896" calcext:value-type="float">
            <text:p>6.878896</text:p>
          </table:table-cell>
          <table:table-cell office:value-type="float" office:value="6.8829875" calcext:value-type="float">
            <text:p>6.8829875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" office:value-type="float" office:value="6.887079" calcext:value-type="float">
            <text:p>6.88707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6">0000/00/00</text:date>, <text:time style:data-style-name="N2" text:time-value="03:11:54.193428645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6T03:12:07.154687667</dc:date>
    <meta:generator>LibreOffice/4.2.7.2$Linux_X86_64 LibreOffice_project/420m0$Build-2</meta:generator>
    <meta:editing-duration>P0D</meta:editing-duration>
    <meta:editing-cycles>1</meta:editing-cycles>
    <meta:document-statistic meta:table-count="1" meta:cell-count="3101" meta:object-count="0"/>
  </office:meta>
</office:document-meta>
</file>